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3.766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4.038cm"/>
    </style:style>
    <style:style style:name="co7" style:family="table-column">
      <style:table-column-properties fo:break-before="auto" style:column-width="2.62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.999cm" svg:height="8.999cm" svg:x="30.17cm" svg:y="4.615cm">
            <draw:object draw:notify-on-update-of-ranges="Planilha1.A1:Planilha1.A1 Planilha1.A2:Planilha1.A219 Planilha1.B1:Planilha1.B1 Planilha1.B2:Planilha1.B2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cota (m)</text:p>
          </table:table-cell>
          <table:table-cell table:style-name="ce1" office:value-type="string" calcext:value-type="string">
            <text:p>Vazao (m3/s)</text:p>
          </table:table-cell>
          <table:table-cell table:style-name="ce1" office:value-type="string" calcext:value-type="string">
            <text:p>ln(h- h0)</text:p>
          </table:table-cell>
          <table:table-cell table:style-name="ce1" office:value-type="string" calcext:value-type="string">
            <text:p>ln(Q)</text:p>
          </table:table-cell>
          <table:table-cell table:style-name="ce1" office:value-type="string" calcext:value-type="string">
            <text:p>X * Y</text:p>
          </table:table-cell>
          <table:table-cell table:style-name="ce1" office:value-type="string" calcext:value-type="string">
            <text:p>X²</text:p>
          </table:table-cell>
          <table:table-cell table:style-name="ce1" office:value-type="string" calcext:value-type="string">
            <text:p>Q estimada</text:p>
          </table:table-cell>
          <table:table-cell table:style-name="ce1" office:value-type="string" calcext:value-type="string">
            <text:p>ln(Q) estimada</text:p>
          </table:table-cell>
          <table:table-cell table:style-name="ce1" office:value-type="string" calcext:value-type="string">
            <text:p>Erro²</text:p>
          </table:table-cell>
          <table:table-cell table:number-columns-repeated="7"/>
        </table:table-row>
        <table:table-row table:style-name="ro2">
          <table:table-cell office:value-type="float" office:value="0.35" calcext:value-type="float">
            <text:p>0,35</text:p>
          </table:table-cell>
          <table:table-cell office:value-type="float" office:value="214.642" calcext:value-type="float">
            <text:p>214,642</text:p>
          </table:table-cell>
          <table:table-cell table:formula="of:=LN([.A2]-[.$L$4])" office:value-type="float" office:value="-6.90775527898214" calcext:value-type="float">
            <text:p>-6,90775527898214</text:p>
          </table:table-cell>
          <table:table-cell table:formula="of:=LN([.B2])" office:value-type="float" office:value="5.36897152400165" calcext:value-type="float">
            <text:p>5,36897152400165</text:p>
          </table:table-cell>
          <table:table-cell table:formula="of:=[.C2]*[.D2]" office:value-type="float" office:value="-37.0875413876272" calcext:value-type="float">
            <text:p>-37,0875413876272</text:p>
          </table:table-cell>
          <table:table-cell table:formula="of:=[.C2]^2" office:value-type="float" office:value="47.7170829943056" calcext:value-type="float">
            <text:p>47,7170829943056</text:p>
          </table:table-cell>
          <table:table-cell table:formula="of:=[.$L$6] * ([.A2] - [.$L$4])^[.$L$5]" office:value-type="float" office:value="104362.400936512" calcext:value-type="float">
            <text:p>104362,400936512</text:p>
          </table:table-cell>
          <table:table-cell table:number-columns-repeated="9"/>
        </table:table-row>
        <table:table-row table:style-name="ro2">
          <table:table-cell office:value-type="float" office:value="0.38" calcext:value-type="float">
            <text:p>0,38</text:p>
          </table:table-cell>
          <table:table-cell office:value-type="float" office:value="264" calcext:value-type="float">
            <text:p>264</text:p>
          </table:table-cell>
          <table:table-cell table:formula="of:=LN([.A3]-[.$L$4])" office:value-type="float" office:value="-3.47376807449699" calcext:value-type="float">
            <text:p>-3,47376807449699</text:p>
          </table:table-cell>
          <table:table-cell table:formula="of:=LN([.B3])" office:value-type="float" office:value="5.57594910314632" calcext:value-type="float">
            <text:p>5,57594910314632</text:p>
          </table:table-cell>
          <table:table-cell table:formula="of:=[.C3]*[.D3]" office:value-type="float" office:value="-19.3695539795298" calcext:value-type="float">
            <text:p>-19,3695539795298</text:p>
          </table:table-cell>
          <table:table-cell table:formula="of:=[.C3]^2" office:value-type="float" office:value="12.0670646353945" calcext:value-type="float">
            <text:p>12,0670646353945</text:p>
          </table:table-cell>
          <table:table-cell table:number-columns-repeated="4"/>
          <table:table-cell table:style-name="ce3" office:value-type="string" calcext:value-type="string">
            <text:p>N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table:style-name="ce3" office:value-type="string" calcext:value-type="string">
            <text:p>Soma X</text:p>
          </table:table-cell>
          <table:table-cell table:formula="of:=SUM([.C2:.C219])" office:value-type="float" office:value="-109.273866840911" calcext:value-type="float">
            <text:p>-109,273866840911</text:p>
          </table:table-cell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240" calcext:value-type="float">
            <text:p>240</text:p>
          </table:table-cell>
          <table:table-cell table:formula="of:=LN([.A4]-[.$L$4])" office:value-type="float" office:value="-2.97592964625781" calcext:value-type="float">
            <text:p>-2,97592964625781</text:p>
          </table:table-cell>
          <table:table-cell table:formula="of:=LN([.B4])" office:value-type="float" office:value="5.48063892334199" calcext:value-type="float">
            <text:p>5,48063892334199</text:p>
          </table:table-cell>
          <table:table-cell table:formula="of:=[.C4]*[.D4]" office:value-type="float" office:value="-16.3099958524079" calcext:value-type="float">
            <text:p>-16,3099958524079</text:p>
          </table:table-cell>
          <table:table-cell table:formula="of:=[.C4]^2" office:value-type="float" office:value="8.85615725947614" calcext:value-type="float">
            <text:p>8,85615725947614</text:p>
          </table:table-cell>
          <table:table-cell table:number-columns-repeated="4"/>
          <table:table-cell table:style-name="ce3" office:value-type="string" calcext:value-type="string">
            <text:p>h0</text:p>
          </table:table-cell>
          <table:table-cell office:value-type="float" office:value="0.349" calcext:value-type="float">
            <text:p>0,349</text:p>
          </table:table-cell>
          <table:table-cell table:number-columns-repeated="2"/>
          <table:table-cell table:style-name="ce3" office:value-type="string" calcext:value-type="string">
            <text:p>Soma Y</text:p>
          </table:table-cell>
          <table:table-cell table:formula="of:=SUM([.D2:.D219])" office:value-type="float" office:value="1363.06679753371" calcext:value-type="float">
            <text:p>1363,06679753371</text:p>
          </table:table-cell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263" calcext:value-type="float">
            <text:p>263</text:p>
          </table:table-cell>
          <table:table-cell table:formula="of:=LN([.A5]-[.$L$4])" office:value-type="float" office:value="-2.97592964625781" calcext:value-type="float">
            <text:p>-2,97592964625781</text:p>
          </table:table-cell>
          <table:table-cell table:formula="of:=LN([.B5])" office:value-type="float" office:value="5.57215403217777" calcext:value-type="float">
            <text:p>5,57215403217777</text:p>
          </table:table-cell>
          <table:table-cell table:formula="of:=[.C5]*[.D5]" office:value-type="float" office:value="-16.5823383778728" calcext:value-type="float">
            <text:p>-16,5823383778728</text:p>
          </table:table-cell>
          <table:table-cell table:formula="of:=[.C5]^2" office:value-type="float" office:value="8.85615725947614" calcext:value-type="float">
            <text:p>8,85615725947614</text:p>
          </table:table-cell>
          <table:table-cell table:number-columns-repeated="4"/>
          <table:table-cell table:style-name="ce3" office:value-type="string" calcext:value-type="string">
            <text:p>b</text:p>
          </table:table-cell>
          <table:table-cell table:formula="of:=(([.$L$3]*[.$P$5])-([.$P$3]*[.$P$4])) / ([.$P$6] - ([.$P$3]^2))" office:value-type="float" office:value="-0.827757055621582" calcext:value-type="float">
            <text:p>-0,827757055621582</text:p>
          </table:table-cell>
          <table:table-cell table:number-columns-repeated="2"/>
          <table:table-cell table:style-name="ce3" office:value-type="string" calcext:value-type="string">
            <text:p>Soma X*Y</text:p>
          </table:table-cell>
          <table:table-cell table:formula="of:=SUM([.E2:.E219])" office:value-type="float" office:value="-638.682854046549" calcext:value-type="float">
            <text:p>-638,682854046549</text:p>
          </table:table-cell>
        </table:table-row>
        <table:table-row table:style-name="ro2">
          <table:table-cell office:value-type="float" office:value="0.41" calcext:value-type="float">
            <text:p>0,41</text:p>
          </table:table-cell>
          <table:table-cell office:value-type="float" office:value="250" calcext:value-type="float">
            <text:p>250</text:p>
          </table:table-cell>
          <table:table-cell table:formula="of:=LN([.A6]-[.$L$4])" office:value-type="float" office:value="-2.79688141480883" calcext:value-type="float">
            <text:p>-2,79688141480883</text:p>
          </table:table-cell>
          <table:table-cell table:formula="of:=LN([.B6])" office:value-type="float" office:value="5.52146091786225" calcext:value-type="float">
            <text:p>5,52146091786225</text:p>
          </table:table-cell>
          <table:table-cell table:formula="of:=[.C6]*[.D6]" office:value-type="float" office:value="-15.4428714237622" calcext:value-type="float">
            <text:p>-15,4428714237622</text:p>
          </table:table-cell>
          <table:table-cell table:formula="of:=[.C6]^2" office:value-type="float" office:value="7.82254564850302" calcext:value-type="float">
            <text:p>7,82254564850302</text:p>
          </table:table-cell>
          <table:table-cell table:number-columns-repeated="4"/>
          <table:table-cell table:style-name="ce3" office:value-type="string" calcext:value-type="string">
            <text:p>a</text:p>
          </table:table-cell>
          <table:table-cell table:formula="of:=EXP([.$P$8] - ([.$L$5] * [.$P$7]))" office:value-type="float" office:value="342.983237116821" calcext:value-type="float">
            <text:p>342,983237116821</text:p>
          </table:table-cell>
          <table:table-cell table:number-columns-repeated="2"/>
          <table:table-cell table:style-name="ce3" office:value-type="string" calcext:value-type="string">
            <text:p>Soma X²</text:p>
          </table:table-cell>
          <table:table-cell table:formula="of:=SUM([.F2:.F219])" office:value-type="float" office:value="204.58378448614" calcext:value-type="float">
            <text:p>204,58378448614</text:p>
          </table:table-cell>
        </table:table-row>
        <table:table-row table:style-name="ro2">
          <table:table-cell office:value-type="float" office:value="0.42" calcext:value-type="float">
            <text:p>0,42</text:p>
          </table:table-cell>
          <table:table-cell office:value-type="float" office:value="273" calcext:value-type="float">
            <text:p>273</text:p>
          </table:table-cell>
          <table:table-cell table:formula="of:=LN([.A7]-[.$L$4])" office:value-type="float" office:value="-2.64507540194082" calcext:value-type="float">
            <text:p>-2,64507540194082</text:p>
          </table:table-cell>
          <table:table-cell table:formula="of:=LN([.B7])" office:value-type="float" office:value="5.60947179518496" calcext:value-type="float">
            <text:p>5,60947179518496</text:p>
          </table:table-cell>
          <table:table-cell table:formula="of:=[.C7]*[.D7]" office:value-type="float" office:value="-14.8374758633246" calcext:value-type="float">
            <text:p>-14,8374758633246</text:p>
          </table:table-cell>
          <table:table-cell table:formula="of:=[.C7]^2" office:value-type="float" office:value="6.9964238819524" calcext:value-type="float">
            <text:p>6,9964238819524</text:p>
          </table:table-cell>
          <table:table-cell table:number-columns-repeated="8"/>
          <table:table-cell table:style-name="ce3" office:value-type="string" calcext:value-type="string">
            <text:p>X Médio</text:p>
          </table:table-cell>
          <table:table-cell table:formula="of:=AVERAGE([.C2:.C219])" office:value-type="float" office:value="-0.501256269912434" calcext:value-type="float">
            <text:p>-0,501256269912434</text:p>
          </table:table-cell>
        </table:table-row>
        <table:table-row table:style-name="ro2">
          <table:table-cell office:value-type="float" office:value="0.42" calcext:value-type="float">
            <text:p>0,42</text:p>
          </table:table-cell>
          <table:table-cell office:value-type="float" office:value="273" calcext:value-type="float">
            <text:p>273</text:p>
          </table:table-cell>
          <table:table-cell table:formula="of:=LN([.A8]-[.$L$4])" office:value-type="float" office:value="-2.64507540194082" calcext:value-type="float">
            <text:p>-2,64507540194082</text:p>
          </table:table-cell>
          <table:table-cell table:formula="of:=LN([.B8])" office:value-type="float" office:value="5.60947179518496" calcext:value-type="float">
            <text:p>5,60947179518496</text:p>
          </table:table-cell>
          <table:table-cell table:formula="of:=[.C8]*[.D8]" office:value-type="float" office:value="-14.8374758633246" calcext:value-type="float">
            <text:p>-14,8374758633246</text:p>
          </table:table-cell>
          <table:table-cell table:formula="of:=[.C8]^2" office:value-type="float" office:value="6.9964238819524" calcext:value-type="float">
            <text:p>6,9964238819524</text:p>
          </table:table-cell>
          <table:table-cell table:number-columns-repeated="8"/>
          <table:table-cell table:style-name="ce3" office:value-type="string" calcext:value-type="string">
            <text:p>Y Médio</text:p>
          </table:table-cell>
          <table:table-cell table:formula="of:=AVERAGE([.D2:.D219])" office:value-type="float" office:value="6.25259998868674" calcext:value-type="float">
            <text:p>6,25259998868674</text:p>
          </table:table-cell>
        </table:table-row>
        <table:table-row table:style-name="ro2">
          <table:table-cell office:value-type="float" office:value="0.44" calcext:value-type="float">
            <text:p>0,44</text:p>
          </table:table-cell>
          <table:table-cell office:value-type="float" office:value="387" calcext:value-type="float">
            <text:p>387</text:p>
          </table:table-cell>
          <table:table-cell table:formula="of:=LN([.A9]-[.$L$4])" office:value-type="float" office:value="-2.39689577246529" calcext:value-type="float">
            <text:p>-2,39689577246529</text:p>
          </table:table-cell>
          <table:table-cell table:formula="of:=LN([.B9])" office:value-type="float" office:value="5.95842469302978" calcext:value-type="float">
            <text:p>5,95842469302978</text:p>
          </table:table-cell>
          <table:table-cell table:formula="of:=[.C9]*[.D9]" office:value-type="float" office:value="-14.2817229572759" calcext:value-type="float">
            <text:p>-14,2817229572759</text:p>
          </table:table-cell>
          <table:table-cell table:formula="of:=[.C9]^2" office:value-type="float" office:value="5.74510934406196" calcext:value-type="float">
            <text:p>5,74510934406196</text:p>
          </table:table-cell>
          <table:table-cell table:number-columns-repeated="10"/>
        </table:table-row>
        <table:table-row table:style-name="ro2">
          <table:table-cell office:value-type="float" office:value="0.48" calcext:value-type="float">
            <text:p>0,48</text:p>
          </table:table-cell>
          <table:table-cell office:value-type="float" office:value="350" calcext:value-type="float">
            <text:p>350</text:p>
          </table:table-cell>
          <table:table-cell table:formula="of:=LN([.A10]-[.$L$4])" office:value-type="float" office:value="-2.03255795578099" calcext:value-type="float">
            <text:p>-2,03255795578099</text:p>
          </table:table-cell>
          <table:table-cell table:formula="of:=LN([.B10])" office:value-type="float" office:value="5.85793315448346" calcext:value-type="float">
            <text:p>5,85793315448346</text:p>
          </table:table-cell>
          <table:table-cell table:formula="of:=[.C10]*[.D10]" office:value-type="float" office:value="-11.9065886375786" calcext:value-type="float">
            <text:p>-11,9065886375786</text:p>
          </table:table-cell>
          <table:table-cell table:formula="of:=[.C10]^2" office:value-type="float" office:value="4.13129184360858" calcext:value-type="float">
            <text:p>4,13129184360858</text:p>
          </table:table-cell>
          <table:table-cell table:number-columns-repeated="10"/>
        </table:table-row>
        <table:table-row table:style-name="ro2">
          <table:table-cell office:value-type="float" office:value="0.48" calcext:value-type="float">
            <text:p>0,48</text:p>
          </table:table-cell>
          <table:table-cell office:value-type="float" office:value="386" calcext:value-type="float">
            <text:p>386</text:p>
          </table:table-cell>
          <table:table-cell table:formula="of:=LN([.A11]-[.$L$4])" office:value-type="float" office:value="-2.03255795578099" calcext:value-type="float">
            <text:p>-2,03255795578099</text:p>
          </table:table-cell>
          <table:table-cell table:formula="of:=LN([.B11])" office:value-type="float" office:value="5.95583736946483" calcext:value-type="float">
            <text:p>5,95583736946483</text:p>
          </table:table-cell>
          <table:table-cell table:formula="of:=[.C11]*[.D11]" office:value-type="float" office:value="-12.1055846286434" calcext:value-type="float">
            <text:p>-12,1055846286434</text:p>
          </table:table-cell>
          <table:table-cell table:formula="of:=[.C11]^2" office:value-type="float" office:value="4.13129184360858" calcext:value-type="float">
            <text:p>4,13129184360858</text:p>
          </table:table-cell>
          <table:table-cell table:number-columns-repeated="10"/>
        </table:table-row>
        <table:table-row table:style-name="ro2">
          <table:table-cell office:value-type="float" office:value="0.48" calcext:value-type="float">
            <text:p>0,48</text:p>
          </table:table-cell>
          <table:table-cell office:value-type="float" office:value="306" calcext:value-type="float">
            <text:p>306</text:p>
          </table:table-cell>
          <table:table-cell table:formula="of:=LN([.A12]-[.$L$4])" office:value-type="float" office:value="-2.03255795578099" calcext:value-type="float">
            <text:p>-2,03255795578099</text:p>
          </table:table-cell>
          <table:table-cell table:formula="of:=LN([.B12])" office:value-type="float" office:value="5.72358510195238" calcext:value-type="float">
            <text:p>5,72358510195238</text:p>
          </table:table-cell>
          <table:table-cell table:formula="of:=[.C12]*[.D12]" office:value-type="float" office:value="-11.6335184345628" calcext:value-type="float">
            <text:p>-11,6335184345628</text:p>
          </table:table-cell>
          <table:table-cell table:formula="of:=[.C12]^2" office:value-type="float" office:value="4.13129184360858" calcext:value-type="float">
            <text:p>4,13129184360858</text:p>
          </table:table-cell>
          <table:table-cell table:number-columns-repeated="10"/>
        </table:table-row>
        <table:table-row table:style-name="ro2">
          <table:table-cell office:value-type="float" office:value="0.48" calcext:value-type="float">
            <text:p>0,48</text:p>
          </table:table-cell>
          <table:table-cell office:value-type="float" office:value="356" calcext:value-type="float">
            <text:p>356</text:p>
          </table:table-cell>
          <table:table-cell table:formula="of:=LN([.A13]-[.$L$4])" office:value-type="float" office:value="-2.03255795578099" calcext:value-type="float">
            <text:p>-2,03255795578099</text:p>
          </table:table-cell>
          <table:table-cell table:formula="of:=LN([.B13])" office:value-type="float" office:value="5.87493073085203" calcext:value-type="float">
            <text:p>5,87493073085203</text:p>
          </table:table-cell>
          <table:table-cell table:formula="of:=[.C13]*[.D13]" office:value-type="float" office:value="-11.9411371966555" calcext:value-type="float">
            <text:p>-11,9411371966555</text:p>
          </table:table-cell>
          <table:table-cell table:formula="of:=[.C13]^2" office:value-type="float" office:value="4.13129184360858" calcext:value-type="float">
            <text:p>4,13129184360858</text:p>
          </table:table-cell>
          <table:table-cell table:number-columns-repeated="10"/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302" calcext:value-type="float">
            <text:p>302</text:p>
          </table:table-cell>
          <table:table-cell table:formula="of:=LN([.A14]-[.$L$4])" office:value-type="float" office:value="-1.89047544216721" calcext:value-type="float">
            <text:p>-1,89047544216721</text:p>
          </table:table-cell>
          <table:table-cell table:formula="of:=LN([.B14])" office:value-type="float" office:value="5.71042701737487" calcext:value-type="float">
            <text:p>5,71042701737487</text:p>
          </table:table-cell>
          <table:table-cell table:formula="of:=[.C14]*[.D14]" office:value-type="float" office:value="-10.7954220406354" calcext:value-type="float">
            <text:p>-10,7954220406354</text:p>
          </table:table-cell>
          <table:table-cell table:formula="of:=[.C14]^2" office:value-type="float" office:value="3.57389739743732" calcext:value-type="float">
            <text:p>3,57389739743732</text:p>
          </table:table-cell>
          <table:table-cell table:number-columns-repeated="10"/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341" calcext:value-type="float">
            <text:p>341</text:p>
          </table:table-cell>
          <table:table-cell table:formula="of:=LN([.A15]-[.$L$4])" office:value-type="float" office:value="-1.89047544216721" calcext:value-type="float">
            <text:p>-1,89047544216721</text:p>
          </table:table-cell>
          <table:table-cell table:formula="of:=LN([.B15])" office:value-type="float" office:value="5.83188247728352" calcext:value-type="float">
            <text:p>5,83188247728352</text:p>
          </table:table-cell>
          <table:table-cell table:formula="of:=[.C15]*[.D15]" office:value-type="float" office:value="-11.0250306049098" calcext:value-type="float">
            <text:p>-11,0250306049098</text:p>
          </table:table-cell>
          <table:table-cell table:formula="of:=[.C15]^2" office:value-type="float" office:value="3.57389739743732" calcext:value-type="float">
            <text:p>3,57389739743732</text:p>
          </table:table-cell>
          <table:table-cell table:number-columns-repeated="10"/>
        </table:table-row>
        <table:table-row table:style-name="ro2">
          <table:table-cell office:value-type="float" office:value="0.51" calcext:value-type="float">
            <text:p>0,51</text:p>
          </table:table-cell>
          <table:table-cell office:value-type="float" office:value="383" calcext:value-type="float">
            <text:p>383</text:p>
          </table:table-cell>
          <table:table-cell table:formula="of:=LN([.A16]-[.$L$4])" office:value-type="float" office:value="-1.82635091399767" calcext:value-type="float">
            <text:p>-1,82635091399767</text:p>
          </table:table-cell>
          <table:table-cell table:formula="of:=LN([.B16])" office:value-type="float" office:value="5.94803498918065" calcext:value-type="float">
            <text:p>5,94803498918065</text:p>
          </table:table-cell>
          <table:table-cell table:formula="of:=[.C16]*[.D16]" office:value-type="float" office:value="-10.8631991389802" calcext:value-type="float">
            <text:p>-10,8631991389802</text:p>
          </table:table-cell>
          <table:table-cell table:formula="of:=[.C16]^2" office:value-type="float" office:value="3.33555766106014" calcext:value-type="float">
            <text:p>3,33555766106014</text:p>
          </table:table-cell>
          <table:table-cell table:number-columns-repeated="10"/>
        </table:table-row>
        <table:table-row table:style-name="ro2">
          <table:table-cell office:value-type="float" office:value="0.58" calcext:value-type="float">
            <text:p>0,58</text:p>
          </table:table-cell>
          <table:table-cell office:value-type="float" office:value="386" calcext:value-type="float">
            <text:p>386</text:p>
          </table:table-cell>
          <table:table-cell table:formula="of:=LN([.A17]-[.$L$4])" office:value-type="float" office:value="-1.46533756846034" calcext:value-type="float">
            <text:p>-1,46533756846034</text:p>
          </table:table-cell>
          <table:table-cell table:formula="of:=LN([.B17])" office:value-type="float" office:value="5.95583736946483" calcext:value-type="float">
            <text:p>5,95583736946483</text:p>
          </table:table-cell>
          <table:table-cell table:formula="of:=[.C17]*[.D17]" office:value-type="float" office:value="-8.72731224911684" calcext:value-type="float">
            <text:p>-8,72731224911684</text:p>
          </table:table-cell>
          <table:table-cell table:formula="of:=[.C17]^2" office:value-type="float" office:value="2.14721418954127" calcext:value-type="float">
            <text:p>2,14721418954127</text:p>
          </table:table-cell>
          <table:table-cell table:number-columns-repeated="10"/>
        </table:table-row>
        <table:table-row table:style-name="ro2">
          <table:table-cell office:value-type="float" office:value="0.58" calcext:value-type="float">
            <text:p>0,58</text:p>
          </table:table-cell>
          <table:table-cell office:value-type="float" office:value="274" calcext:value-type="float">
            <text:p>274</text:p>
          </table:table-cell>
          <table:table-cell table:formula="of:=LN([.A18]-[.$L$4])" office:value-type="float" office:value="-1.46533756846034" calcext:value-type="float">
            <text:p>-1,46533756846034</text:p>
          </table:table-cell>
          <table:table-cell table:formula="of:=LN([.B18])" office:value-type="float" office:value="5.61312810638807" calcext:value-type="float">
            <text:p>5,61312810638807</text:p>
          </table:table-cell>
          <table:table-cell table:formula="of:=[.C18]*[.D18]" office:value-type="float" office:value="-8.22512749087111" calcext:value-type="float">
            <text:p>-8,22512749087111</text:p>
          </table:table-cell>
          <table:table-cell table:formula="of:=[.C18]^2" office:value-type="float" office:value="2.14721418954127" calcext:value-type="float">
            <text:p>2,14721418954127</text:p>
          </table:table-cell>
          <table:table-cell table:number-columns-repeated="10"/>
        </table:table-row>
        <table:table-row table:style-name="ro2">
          <table:table-cell office:value-type="float" office:value="0.6" calcext:value-type="float">
            <text:p>0,6</text:p>
          </table:table-cell>
          <table:table-cell office:value-type="float" office:value="318" calcext:value-type="float">
            <text:p>318</text:p>
          </table:table-cell>
          <table:table-cell table:formula="of:=LN([.A19]-[.$L$4])" office:value-type="float" office:value="-1.38230233985035" calcext:value-type="float">
            <text:p>-1,38230233985035</text:p>
          </table:table-cell>
          <table:table-cell table:formula="of:=LN([.B19])" office:value-type="float" office:value="5.76205138278018" calcext:value-type="float">
            <text:p>5,76205138278018</text:p>
          </table:table-cell>
          <table:table-cell table:formula="of:=[.C19]*[.D19]" office:value-type="float" office:value="-7.964897108755" calcext:value-type="float">
            <text:p>-7,964897108755</text:p>
          </table:table-cell>
          <table:table-cell table:formula="of:=[.C19]^2" office:value-type="float" office:value="1.91075975875576" calcext:value-type="float">
            <text:p>1,91075975875576</text:p>
          </table:table-cell>
          <table:table-cell table:number-columns-repeated="10"/>
        </table:table-row>
        <table:table-row table:style-name="ro2">
          <table:table-cell office:value-type="float" office:value="0.6" calcext:value-type="float">
            <text:p>0,6</text:p>
          </table:table-cell>
          <table:table-cell office:value-type="float" office:value="318" calcext:value-type="float">
            <text:p>318</text:p>
          </table:table-cell>
          <table:table-cell table:formula="of:=LN([.A20]-[.$L$4])" office:value-type="float" office:value="-1.38230233985035" calcext:value-type="float">
            <text:p>-1,38230233985035</text:p>
          </table:table-cell>
          <table:table-cell table:formula="of:=LN([.B20])" office:value-type="float" office:value="5.76205138278018" calcext:value-type="float">
            <text:p>5,76205138278018</text:p>
          </table:table-cell>
          <table:table-cell table:formula="of:=[.C20]*[.D20]" office:value-type="float" office:value="-7.964897108755" calcext:value-type="float">
            <text:p>-7,964897108755</text:p>
          </table:table-cell>
          <table:table-cell table:formula="of:=[.C20]^2" office:value-type="float" office:value="1.91075975875576" calcext:value-type="float">
            <text:p>1,91075975875576</text:p>
          </table:table-cell>
          <table:table-cell table:number-columns-repeated="10"/>
        </table:table-row>
        <table:table-row table:style-name="ro2">
          <table:table-cell office:value-type="float" office:value="0.61" calcext:value-type="float">
            <text:p>0,61</text:p>
          </table:table-cell>
          <table:table-cell office:value-type="float" office:value="363" calcext:value-type="float">
            <text:p>363</text:p>
          </table:table-cell>
          <table:table-cell table:formula="of:=LN([.A21]-[.$L$4])" office:value-type="float" office:value="-1.34323487165944" calcext:value-type="float">
            <text:p>-1,34323487165944</text:p>
          </table:table-cell>
          <table:table-cell table:formula="of:=LN([.B21])" office:value-type="float" office:value="5.89440283426485" calcext:value-type="float">
            <text:p>5,89440283426485</text:p>
          </table:table-cell>
          <table:table-cell table:formula="of:=[.C21]*[.D21]" office:value-type="float" office:value="-7.91756743459281" calcext:value-type="float">
            <text:p>-7,91756743459281</text:p>
          </table:table-cell>
          <table:table-cell table:formula="of:=[.C21]^2" office:value-type="float" office:value="1.80427992044196" calcext:value-type="float">
            <text:p>1,80427992044196</text:p>
          </table:table-cell>
          <table:table-cell table:number-columns-repeated="10"/>
        </table:table-row>
        <table:table-row table:style-name="ro2">
          <table:table-cell office:value-type="float" office:value="0.62" calcext:value-type="float">
            <text:p>0,62</text:p>
          </table:table-cell>
          <table:table-cell office:value-type="float" office:value="383" calcext:value-type="float">
            <text:p>383</text:p>
          </table:table-cell>
          <table:table-cell table:formula="of:=LN([.A22]-[.$L$4])" office:value-type="float" office:value="-1.30563645810244" calcext:value-type="float">
            <text:p>-1,30563645810244</text:p>
          </table:table-cell>
          <table:table-cell table:formula="of:=LN([.B22])" office:value-type="float" office:value="5.94803498918065" calcext:value-type="float">
            <text:p>5,94803498918065</text:p>
          </table:table-cell>
          <table:table-cell table:formula="of:=[.C22]*[.D22]" office:value-type="float" office:value="-7.76597133594318" calcext:value-type="float">
            <text:p>-7,76597133594318</text:p>
          </table:table-cell>
          <table:table-cell table:formula="of:=[.C22]^2" office:value-type="float" office:value="1.70468656072627" calcext:value-type="float">
            <text:p>1,70468656072627</text:p>
          </table:table-cell>
          <table:table-cell table:number-columns-repeated="10"/>
        </table:table-row>
        <table:table-row table:style-name="ro2">
          <table:table-cell office:value-type="float" office:value="0.63" calcext:value-type="float">
            <text:p>0,63</text:p>
          </table:table-cell>
          <table:table-cell office:value-type="float" office:value="390" calcext:value-type="float">
            <text:p>390</text:p>
          </table:table-cell>
          <table:table-cell table:formula="of:=LN([.A23]-[.$L$4])" office:value-type="float" office:value="-1.26940060964839" calcext:value-type="float">
            <text:p>-1,26940060964839</text:p>
          </table:table-cell>
          <table:table-cell table:formula="of:=LN([.B23])" office:value-type="float" office:value="5.96614673912369" calcext:value-type="float">
            <text:p>5,96614673912369</text:p>
          </table:table-cell>
          <table:table-cell table:formula="of:=[.C23]*[.D23]" office:value-type="float" office:value="-7.57343030789538" calcext:value-type="float">
            <text:p>-7,57343030789538</text:p>
          </table:table-cell>
          <table:table-cell table:formula="of:=[.C23]^2" office:value-type="float" office:value="1.61137790777571" calcext:value-type="float">
            <text:p>1,61137790777571</text:p>
          </table:table-cell>
          <table:table-cell table:number-columns-repeated="10"/>
        </table:table-row>
        <table:table-row table:style-name="ro2">
          <table:table-cell office:value-type="float" office:value="0.63" calcext:value-type="float">
            <text:p>0,63</text:p>
          </table:table-cell>
          <table:table-cell office:value-type="float" office:value="356" calcext:value-type="float">
            <text:p>356</text:p>
          </table:table-cell>
          <table:table-cell table:formula="of:=LN([.A24]-[.$L$4])" office:value-type="float" office:value="-1.26940060964839" calcext:value-type="float">
            <text:p>-1,26940060964839</text:p>
          </table:table-cell>
          <table:table-cell table:formula="of:=LN([.B24])" office:value-type="float" office:value="5.87493073085203" calcext:value-type="float">
            <text:p>5,87493073085203</text:p>
          </table:table-cell>
          <table:table-cell table:formula="of:=[.C24]*[.D24]" office:value-type="float" office:value="-7.45764065138564" calcext:value-type="float">
            <text:p>-7,45764065138564</text:p>
          </table:table-cell>
          <table:table-cell table:formula="of:=[.C24]^2" office:value-type="float" office:value="1.61137790777571" calcext:value-type="float">
            <text:p>1,61137790777571</text:p>
          </table:table-cell>
          <table:table-cell table:number-columns-repeated="10"/>
        </table:table-row>
        <table:table-row table:style-name="ro2">
          <table:table-cell office:value-type="float" office:value="0.66" calcext:value-type="float">
            <text:p>0,66</text:p>
          </table:table-cell>
          <table:table-cell office:value-type="float" office:value="442" calcext:value-type="float">
            <text:p>442</text:p>
          </table:table-cell>
          <table:table-cell table:formula="of:=LN([.A25]-[.$L$4])" office:value-type="float" office:value="-1.1679623668029" calcext:value-type="float">
            <text:p>-1,1679623668029</text:p>
          </table:table-cell>
          <table:table-cell table:formula="of:=LN([.B25])" office:value-type="float" office:value="6.0913098820777" calcext:value-type="float">
            <text:p>6,0913098820777</text:p>
          </table:table-cell>
          <table:table-cell table:formula="of:=[.C25]*[.D25]" office:value-type="float" office:value="-7.11442070680138" calcext:value-type="float">
            <text:p>-7,11442070680138</text:p>
          </table:table-cell>
          <table:table-cell table:formula="of:=[.C25]^2" office:value-type="float" office:value="1.36413609026784" calcext:value-type="float">
            <text:p>1,36413609026784</text:p>
          </table:table-cell>
          <table:table-cell table:number-columns-repeated="10"/>
        </table:table-row>
        <table:table-row table:style-name="ro2">
          <table:table-cell office:value-type="float" office:value="0.66" calcext:value-type="float">
            <text:p>0,66</text:p>
          </table:table-cell>
          <table:table-cell office:value-type="float" office:value="465" calcext:value-type="float">
            <text:p>465</text:p>
          </table:table-cell>
          <table:table-cell table:formula="of:=LN([.A26]-[.$L$4])" office:value-type="float" office:value="-1.1679623668029" calcext:value-type="float">
            <text:p>-1,1679623668029</text:p>
          </table:table-cell>
          <table:table-cell table:formula="of:=LN([.B26])" office:value-type="float" office:value="6.14203740558736" calcext:value-type="float">
            <text:p>6,14203740558736</text:p>
          </table:table-cell>
          <table:table-cell table:formula="of:=[.C26]*[.D26]" office:value-type="float" office:value="-7.17366854522177" calcext:value-type="float">
            <text:p>-7,17366854522177</text:p>
          </table:table-cell>
          <table:table-cell table:formula="of:=[.C26]^2" office:value-type="float" office:value="1.36413609026784" calcext:value-type="float">
            <text:p>1,36413609026784</text:p>
          </table:table-cell>
          <table:table-cell table:number-columns-repeated="10"/>
        </table:table-row>
        <table:table-row table:style-name="ro2">
          <table:table-cell office:value-type="float" office:value="0.66" calcext:value-type="float">
            <text:p>0,66</text:p>
          </table:table-cell>
          <table:table-cell office:value-type="float" office:value="414" calcext:value-type="float">
            <text:p>414</text:p>
          </table:table-cell>
          <table:table-cell table:formula="of:=LN([.A27]-[.$L$4])" office:value-type="float" office:value="-1.1679623668029" calcext:value-type="float">
            <text:p>-1,1679623668029</text:p>
          </table:table-cell>
          <table:table-cell table:formula="of:=LN([.B27])" office:value-type="float" office:value="6.02586597382531" calcext:value-type="float">
            <text:p>6,02586597382531</text:p>
          </table:table-cell>
          <table:table-cell table:formula="of:=[.C27]*[.D27]" office:value-type="float" office:value="-7.03798468482609" calcext:value-type="float">
            <text:p>-7,03798468482609</text:p>
          </table:table-cell>
          <table:table-cell table:formula="of:=[.C27]^2" office:value-type="float" office:value="1.36413609026784" calcext:value-type="float">
            <text:p>1,36413609026784</text:p>
          </table:table-cell>
          <table:table-cell table:number-columns-repeated="10"/>
        </table:table-row>
        <table:table-row table:style-name="ro2">
          <table:table-cell office:value-type="float" office:value="0.66" calcext:value-type="float">
            <text:p>0,66</text:p>
          </table:table-cell>
          <table:table-cell office:value-type="float" office:value="424" calcext:value-type="float">
            <text:p>424</text:p>
          </table:table-cell>
          <table:table-cell table:formula="of:=LN([.A28]-[.$L$4])" office:value-type="float" office:value="-1.1679623668029" calcext:value-type="float">
            <text:p>-1,1679623668029</text:p>
          </table:table-cell>
          <table:table-cell table:formula="of:=LN([.B28])" office:value-type="float" office:value="6.04973345523196" calcext:value-type="float">
            <text:p>6,04973345523196</text:p>
          </table:table-cell>
          <table:table-cell table:formula="of:=[.C28]*[.D28]" office:value-type="float" office:value="-7.06586100489942" calcext:value-type="float">
            <text:p>-7,06586100489942</text:p>
          </table:table-cell>
          <table:table-cell table:formula="of:=[.C28]^2" office:value-type="float" office:value="1.36413609026784" calcext:value-type="float">
            <text:p>1,36413609026784</text:p>
          </table:table-cell>
          <table:table-cell table:number-columns-repeated="10"/>
        </table:table-row>
        <table:table-row table:style-name="ro2">
          <table:table-cell office:value-type="float" office:value="0.66" calcext:value-type="float">
            <text:p>0,66</text:p>
          </table:table-cell>
          <table:table-cell office:value-type="float" office:value="462" calcext:value-type="float">
            <text:p>462</text:p>
          </table:table-cell>
          <table:table-cell table:formula="of:=LN([.A29]-[.$L$4])" office:value-type="float" office:value="-1.1679623668029" calcext:value-type="float">
            <text:p>-1,1679623668029</text:p>
          </table:table-cell>
          <table:table-cell table:formula="of:=LN([.B29])" office:value-type="float" office:value="6.13556489108174" calcext:value-type="float">
            <text:p>6,13556489108174</text:p>
          </table:table-cell>
          <table:table-cell table:formula="of:=[.C29]*[.D29]" office:value-type="float" office:value="-7.16610889186062" calcext:value-type="float">
            <text:p>-7,16610889186062</text:p>
          </table:table-cell>
          <table:table-cell table:formula="of:=[.C29]^2" office:value-type="float" office:value="1.36413609026784" calcext:value-type="float">
            <text:p>1,36413609026784</text:p>
          </table:table-cell>
          <table:table-cell table:number-columns-repeated="10"/>
        </table:table-row>
        <table:table-row table:style-name="ro2">
          <table:table-cell office:value-type="float" office:value="0.66" calcext:value-type="float">
            <text:p>0,66</text:p>
          </table:table-cell>
          <table:table-cell office:value-type="float" office:value="440" calcext:value-type="float">
            <text:p>440</text:p>
          </table:table-cell>
          <table:table-cell table:formula="of:=LN([.A30]-[.$L$4])" office:value-type="float" office:value="-1.1679623668029" calcext:value-type="float">
            <text:p>-1,1679623668029</text:p>
          </table:table-cell>
          <table:table-cell table:formula="of:=LN([.B30])" office:value-type="float" office:value="6.08677472691231" calcext:value-type="float">
            <text:p>6,08677472691231</text:p>
          </table:table-cell>
          <table:table-cell table:formula="of:=[.C30]*[.D30]" office:value-type="float" office:value="-7.10912381624059" calcext:value-type="float">
            <text:p>-7,10912381624059</text:p>
          </table:table-cell>
          <table:table-cell table:formula="of:=[.C30]^2" office:value-type="float" office:value="1.36413609026784" calcext:value-type="float">
            <text:p>1,36413609026784</text:p>
          </table:table-cell>
          <table:table-cell table:number-columns-repeated="10"/>
        </table:table-row>
        <table:table-row table:style-name="ro2">
          <table:table-cell office:value-type="float" office:value="0.66" calcext:value-type="float">
            <text:p>0,66</text:p>
          </table:table-cell>
          <table:table-cell office:value-type="float" office:value="402" calcext:value-type="float">
            <text:p>402</text:p>
          </table:table-cell>
          <table:table-cell table:formula="of:=LN([.A31]-[.$L$4])" office:value-type="float" office:value="-1.1679623668029" calcext:value-type="float">
            <text:p>-1,1679623668029</text:p>
          </table:table-cell>
          <table:table-cell table:formula="of:=LN([.B31])" office:value-type="float" office:value="5.99645208861902" calcext:value-type="float">
            <text:p>5,99645208861902</text:p>
          </table:table-cell>
          <table:table-cell table:formula="of:=[.C31]*[.D31]" office:value-type="float" office:value="-7.00363037384368" calcext:value-type="float">
            <text:p>-7,00363037384368</text:p>
          </table:table-cell>
          <table:table-cell table:formula="of:=[.C31]^2" office:value-type="float" office:value="1.36413609026784" calcext:value-type="float">
            <text:p>1,36413609026784</text:p>
          </table:table-cell>
          <table:table-cell table:number-columns-repeated="10"/>
        </table:table-row>
        <table:table-row table:style-name="ro2">
          <table:table-cell office:value-type="float" office:value="0.66" calcext:value-type="float">
            <text:p>0,66</text:p>
          </table:table-cell>
          <table:table-cell office:value-type="float" office:value="388" calcext:value-type="float">
            <text:p>388</text:p>
          </table:table-cell>
          <table:table-cell table:formula="of:=LN([.A32]-[.$L$4])" office:value-type="float" office:value="-1.1679623668029" calcext:value-type="float">
            <text:p>-1,1679623668029</text:p>
          </table:table-cell>
          <table:table-cell table:formula="of:=LN([.B32])" office:value-type="float" office:value="5.96100533962327" calcext:value-type="float">
            <text:p>5,96100533962327</text:p>
          </table:table-cell>
          <table:table-cell table:formula="of:=[.C32]*[.D32]" office:value-type="float" office:value="-6.96222990499114" calcext:value-type="float">
            <text:p>-6,96222990499114</text:p>
          </table:table-cell>
          <table:table-cell table:formula="of:=[.C32]^2" office:value-type="float" office:value="1.36413609026784" calcext:value-type="float">
            <text:p>1,36413609026784</text:p>
          </table:table-cell>
          <table:table-cell table:number-columns-repeated="10"/>
        </table:table-row>
        <table:table-row table:style-name="ro2">
          <table:table-cell office:value-type="float" office:value="0.67" calcext:value-type="float">
            <text:p>0,67</text:p>
          </table:table-cell>
          <table:table-cell office:value-type="float" office:value="467" calcext:value-type="float">
            <text:p>467</text:p>
          </table:table-cell>
          <table:table-cell table:formula="of:=LN([.A33]-[.$L$4])" office:value-type="float" office:value="-1.13631415585212" calcext:value-type="float">
            <text:p>-1,13631415585212</text:p>
          </table:table-cell>
          <table:table-cell table:formula="of:=LN([.B33])" office:value-type="float" office:value="6.1463292576689" calcext:value-type="float">
            <text:p>6,1463292576689</text:p>
          </table:table-cell>
          <table:table-cell table:formula="of:=[.C33]*[.D33]" office:value-type="float" office:value="-6.98416094201723" calcext:value-type="float">
            <text:p>-6,98416094201723</text:p>
          </table:table-cell>
          <table:table-cell table:formula="of:=[.C33]^2" office:value-type="float" office:value="1.29120986078992" calcext:value-type="float">
            <text:p>1,29120986078992</text:p>
          </table:table-cell>
          <table:table-cell table:number-columns-repeated="10"/>
        </table:table-row>
        <table:table-row table:style-name="ro2">
          <table:table-cell office:value-type="float" office:value="0.67" calcext:value-type="float">
            <text:p>0,67</text:p>
          </table:table-cell>
          <table:table-cell office:value-type="float" office:value="519" calcext:value-type="float">
            <text:p>519</text:p>
          </table:table-cell>
          <table:table-cell table:formula="of:=LN([.A34]-[.$L$4])" office:value-type="float" office:value="-1.13631415585212" calcext:value-type="float">
            <text:p>-1,13631415585212</text:p>
          </table:table-cell>
          <table:table-cell table:formula="of:=LN([.B34])" office:value-type="float" office:value="6.25190388316589" calcext:value-type="float">
            <text:p>6,25190388316589</text:p>
          </table:table-cell>
          <table:table-cell table:formula="of:=[.C34]*[.D34]" office:value-type="float" office:value="-7.10412688346824" calcext:value-type="float">
            <text:p>-7,10412688346824</text:p>
          </table:table-cell>
          <table:table-cell table:formula="of:=[.C34]^2" office:value-type="float" office:value="1.29120986078992" calcext:value-type="float">
            <text:p>1,29120986078992</text:p>
          </table:table-cell>
          <table:table-cell table:number-columns-repeated="10"/>
        </table:table-row>
        <table:table-row table:style-name="ro2">
          <table:table-cell office:value-type="float" office:value="0.71" calcext:value-type="float">
            <text:p>0,71</text:p>
          </table:table-cell>
          <table:table-cell office:value-type="float" office:value="449" calcext:value-type="float">
            <text:p>449</text:p>
          </table:table-cell>
          <table:table-cell table:formula="of:=LN([.A35]-[.$L$4])" office:value-type="float" office:value="-1.01887732064926" calcext:value-type="float">
            <text:p>-1,01887732064926</text:p>
          </table:table-cell>
          <table:table-cell table:formula="of:=LN([.B35])" office:value-type="float" office:value="6.10702288774225" calcext:value-type="float">
            <text:p>6,10702288774225</text:p>
          </table:table-cell>
          <table:table-cell table:formula="of:=[.C35]*[.D35]" office:value-type="float" office:value="-6.22230711700651" calcext:value-type="float">
            <text:p>-6,22230711700651</text:p>
          </table:table-cell>
          <table:table-cell table:formula="of:=[.C35]^2" office:value-type="float" office:value="1.03811099453341" calcext:value-type="float">
            <text:p>1,03811099453341</text:p>
          </table:table-cell>
          <table:table-cell table:number-columns-repeated="10"/>
        </table:table-row>
        <table:table-row table:style-name="ro2">
          <table:table-cell office:value-type="float" office:value="0.71" calcext:value-type="float">
            <text:p>0,71</text:p>
          </table:table-cell>
          <table:table-cell office:value-type="float" office:value="450" calcext:value-type="float">
            <text:p>450</text:p>
          </table:table-cell>
          <table:table-cell table:formula="of:=LN([.A36]-[.$L$4])" office:value-type="float" office:value="-1.01887732064926" calcext:value-type="float">
            <text:p>-1,01887732064926</text:p>
          </table:table-cell>
          <table:table-cell table:formula="of:=LN([.B36])" office:value-type="float" office:value="6.10924758276437" calcext:value-type="float">
            <text:p>6,10924758276437</text:p>
          </table:table-cell>
          <table:table-cell table:formula="of:=[.C36]*[.D36]" office:value-type="float" office:value="-6.2245738083099" calcext:value-type="float">
            <text:p>-6,2245738083099</text:p>
          </table:table-cell>
          <table:table-cell table:formula="of:=[.C36]^2" office:value-type="float" office:value="1.03811099453341" calcext:value-type="float">
            <text:p>1,03811099453341</text:p>
          </table:table-cell>
          <table:table-cell table:number-columns-repeated="10"/>
        </table:table-row>
        <table:table-row table:style-name="ro2">
          <table:table-cell office:value-type="float" office:value="0.71" calcext:value-type="float">
            <text:p>0,71</text:p>
          </table:table-cell>
          <table:table-cell office:value-type="float" office:value="398" calcext:value-type="float">
            <text:p>398</text:p>
          </table:table-cell>
          <table:table-cell table:formula="of:=LN([.A37]-[.$L$4])" office:value-type="float" office:value="-1.01887732064926" calcext:value-type="float">
            <text:p>-1,01887732064926</text:p>
          </table:table-cell>
          <table:table-cell table:formula="of:=LN([.B37])" office:value-type="float" office:value="5.98645200528444" calcext:value-type="float">
            <text:p>5,98645200528444</text:p>
          </table:table-cell>
          <table:table-cell table:formula="of:=[.C37]*[.D37]" office:value-type="float" office:value="-6.09946017933957" calcext:value-type="float">
            <text:p>-6,09946017933957</text:p>
          </table:table-cell>
          <table:table-cell table:formula="of:=[.C37]^2" office:value-type="float" office:value="1.03811099453341" calcext:value-type="float">
            <text:p>1,03811099453341</text:p>
          </table:table-cell>
          <table:table-cell table:number-columns-repeated="10"/>
        </table:table-row>
        <table:table-row table:style-name="ro2">
          <table:table-cell office:value-type="float" office:value="0.71" calcext:value-type="float">
            <text:p>0,71</text:p>
          </table:table-cell>
          <table:table-cell office:value-type="float" office:value="394" calcext:value-type="float">
            <text:p>394</text:p>
          </table:table-cell>
          <table:table-cell table:formula="of:=LN([.A38]-[.$L$4])" office:value-type="float" office:value="-1.01887732064926" calcext:value-type="float">
            <text:p>-1,01887732064926</text:p>
          </table:table-cell>
          <table:table-cell table:formula="of:=LN([.B38])" office:value-type="float" office:value="5.97635090929793" calcext:value-type="float">
            <text:p>5,97635090929793</text:p>
          </table:table-cell>
          <table:table-cell table:formula="of:=[.C38]*[.D38]" office:value-type="float" office:value="-6.08916840172522" calcext:value-type="float">
            <text:p>-6,08916840172522</text:p>
          </table:table-cell>
          <table:table-cell table:formula="of:=[.C38]^2" office:value-type="float" office:value="1.03811099453341" calcext:value-type="float">
            <text:p>1,03811099453341</text:p>
          </table:table-cell>
          <table:table-cell table:number-columns-repeated="10"/>
        </table:table-row>
        <table:table-row table:style-name="ro2">
          <table:table-cell office:value-type="float" office:value="0.71" calcext:value-type="float">
            <text:p>0,71</text:p>
          </table:table-cell>
          <table:table-cell office:value-type="float" office:value="338" calcext:value-type="float">
            <text:p>338</text:p>
          </table:table-cell>
          <table:table-cell table:formula="of:=LN([.A39]-[.$L$4])" office:value-type="float" office:value="-1.01887732064926" calcext:value-type="float">
            <text:p>-1,01887732064926</text:p>
          </table:table-cell>
          <table:table-cell table:formula="of:=LN([.B39])" office:value-type="float" office:value="5.82304589548302" calcext:value-type="float">
            <text:p>5,82304589548302</text:p>
          </table:table-cell>
          <table:table-cell table:formula="of:=[.C39]*[.D39]" office:value-type="float" office:value="-5.93296940000739" calcext:value-type="float">
            <text:p>-5,93296940000739</text:p>
          </table:table-cell>
          <table:table-cell table:formula="of:=[.C39]^2" office:value-type="float" office:value="1.03811099453341" calcext:value-type="float">
            <text:p>1,03811099453341</text:p>
          </table:table-cell>
          <table:table-cell table:number-columns-repeated="10"/>
        </table:table-row>
        <table:table-row table:style-name="ro2">
          <table:table-cell office:value-type="float" office:value="0.71" calcext:value-type="float">
            <text:p>0,71</text:p>
          </table:table-cell>
          <table:table-cell office:value-type="float" office:value="402" calcext:value-type="float">
            <text:p>402</text:p>
          </table:table-cell>
          <table:table-cell table:formula="of:=LN([.A40]-[.$L$4])" office:value-type="float" office:value="-1.01887732064926" calcext:value-type="float">
            <text:p>-1,01887732064926</text:p>
          </table:table-cell>
          <table:table-cell table:formula="of:=LN([.B40])" office:value-type="float" office:value="5.99645208861902" calcext:value-type="float">
            <text:p>5,99645208861902</text:p>
          </table:table-cell>
          <table:table-cell table:formula="of:=[.C40]*[.D40]" office:value-type="float" office:value="-6.10964903745378" calcext:value-type="float">
            <text:p>-6,10964903745378</text:p>
          </table:table-cell>
          <table:table-cell table:formula="of:=[.C40]^2" office:value-type="float" office:value="1.03811099453341" calcext:value-type="float">
            <text:p>1,03811099453341</text:p>
          </table:table-cell>
          <table:table-cell table:number-columns-repeated="10"/>
        </table:table-row>
        <table:table-row table:style-name="ro2">
          <table:table-cell office:value-type="float" office:value="0.71" calcext:value-type="float">
            <text:p>0,71</text:p>
          </table:table-cell>
          <table:table-cell office:value-type="float" office:value="384" calcext:value-type="float">
            <text:p>384</text:p>
          </table:table-cell>
          <table:table-cell table:formula="of:=LN([.A41]-[.$L$4])" office:value-type="float" office:value="-1.01887732064926" calcext:value-type="float">
            <text:p>-1,01887732064926</text:p>
          </table:table-cell>
          <table:table-cell table:formula="of:=LN([.B41])" office:value-type="float" office:value="5.95064255258773" calcext:value-type="float">
            <text:p>5,95064255258773</text:p>
          </table:table-cell>
          <table:table-cell table:formula="of:=[.C41]*[.D41]" office:value-type="float" office:value="-6.06297474012203" calcext:value-type="float">
            <text:p>-6,06297474012203</text:p>
          </table:table-cell>
          <table:table-cell table:formula="of:=[.C41]^2" office:value-type="float" office:value="1.03811099453341" calcext:value-type="float">
            <text:p>1,03811099453341</text:p>
          </table:table-cell>
          <table:table-cell table:number-columns-repeated="10"/>
        </table:table-row>
        <table:table-row table:style-name="ro2">
          <table:table-cell office:value-type="float" office:value="0.72" calcext:value-type="float">
            <text:p>0,72</text:p>
          </table:table-cell>
          <table:table-cell office:value-type="float" office:value="297.608" calcext:value-type="float">
            <text:p>297,608</text:p>
          </table:table-cell>
          <table:table-cell table:formula="of:=LN([.A42]-[.$L$4])" office:value-type="float" office:value="-0.991553216374702" calcext:value-type="float">
            <text:p>-0,991553216374702</text:p>
          </table:table-cell>
          <table:table-cell table:formula="of:=LN([.B42])" office:value-type="float" office:value="5.69577718431806" calcext:value-type="float">
            <text:p>5,69577718431806</text:p>
          </table:table-cell>
          <table:table-cell table:formula="of:=[.C42]*[.D42]" office:value-type="float" office:value="-5.64766618686422" calcext:value-type="float">
            <text:p>-5,64766618686422</text:p>
          </table:table-cell>
          <table:table-cell table:formula="of:=[.C42]^2" office:value-type="float" office:value="0.983177780903017" calcext:value-type="float">
            <text:p>0,983177780903017</text:p>
          </table:table-cell>
          <table:table-cell table:number-columns-repeated="10"/>
        </table:table-row>
        <table:table-row table:style-name="ro2">
          <table:table-cell office:value-type="float" office:value="0.72" calcext:value-type="float">
            <text:p>0,72</text:p>
          </table:table-cell>
          <table:table-cell office:value-type="float" office:value="401" calcext:value-type="float">
            <text:p>401</text:p>
          </table:table-cell>
          <table:table-cell table:formula="of:=LN([.A43]-[.$L$4])" office:value-type="float" office:value="-0.991553216374702" calcext:value-type="float">
            <text:p>-0,991553216374702</text:p>
          </table:table-cell>
          <table:table-cell table:formula="of:=LN([.B43])" office:value-type="float" office:value="5.99396142730657" calcext:value-type="float">
            <text:p>5,99396142730657</text:p>
          </table:table-cell>
          <table:table-cell table:formula="of:=[.C43]*[.D43]" office:value-type="float" office:value="-5.94333173207173" calcext:value-type="float">
            <text:p>-5,94333173207173</text:p>
          </table:table-cell>
          <table:table-cell table:formula="of:=[.C43]^2" office:value-type="float" office:value="0.983177780903017" calcext:value-type="float">
            <text:p>0,983177780903017</text:p>
          </table:table-cell>
          <table:table-cell table:number-columns-repeated="10"/>
        </table:table-row>
        <table:table-row table:style-name="ro2">
          <table:table-cell office:value-type="float" office:value="0.73" calcext:value-type="float">
            <text:p>0,73</text:p>
          </table:table-cell>
          <table:table-cell office:value-type="float" office:value="496" calcext:value-type="float">
            <text:p>496</text:p>
          </table:table-cell>
          <table:table-cell table:formula="of:=LN([.A44]-[.$L$4])" office:value-type="float" office:value="-0.964955903855436" calcext:value-type="float">
            <text:p>-0,964955903855436</text:p>
          </table:table-cell>
          <table:table-cell table:formula="of:=LN([.B44])" office:value-type="float" office:value="6.20657592672493" calcext:value-type="float">
            <text:p>6,20657592672493</text:p>
          </table:table-cell>
          <table:table-cell table:formula="of:=[.C44]*[.D44]" office:value-type="float" office:value="-5.98907208322024" calcext:value-type="float">
            <text:p>-5,98907208322024</text:p>
          </table:table-cell>
          <table:table-cell table:formula="of:=[.C44]^2" office:value-type="float" office:value="0.931139896385462" calcext:value-type="float">
            <text:p>0,931139896385462</text:p>
          </table:table-cell>
          <table:table-cell table:number-columns-repeated="10"/>
        </table:table-row>
        <table:table-row table:style-name="ro2">
          <table:table-cell office:value-type="float" office:value="0.73" calcext:value-type="float">
            <text:p>0,73</text:p>
          </table:table-cell>
          <table:table-cell office:value-type="float" office:value="492" calcext:value-type="float">
            <text:p>492</text:p>
          </table:table-cell>
          <table:table-cell table:formula="of:=LN([.A45]-[.$L$4])" office:value-type="float" office:value="-0.964955903855436" calcext:value-type="float">
            <text:p>-0,964955903855436</text:p>
          </table:table-cell>
          <table:table-cell table:formula="of:=LN([.B45])" office:value-type="float" office:value="6.19847871649231" calcext:value-type="float">
            <text:p>6,19847871649231</text:p>
          </table:table-cell>
          <table:table-cell table:formula="of:=[.C45]*[.D45]" office:value-type="float" office:value="-5.98125863240152" calcext:value-type="float">
            <text:p>-5,98125863240152</text:p>
          </table:table-cell>
          <table:table-cell table:formula="of:=[.C45]^2" office:value-type="float" office:value="0.931139896385462" calcext:value-type="float">
            <text:p>0,931139896385462</text:p>
          </table:table-cell>
          <table:table-cell table:number-columns-repeated="10"/>
        </table:table-row>
        <table:table-row table:style-name="ro2">
          <table:table-cell office:value-type="float" office:value="0.74" calcext:value-type="float">
            <text:p>0,74</text:p>
          </table:table-cell>
          <table:table-cell office:value-type="float" office:value="403" calcext:value-type="float">
            <text:p>403</text:p>
          </table:table-cell>
          <table:table-cell table:formula="of:=LN([.A46]-[.$L$4])" office:value-type="float" office:value="-0.939047718996771" calcext:value-type="float">
            <text:p>-0,939047718996771</text:p>
          </table:table-cell>
          <table:table-cell table:formula="of:=LN([.B46])" office:value-type="float" office:value="5.99893656194668" calcext:value-type="float">
            <text:p>5,99893656194668</text:p>
          </table:table-cell>
          <table:table-cell table:formula="of:=[.C46]*[.D46]" office:value-type="float" office:value="-5.63328769490237" calcext:value-type="float">
            <text:p>-5,63328769490237</text:p>
          </table:table-cell>
          <table:table-cell table:formula="of:=[.C46]^2" office:value-type="float" office:value="0.881810618553039" calcext:value-type="float">
            <text:p>0,881810618553039</text:p>
          </table:table-cell>
          <table:table-cell table:number-columns-repeated="10"/>
        </table:table-row>
        <table:table-row table:style-name="ro2">
          <table:table-cell office:value-type="float" office:value="0.74" calcext:value-type="float">
            <text:p>0,74</text:p>
          </table:table-cell>
          <table:table-cell office:value-type="float" office:value="501" calcext:value-type="float">
            <text:p>501</text:p>
          </table:table-cell>
          <table:table-cell table:formula="of:=LN([.A47]-[.$L$4])" office:value-type="float" office:value="-0.939047718996771" calcext:value-type="float">
            <text:p>-0,939047718996771</text:p>
          </table:table-cell>
          <table:table-cell table:formula="of:=LN([.B47])" office:value-type="float" office:value="6.21660610108486" calcext:value-type="float">
            <text:p>6,21660610108486</text:p>
          </table:table-cell>
          <table:table-cell table:formula="of:=[.C47]*[.D47]" office:value-type="float" office:value="-5.83768977912515" calcext:value-type="float">
            <text:p>-5,83768977912515</text:p>
          </table:table-cell>
          <table:table-cell table:formula="of:=[.C47]^2" office:value-type="float" office:value="0.881810618553039" calcext:value-type="float">
            <text:p>0,881810618553039</text:p>
          </table:table-cell>
          <table:table-cell table:number-columns-repeated="10"/>
        </table:table-row>
        <table:table-row table:style-name="ro2">
          <table:table-cell office:value-type="float" office:value="0.75" calcext:value-type="float">
            <text:p>0,75</text:p>
          </table:table-cell>
          <table:table-cell office:value-type="float" office:value="469" calcext:value-type="float">
            <text:p>469</text:p>
          </table:table-cell>
          <table:table-cell table:formula="of:=LN([.A48]-[.$L$4])" office:value-type="float" office:value="-0.913793851675568" calcext:value-type="float">
            <text:p>-0,913793851675568</text:p>
          </table:table-cell>
          <table:table-cell table:formula="of:=LN([.B48])" office:value-type="float" office:value="6.15060276844628" calcext:value-type="float">
            <text:p>6,15060276844628</text:p>
          </table:table-cell>
          <table:table-cell table:formula="of:=[.C48]*[.D48]" office:value-type="float" office:value="-5.62038299390494" calcext:value-type="float">
            <text:p>-5,62038299390494</text:p>
          </table:table-cell>
          <table:table-cell table:formula="of:=[.C48]^2" office:value-type="float" office:value="0.83501920336007" calcext:value-type="float">
            <text:p>0,83501920336007</text:p>
          </table:table-cell>
          <table:table-cell table:number-columns-repeated="10"/>
        </table:table-row>
        <table:table-row table:style-name="ro2">
          <table:table-cell office:value-type="float" office:value="0.76" calcext:value-type="float">
            <text:p>0,76</text:p>
          </table:table-cell>
          <table:table-cell office:value-type="float" office:value="502" calcext:value-type="float">
            <text:p>502</text:p>
          </table:table-cell>
          <table:table-cell table:formula="of:=LN([.A49]-[.$L$4])" office:value-type="float" office:value="-0.889162064485902" calcext:value-type="float">
            <text:p>-0,889162064485902</text:p>
          </table:table-cell>
          <table:table-cell table:formula="of:=LN([.B49])" office:value-type="float" office:value="6.21860011969173" calcext:value-type="float">
            <text:p>6,21860011969173</text:p>
          </table:table-cell>
          <table:table-cell table:formula="of:=[.C49]*[.D49]" office:value-type="float" office:value="-5.52934332063738" calcext:value-type="float">
            <text:p>-5,52934332063738</text:p>
          </table:table-cell>
          <table:table-cell table:formula="of:=[.C49]^2" office:value-type="float" office:value="0.790609176920832" calcext:value-type="float">
            <text:p>0,790609176920832</text:p>
          </table:table-cell>
          <table:table-cell table:number-columns-repeated="10"/>
        </table:table-row>
        <table:table-row table:style-name="ro2">
          <table:table-cell office:value-type="float" office:value="0.77" calcext:value-type="float">
            <text:p>0,77</text:p>
          </table:table-cell>
          <table:table-cell office:value-type="float" office:value="464" calcext:value-type="float">
            <text:p>464</text:p>
          </table:table-cell>
          <table:table-cell table:formula="of:=LN([.A50]-[.$L$4])" office:value-type="float" office:value="-0.865122445299756" calcext:value-type="float">
            <text:p>-0,865122445299756</text:p>
          </table:table-cell>
          <table:table-cell table:formula="of:=LN([.B50])" office:value-type="float" office:value="6.13988455222626" calcext:value-type="float">
            <text:p>6,13988455222626</text:p>
          </table:table-cell>
          <table:table-cell table:formula="of:=[.C50]*[.D50]" office:value-type="float" office:value="-5.31175193768017" calcext:value-type="float">
            <text:p>-5,31175193768017</text:p>
          </table:table-cell>
          <table:table-cell table:formula="of:=[.C50]^2" office:value-type="float" office:value="0.748436845361429" calcext:value-type="float">
            <text:p>0,748436845361429</text:p>
          </table:table-cell>
          <table:table-cell table:number-columns-repeated="10"/>
        </table:table-row>
        <table:table-row table:style-name="ro2">
          <table:table-cell office:value-type="float" office:value="0.78" calcext:value-type="float">
            <text:p>0,78</text:p>
          </table:table-cell>
          <table:table-cell office:value-type="float" office:value="419" calcext:value-type="float">
            <text:p>419</text:p>
          </table:table-cell>
          <table:table-cell table:formula="of:=LN([.A51]-[.$L$4])" office:value-type="float" office:value="-0.841647188878389" calcext:value-type="float">
            <text:p>-0,841647188878389</text:p>
          </table:table-cell>
          <table:table-cell table:formula="of:=LN([.B51])" office:value-type="float" office:value="6.03787091992214" calcext:value-type="float">
            <text:p>6,03787091992214</text:p>
          </table:table-cell>
          <table:table-cell table:formula="of:=[.C51]*[.D51]" office:value-type="float" office:value="-5.08175708656304" calcext:value-type="float">
            <text:p>-5,08175708656304</text:p>
          </table:table-cell>
          <table:table-cell table:formula="of:=[.C51]^2" office:value-type="float" office:value="0.708369990546895" calcext:value-type="float">
            <text:p>0,708369990546895</text:p>
          </table:table-cell>
          <table:table-cell table:number-columns-repeated="10"/>
        </table:table-row>
        <table:table-row table:style-name="ro2">
          <table:table-cell office:value-type="float" office:value="0.78" calcext:value-type="float">
            <text:p>0,78</text:p>
          </table:table-cell>
          <table:table-cell office:value-type="float" office:value="440" calcext:value-type="float">
            <text:p>440</text:p>
          </table:table-cell>
          <table:table-cell table:formula="of:=LN([.A52]-[.$L$4])" office:value-type="float" office:value="-0.841647188878389" calcext:value-type="float">
            <text:p>-0,841647188878389</text:p>
          </table:table-cell>
          <table:table-cell table:formula="of:=LN([.B52])" office:value-type="float" office:value="6.08677472691231" calcext:value-type="float">
            <text:p>6,08677472691231</text:p>
          </table:table-cell>
          <table:table-cell table:formula="of:=[.C52]*[.D52]" office:value-type="float" office:value="-5.12291683824177" calcext:value-type="float">
            <text:p>-5,12291683824177</text:p>
          </table:table-cell>
          <table:table-cell table:formula="of:=[.C52]^2" office:value-type="float" office:value="0.708369990546895" calcext:value-type="float">
            <text:p>0,708369990546895</text:p>
          </table:table-cell>
          <table:table-cell table:number-columns-repeated="10"/>
        </table:table-row>
        <table:table-row table:style-name="ro2">
          <table:table-cell office:value-type="float" office:value="0.78" calcext:value-type="float">
            <text:p>0,78</text:p>
          </table:table-cell>
          <table:table-cell office:value-type="float" office:value="401" calcext:value-type="float">
            <text:p>401</text:p>
          </table:table-cell>
          <table:table-cell table:formula="of:=LN([.A53]-[.$L$4])" office:value-type="float" office:value="-0.841647188878389" calcext:value-type="float">
            <text:p>-0,841647188878389</text:p>
          </table:table-cell>
          <table:table-cell table:formula="of:=LN([.B53])" office:value-type="float" office:value="5.99396142730657" calcext:value-type="float">
            <text:p>5,99396142730657</text:p>
          </table:table-cell>
          <table:table-cell table:formula="of:=[.C53]*[.D53]" office:value-type="float" office:value="-5.04480078553807" calcext:value-type="float">
            <text:p>-5,04480078553807</text:p>
          </table:table-cell>
          <table:table-cell table:formula="of:=[.C53]^2" office:value-type="float" office:value="0.708369990546895" calcext:value-type="float">
            <text:p>0,708369990546895</text:p>
          </table:table-cell>
          <table:table-cell table:number-columns-repeated="10"/>
        </table:table-row>
        <table:table-row table:style-name="ro2">
          <table:table-cell office:value-type="float" office:value="0.78" calcext:value-type="float">
            <text:p>0,78</text:p>
          </table:table-cell>
          <table:table-cell office:value-type="float" office:value="402" calcext:value-type="float">
            <text:p>402</text:p>
          </table:table-cell>
          <table:table-cell table:formula="of:=LN([.A54]-[.$L$4])" office:value-type="float" office:value="-0.841647188878389" calcext:value-type="float">
            <text:p>-0,841647188878389</text:p>
          </table:table-cell>
          <table:table-cell table:formula="of:=LN([.B54])" office:value-type="float" office:value="5.99645208861902" calcext:value-type="float">
            <text:p>5,99645208861902</text:p>
          </table:table-cell>
          <table:table-cell table:formula="of:=[.C54]*[.D54]" office:value-type="float" office:value="-5.04689704363014" calcext:value-type="float">
            <text:p>-5,04689704363014</text:p>
          </table:table-cell>
          <table:table-cell table:formula="of:=[.C54]^2" office:value-type="float" office:value="0.708369990546895" calcext:value-type="float">
            <text:p>0,708369990546895</text:p>
          </table:table-cell>
          <table:table-cell table:number-columns-repeated="10"/>
        </table:table-row>
        <table:table-row table:style-name="ro2">
          <table:table-cell office:value-type="float" office:value="0.78" calcext:value-type="float">
            <text:p>0,78</text:p>
          </table:table-cell>
          <table:table-cell office:value-type="float" office:value="451" calcext:value-type="float">
            <text:p>451</text:p>
          </table:table-cell>
          <table:table-cell table:formula="of:=LN([.A55]-[.$L$4])" office:value-type="float" office:value="-0.841647188878389" calcext:value-type="float">
            <text:p>-0,841647188878389</text:p>
          </table:table-cell>
          <table:table-cell table:formula="of:=LN([.B55])" office:value-type="float" office:value="6.11146733950268" calcext:value-type="float">
            <text:p>6,11146733950268</text:p>
          </table:table-cell>
          <table:table-cell table:formula="of:=[.C55]*[.D55]" office:value-type="float" office:value="-5.14369930621452" calcext:value-type="float">
            <text:p>-5,14369930621452</text:p>
          </table:table-cell>
          <table:table-cell table:formula="of:=[.C55]^2" office:value-type="float" office:value="0.708369990546895" calcext:value-type="float">
            <text:p>0,708369990546895</text:p>
          </table:table-cell>
          <table:table-cell table:number-columns-repeated="10"/>
        </table:table-row>
        <table:table-row table:style-name="ro2">
          <table:table-cell office:value-type="float" office:value="0.78" calcext:value-type="float">
            <text:p>0,78</text:p>
          </table:table-cell>
          <table:table-cell office:value-type="float" office:value="426" calcext:value-type="float">
            <text:p>426</text:p>
          </table:table-cell>
          <table:table-cell table:formula="of:=LN([.A56]-[.$L$4])" office:value-type="float" office:value="-0.841647188878389" calcext:value-type="float">
            <text:p>-0,841647188878389</text:p>
          </table:table-cell>
          <table:table-cell table:formula="of:=LN([.B56])" office:value-type="float" office:value="6.05443934626937" calcext:value-type="float">
            <text:p>6,05443934626937</text:p>
          </table:table-cell>
          <table:table-cell table:formula="of:=[.C56]*[.D56]" office:value-type="float" office:value="-5.09570185602233" calcext:value-type="float">
            <text:p>-5,09570185602233</text:p>
          </table:table-cell>
          <table:table-cell table:formula="of:=[.C56]^2" office:value-type="float" office:value="0.708369990546895" calcext:value-type="float">
            <text:p>0,708369990546895</text:p>
          </table:table-cell>
          <table:table-cell table:number-columns-repeated="10"/>
        </table:table-row>
        <table:table-row table:style-name="ro2">
          <table:table-cell office:value-type="float" office:value="0.8" calcext:value-type="float">
            <text:p>0,8</text:p>
          </table:table-cell>
          <table:table-cell office:value-type="float" office:value="503" calcext:value-type="float">
            <text:p>503</text:p>
          </table:table-cell>
          <table:table-cell table:formula="of:=LN([.A57]-[.$L$4])" office:value-type="float" office:value="-0.796287939479459" calcext:value-type="float">
            <text:p>-0,796287939479459</text:p>
          </table:table-cell>
          <table:table-cell table:formula="of:=LN([.B57])" office:value-type="float" office:value="6.22059017009974" calcext:value-type="float">
            <text:p>6,22059017009974</text:p>
          </table:table-cell>
          <table:table-cell table:formula="of:=[.C57]*[.D57]" office:value-type="float" office:value="-4.9533809288949" calcext:value-type="float">
            <text:p>-4,9533809288949</text:p>
          </table:table-cell>
          <table:table-cell table:formula="of:=[.C57]^2" office:value-type="float" office:value="0.634074482560442" calcext:value-type="float">
            <text:p>0,634074482560442</text:p>
          </table:table-cell>
          <table:table-cell table:number-columns-repeated="10"/>
        </table:table-row>
        <table:table-row table:style-name="ro2">
          <table:table-cell office:value-type="float" office:value="0.8" calcext:value-type="float">
            <text:p>0,8</text:p>
          </table:table-cell>
          <table:table-cell office:value-type="float" office:value="397" calcext:value-type="float">
            <text:p>397</text:p>
          </table:table-cell>
          <table:table-cell table:formula="of:=LN([.A58]-[.$L$4])" office:value-type="float" office:value="-0.796287939479459" calcext:value-type="float">
            <text:p>-0,796287939479459</text:p>
          </table:table-cell>
          <table:table-cell table:formula="of:=LN([.B58])" office:value-type="float" office:value="5.98393628068719" calcext:value-type="float">
            <text:p>5,98393628068719</text:p>
          </table:table-cell>
          <table:table-cell table:formula="of:=[.C58]*[.D58]" office:value-type="float" office:value="-4.76493629092478" calcext:value-type="float">
            <text:p>-4,76493629092478</text:p>
          </table:table-cell>
          <table:table-cell table:formula="of:=[.C58]^2" office:value-type="float" office:value="0.634074482560442" calcext:value-type="float">
            <text:p>0,634074482560442</text:p>
          </table:table-cell>
          <table:table-cell table:number-columns-repeated="10"/>
        </table:table-row>
        <table:table-row table:style-name="ro2">
          <table:table-cell office:value-type="float" office:value="0.8" calcext:value-type="float">
            <text:p>0,8</text:p>
          </table:table-cell>
          <table:table-cell office:value-type="float" office:value="379" calcext:value-type="float">
            <text:p>379</text:p>
          </table:table-cell>
          <table:table-cell table:formula="of:=LN([.A59]-[.$L$4])" office:value-type="float" office:value="-0.796287939479459" calcext:value-type="float">
            <text:p>-0,796287939479459</text:p>
          </table:table-cell>
          <table:table-cell table:formula="of:=LN([.B59])" office:value-type="float" office:value="5.93753620508243" calcext:value-type="float">
            <text:p>5,93753620508243</text:p>
          </table:table-cell>
          <table:table-cell table:formula="of:=[.C59]*[.D59]" office:value-type="float" office:value="-4.72798847032977" calcext:value-type="float">
            <text:p>-4,72798847032977</text:p>
          </table:table-cell>
          <table:table-cell table:formula="of:=[.C59]^2" office:value-type="float" office:value="0.634074482560442" calcext:value-type="float">
            <text:p>0,634074482560442</text:p>
          </table:table-cell>
          <table:table-cell table:number-columns-repeated="10"/>
        </table:table-row>
        <table:table-row table:style-name="ro2">
          <table:table-cell office:value-type="float" office:value="0.82" calcext:value-type="float">
            <text:p>0,82</text:p>
          </table:table-cell>
          <table:table-cell office:value-type="float" office:value="303.567" calcext:value-type="float">
            <text:p>303,567</text:p>
          </table:table-cell>
          <table:table-cell table:formula="of:=LN([.A60]-[.$L$4])" office:value-type="float" office:value="-0.752897184965719" calcext:value-type="float">
            <text:p>-0,752897184965719</text:p>
          </table:table-cell>
          <table:table-cell table:formula="of:=LN([.B60])" office:value-type="float" office:value="5.7156023439615" calcext:value-type="float">
            <text:p>5,7156023439615</text:p>
          </table:table-cell>
          <table:table-cell table:formula="of:=[.C60]*[.D60]" office:value-type="float" office:value="-4.30326091515208" calcext:value-type="float">
            <text:p>-4,30326091515208</text:p>
          </table:table-cell>
          <table:table-cell table:formula="of:=[.C60]^2" office:value-type="float" office:value="0.566854171129305" calcext:value-type="float">
            <text:p>0,566854171129305</text:p>
          </table:table-cell>
          <table:table-cell table:number-columns-repeated="10"/>
        </table:table-row>
        <table:table-row table:style-name="ro2">
          <table:table-cell office:value-type="float" office:value="0.82" calcext:value-type="float">
            <text:p>0,82</text:p>
          </table:table-cell>
          <table:table-cell office:value-type="float" office:value="514" calcext:value-type="float">
            <text:p>514</text:p>
          </table:table-cell>
          <table:table-cell table:formula="of:=LN([.A61]-[.$L$4])" office:value-type="float" office:value="-0.752897184965719" calcext:value-type="float">
            <text:p>-0,752897184965719</text:p>
          </table:table-cell>
          <table:table-cell table:formula="of:=LN([.B61])" office:value-type="float" office:value="6.24222326545517" calcext:value-type="float">
            <text:p>6,24222326545517</text:p>
          </table:table-cell>
          <table:table-cell table:formula="of:=[.C61]*[.D61]" office:value-type="float" office:value="-4.69975232448871" calcext:value-type="float">
            <text:p>-4,69975232448871</text:p>
          </table:table-cell>
          <table:table-cell table:formula="of:=[.C61]^2" office:value-type="float" office:value="0.566854171129305" calcext:value-type="float">
            <text:p>0,566854171129305</text:p>
          </table:table-cell>
          <table:table-cell table:number-columns-repeated="10"/>
        </table:table-row>
        <table:table-row table:style-name="ro2">
          <table:table-cell office:value-type="float" office:value="0.82" calcext:value-type="float">
            <text:p>0,82</text:p>
          </table:table-cell>
          <table:table-cell office:value-type="float" office:value="520" calcext:value-type="float">
            <text:p>520</text:p>
          </table:table-cell>
          <table:table-cell table:formula="of:=LN([.A62]-[.$L$4])" office:value-type="float" office:value="-0.752897184965719" calcext:value-type="float">
            <text:p>-0,752897184965719</text:p>
          </table:table-cell>
          <table:table-cell table:formula="of:=LN([.B62])" office:value-type="float" office:value="6.25382881157547" calcext:value-type="float">
            <text:p>6,25382881157547</text:p>
          </table:table-cell>
          <table:table-cell table:formula="of:=[.C62]*[.D62]" office:value-type="float" office:value="-4.70849010749268" calcext:value-type="float">
            <text:p>-4,70849010749268</text:p>
          </table:table-cell>
          <table:table-cell table:formula="of:=[.C62]^2" office:value-type="float" office:value="0.566854171129305" calcext:value-type="float">
            <text:p>0,566854171129305</text:p>
          </table:table-cell>
          <table:table-cell table:number-columns-repeated="10"/>
        </table:table-row>
        <table:table-row table:style-name="ro2">
          <table:table-cell office:value-type="float" office:value="0.83" calcext:value-type="float">
            <text:p>0,83</text:p>
          </table:table-cell>
          <table:table-cell office:value-type="float" office:value="530" calcext:value-type="float">
            <text:p>530</text:p>
          </table:table-cell>
          <table:table-cell table:formula="of:=LN([.A63]-[.$L$4])" office:value-type="float" office:value="-0.731888008876376" calcext:value-type="float">
            <text:p>-0,731888008876376</text:p>
          </table:table-cell>
          <table:table-cell table:formula="of:=LN([.B63])" office:value-type="float" office:value="6.27287700654617" calcext:value-type="float">
            <text:p>6,27287700654617</text:p>
          </table:table-cell>
          <table:table-cell table:formula="of:=[.C63]*[.D63]" office:value-type="float" office:value="-4.59104346224748" calcext:value-type="float">
            <text:p>-4,59104346224748</text:p>
          </table:table-cell>
          <table:table-cell table:formula="of:=[.C63]^2" office:value-type="float" office:value="0.535660057537026" calcext:value-type="float">
            <text:p>0,535660057537026</text:p>
          </table:table-cell>
          <table:table-cell table:number-columns-repeated="10"/>
        </table:table-row>
        <table:table-row table:style-name="ro2">
          <table:table-cell office:value-type="float" office:value="0.83" calcext:value-type="float">
            <text:p>0,83</text:p>
          </table:table-cell>
          <table:table-cell office:value-type="float" office:value="563" calcext:value-type="float">
            <text:p>563</text:p>
          </table:table-cell>
          <table:table-cell table:formula="of:=LN([.A64]-[.$L$4])" office:value-type="float" office:value="-0.731888008876376" calcext:value-type="float">
            <text:p>-0,731888008876376</text:p>
          </table:table-cell>
          <table:table-cell table:formula="of:=LN([.B64])" office:value-type="float" office:value="6.33327962813969" calcext:value-type="float">
            <text:p>6,33327962813969</text:p>
          </table:table-cell>
          <table:table-cell table:formula="of:=[.C64]*[.D64]" office:value-type="float" office:value="-4.63525141669647" calcext:value-type="float">
            <text:p>-4,63525141669647</text:p>
          </table:table-cell>
          <table:table-cell table:formula="of:=[.C64]^2" office:value-type="float" office:value="0.535660057537026" calcext:value-type="float">
            <text:p>0,535660057537026</text:p>
          </table:table-cell>
          <table:table-cell table:number-columns-repeated="10"/>
        </table:table-row>
        <table:table-row table:style-name="ro2">
          <table:table-cell office:value-type="float" office:value="0.84" calcext:value-type="float">
            <text:p>0,84</text:p>
          </table:table-cell>
          <table:table-cell office:value-type="float" office:value="407" calcext:value-type="float">
            <text:p>407</text:p>
          </table:table-cell>
          <table:table-cell table:formula="of:=LN([.A65]-[.$L$4])" office:value-type="float" office:value="-0.711311151187617" calcext:value-type="float">
            <text:p>-0,711311151187617</text:p>
          </table:table-cell>
          <table:table-cell table:formula="of:=LN([.B65])" office:value-type="float" office:value="6.0088131854426" calcext:value-type="float">
            <text:p>6,0088131854426</text:p>
          </table:table-cell>
          <table:table-cell table:formula="of:=[.C65]*[.D65]" office:value-type="float" office:value="-4.2741358242085" calcext:value-type="float">
            <text:p>-4,2741358242085</text:p>
          </table:table-cell>
          <table:table-cell table:formula="of:=[.C65]^2" office:value-type="float" office:value="0.505963553803852" calcext:value-type="float">
            <text:p>0,505963553803852</text:p>
          </table:table-cell>
          <table:table-cell table:number-columns-repeated="10"/>
        </table:table-row>
        <table:table-row table:style-name="ro2">
          <table:table-cell office:value-type="float" office:value="0.85" calcext:value-type="float">
            <text:p>0,85</text:p>
          </table:table-cell>
          <table:table-cell office:value-type="float" office:value="434" calcext:value-type="float">
            <text:p>434</text:p>
          </table:table-cell>
          <table:table-cell table:formula="of:=LN([.A66]-[.$L$4])" office:value-type="float" office:value="-0.691149177897272" calcext:value-type="float">
            <text:p>-0,691149177897272</text:p>
          </table:table-cell>
          <table:table-cell table:formula="of:=LN([.B66])" office:value-type="float" office:value="6.07304453410041" calcext:value-type="float">
            <text:p>6,07304453410041</text:p>
          </table:table-cell>
          <table:table-cell table:formula="of:=[.C66]*[.D66]" office:value-type="float" office:value="-4.19737973707702" calcext:value-type="float">
            <text:p>-4,19737973707702</text:p>
          </table:table-cell>
          <table:table-cell table:formula="of:=[.C66]^2" office:value-type="float" office:value="0.477687186108075" calcext:value-type="float">
            <text:p>0,477687186108075</text:p>
          </table:table-cell>
          <table:table-cell table:number-columns-repeated="10"/>
        </table:table-row>
        <table:table-row table:style-name="ro2">
          <table:table-cell office:value-type="float" office:value="0.86" calcext:value-type="float">
            <text:p>0,86</text:p>
          </table:table-cell>
          <table:table-cell office:value-type="float" office:value="556" calcext:value-type="float">
            <text:p>556</text:p>
          </table:table-cell>
          <table:table-cell table:formula="of:=LN([.A67]-[.$L$4])" office:value-type="float" office:value="-0.671385688778433" calcext:value-type="float">
            <text:p>-0,671385688778433</text:p>
          </table:table-cell>
          <table:table-cell table:formula="of:=LN([.B67])" office:value-type="float" office:value="6.32076829425058" calcext:value-type="float">
            <text:p>6,32076829425058</text:p>
          </table:table-cell>
          <table:table-cell table:formula="of:=[.C67]*[.D67]" office:value-type="float" office:value="-4.24367337484431" calcext:value-type="float">
            <text:p>-4,24367337484431</text:p>
          </table:table-cell>
          <table:table-cell table:formula="of:=[.C67]^2" office:value-type="float" office:value="0.45075874309649" calcext:value-type="float">
            <text:p>0,45075874309649</text:p>
          </table:table-cell>
          <table:table-cell table:number-columns-repeated="10"/>
        </table:table-row>
        <table:table-row table:style-name="ro2">
          <table:table-cell office:value-type="float" office:value="0.86" calcext:value-type="float">
            <text:p>0,86</text:p>
          </table:table-cell>
          <table:table-cell office:value-type="float" office:value="584" calcext:value-type="float">
            <text:p>584</text:p>
          </table:table-cell>
          <table:table-cell table:formula="of:=LN([.A68]-[.$L$4])" office:value-type="float" office:value="-0.671385688778433" calcext:value-type="float">
            <text:p>-0,671385688778433</text:p>
          </table:table-cell>
          <table:table-cell table:formula="of:=LN([.B68])" office:value-type="float" office:value="6.36990098282823" calcext:value-type="float">
            <text:p>6,36990098282823</text:p>
          </table:table-cell>
          <table:table-cell table:formula="of:=[.C68]*[.D68]" office:value-type="float" office:value="-4.27666035880654" calcext:value-type="float">
            <text:p>-4,27666035880654</text:p>
          </table:table-cell>
          <table:table-cell table:formula="of:=[.C68]^2" office:value-type="float" office:value="0.45075874309649" calcext:value-type="float">
            <text:p>0,45075874309649</text:p>
          </table:table-cell>
          <table:table-cell table:number-columns-repeated="10"/>
        </table:table-row>
        <table:table-row table:style-name="ro2">
          <table:table-cell office:value-type="float" office:value="0.86" calcext:value-type="float">
            <text:p>0,86</text:p>
          </table:table-cell>
          <table:table-cell office:value-type="float" office:value="562" calcext:value-type="float">
            <text:p>562</text:p>
          </table:table-cell>
          <table:table-cell table:formula="of:=LN([.A69]-[.$L$4])" office:value-type="float" office:value="-0.671385688778433" calcext:value-type="float">
            <text:p>-0,671385688778433</text:p>
          </table:table-cell>
          <table:table-cell table:formula="of:=LN([.B69])" office:value-type="float" office:value="6.33150184989369" calcext:value-type="float">
            <text:p>6,33150184989369</text:p>
          </table:table-cell>
          <table:table-cell table:formula="of:=[.C69]*[.D69]" office:value-type="float" office:value="-4.2508797304928" calcext:value-type="float">
            <text:p>-4,2508797304928</text:p>
          </table:table-cell>
          <table:table-cell table:formula="of:=[.C69]^2" office:value-type="float" office:value="0.45075874309649" calcext:value-type="float">
            <text:p>0,45075874309649</text:p>
          </table:table-cell>
          <table:table-cell table:number-columns-repeated="10"/>
        </table:table-row>
        <table:table-row table:style-name="ro2">
          <table:table-cell office:value-type="float" office:value="0.86" calcext:value-type="float">
            <text:p>0,86</text:p>
          </table:table-cell>
          <table:table-cell office:value-type="float" office:value="462" calcext:value-type="float">
            <text:p>462</text:p>
          </table:table-cell>
          <table:table-cell table:formula="of:=LN([.A70]-[.$L$4])" office:value-type="float" office:value="-0.671385688778433" calcext:value-type="float">
            <text:p>-0,671385688778433</text:p>
          </table:table-cell>
          <table:table-cell table:formula="of:=LN([.B70])" office:value-type="float" office:value="6.13556489108174" calcext:value-type="float">
            <text:p>6,13556489108174</text:p>
          </table:table-cell>
          <table:table-cell table:formula="of:=[.C70]*[.D70]" office:value-type="float" office:value="-4.11933046044368" calcext:value-type="float">
            <text:p>-4,11933046044368</text:p>
          </table:table-cell>
          <table:table-cell table:formula="of:=[.C70]^2" office:value-type="float" office:value="0.45075874309649" calcext:value-type="float">
            <text:p>0,45075874309649</text:p>
          </table:table-cell>
          <table:table-cell table:number-columns-repeated="10"/>
        </table:table-row>
        <table:table-row table:style-name="ro2">
          <table:table-cell office:value-type="float" office:value="0.86" calcext:value-type="float">
            <text:p>0,86</text:p>
          </table:table-cell>
          <table:table-cell office:value-type="float" office:value="461" calcext:value-type="float">
            <text:p>461</text:p>
          </table:table-cell>
          <table:table-cell table:formula="of:=LN([.A71]-[.$L$4])" office:value-type="float" office:value="-0.671385688778433" calcext:value-type="float">
            <text:p>-0,671385688778433</text:p>
          </table:table-cell>
          <table:table-cell table:formula="of:=LN([.B71])" office:value-type="float" office:value="6.13339804299665" calcext:value-type="float">
            <text:p>6,13339804299665</text:p>
          </table:table-cell>
          <table:table-cell table:formula="of:=[.C71]*[.D71]" office:value-type="float" office:value="-4.1178756696496" calcext:value-type="float">
            <text:p>-4,1178756696496</text:p>
          </table:table-cell>
          <table:table-cell table:formula="of:=[.C71]^2" office:value-type="float" office:value="0.45075874309649" calcext:value-type="float">
            <text:p>0,45075874309649</text:p>
          </table:table-cell>
          <table:table-cell table:number-columns-repeated="10"/>
        </table:table-row>
        <table:table-row table:style-name="ro2">
          <table:table-cell office:value-type="float" office:value="0.86" calcext:value-type="float">
            <text:p>0,86</text:p>
          </table:table-cell>
          <table:table-cell office:value-type="float" office:value="533" calcext:value-type="float">
            <text:p>533</text:p>
          </table:table-cell>
          <table:table-cell table:formula="of:=LN([.A72]-[.$L$4])" office:value-type="float" office:value="-0.671385688778433" calcext:value-type="float">
            <text:p>-0,671385688778433</text:p>
          </table:table-cell>
          <table:table-cell table:formula="of:=LN([.B72])" office:value-type="float" office:value="6.27852142416584" calcext:value-type="float">
            <text:p>6,27852142416584</text:p>
          </table:table-cell>
          <table:table-cell table:formula="of:=[.C72]*[.D72]" office:value-type="float" office:value="-4.21530943087373" calcext:value-type="float">
            <text:p>-4,21530943087373</text:p>
          </table:table-cell>
          <table:table-cell table:formula="of:=[.C72]^2" office:value-type="float" office:value="0.45075874309649" calcext:value-type="float">
            <text:p>0,45075874309649</text:p>
          </table:table-cell>
          <table:table-cell table:number-columns-repeated="10"/>
        </table:table-row>
        <table:table-row table:style-name="ro2">
          <table:table-cell office:value-type="float" office:value="0.86" calcext:value-type="float">
            <text:p>0,86</text:p>
          </table:table-cell>
          <table:table-cell office:value-type="float" office:value="377" calcext:value-type="float">
            <text:p>377</text:p>
          </table:table-cell>
          <table:table-cell table:formula="of:=LN([.A73]-[.$L$4])" office:value-type="float" office:value="-0.671385688778433" calcext:value-type="float">
            <text:p>-0,671385688778433</text:p>
          </table:table-cell>
          <table:table-cell table:formula="of:=LN([.B73])" office:value-type="float" office:value="5.93224518744801" calcext:value-type="float">
            <text:p>5,93224518744801</text:p>
          </table:table-cell>
          <table:table-cell table:formula="of:=[.C73]*[.D73]" office:value-type="float" office:value="-3.98282452117732" calcext:value-type="float">
            <text:p>-3,98282452117732</text:p>
          </table:table-cell>
          <table:table-cell table:formula="of:=[.C73]^2" office:value-type="float" office:value="0.45075874309649" calcext:value-type="float">
            <text:p>0,45075874309649</text:p>
          </table:table-cell>
          <table:table-cell table:number-columns-repeated="10"/>
        </table:table-row>
        <table:table-row table:style-name="ro2">
          <table:table-cell office:value-type="float" office:value="0.87" calcext:value-type="float">
            <text:p>0,87</text:p>
          </table:table-cell>
          <table:table-cell office:value-type="float" office:value="503" calcext:value-type="float">
            <text:p>503</text:p>
          </table:table-cell>
          <table:table-cell table:formula="of:=LN([.A74]-[.$L$4])" office:value-type="float" office:value="-0.65200523722877" calcext:value-type="float">
            <text:p>-0,65200523722877</text:p>
          </table:table-cell>
          <table:table-cell table:formula="of:=LN([.B74])" office:value-type="float" office:value="6.22059017009974" calcext:value-type="float">
            <text:p>6,22059017009974</text:p>
          </table:table-cell>
          <table:table-cell table:formula="of:=[.C74]*[.D74]" office:value-type="float" office:value="-4.05585736955884" calcext:value-type="float">
            <text:p>-4,05585736955884</text:p>
          </table:table-cell>
          <table:table-cell table:formula="of:=[.C74]^2" office:value-type="float" office:value="0.425110829373745" calcext:value-type="float">
            <text:p>0,425110829373745</text:p>
          </table:table-cell>
          <table:table-cell table:number-columns-repeated="10"/>
        </table:table-row>
        <table:table-row table:style-name="ro2">
          <table:table-cell office:value-type="float" office:value="0.87" calcext:value-type="float">
            <text:p>0,87</text:p>
          </table:table-cell>
          <table:table-cell office:value-type="float" office:value="492" calcext:value-type="float">
            <text:p>492</text:p>
          </table:table-cell>
          <table:table-cell table:formula="of:=LN([.A75]-[.$L$4])" office:value-type="float" office:value="-0.65200523722877" calcext:value-type="float">
            <text:p>-0,65200523722877</text:p>
          </table:table-cell>
          <table:table-cell table:formula="of:=LN([.B75])" office:value-type="float" office:value="6.19847871649231" calcext:value-type="float">
            <text:p>6,19847871649231</text:p>
          </table:table-cell>
          <table:table-cell table:formula="of:=[.C75]*[.D75]" office:value-type="float" office:value="-4.04144058600405" calcext:value-type="float">
            <text:p>-4,04144058600405</text:p>
          </table:table-cell>
          <table:table-cell table:formula="of:=[.C75]^2" office:value-type="float" office:value="0.425110829373745" calcext:value-type="float">
            <text:p>0,425110829373745</text:p>
          </table:table-cell>
          <table:table-cell table:number-columns-repeated="10"/>
        </table:table-row>
        <table:table-row table:style-name="ro2">
          <table:table-cell office:value-type="float" office:value="0.87" calcext:value-type="float">
            <text:p>0,87</text:p>
          </table:table-cell>
          <table:table-cell office:value-type="float" office:value="488" calcext:value-type="float">
            <text:p>488</text:p>
          </table:table-cell>
          <table:table-cell table:formula="of:=LN([.A76]-[.$L$4])" office:value-type="float" office:value="-0.65200523722877" calcext:value-type="float">
            <text:p>-0,65200523722877</text:p>
          </table:table-cell>
          <table:table-cell table:formula="of:=LN([.B76])" office:value-type="float" office:value="6.19031540585315" calcext:value-type="float">
            <text:p>6,19031540585315</text:p>
          </table:table-cell>
          <table:table-cell table:formula="of:=[.C76]*[.D76]" office:value-type="float" office:value="-4.03611806471419" calcext:value-type="float">
            <text:p>-4,03611806471419</text:p>
          </table:table-cell>
          <table:table-cell table:formula="of:=[.C76]^2" office:value-type="float" office:value="0.425110829373745" calcext:value-type="float">
            <text:p>0,425110829373745</text:p>
          </table:table-cell>
          <table:table-cell table:number-columns-repeated="10"/>
        </table:table-row>
        <table:table-row table:style-name="ro2">
          <table:table-cell office:value-type="float" office:value="0.88" calcext:value-type="float">
            <text:p>0,88</text:p>
          </table:table-cell>
          <table:table-cell office:value-type="float" office:value="441" calcext:value-type="float">
            <text:p>441</text:p>
          </table:table-cell>
          <table:table-cell table:formula="of:=LN([.A77]-[.$L$4])" office:value-type="float" office:value="-0.632993257740198" calcext:value-type="float">
            <text:p>-0,632993257740198</text:p>
          </table:table-cell>
          <table:table-cell table:formula="of:=LN([.B77])" office:value-type="float" office:value="6.08904487544685" calcext:value-type="float">
            <text:p>6,08904487544685</text:p>
          </table:table-cell>
          <table:table-cell table:formula="of:=[.C77]*[.D77]" office:value-type="float" office:value="-3.85432435223536" calcext:value-type="float">
            <text:p>-3,85432435223536</text:p>
          </table:table-cell>
          <table:table-cell table:formula="of:=[.C77]^2" office:value-type="float" office:value="0.400680464344549" calcext:value-type="float">
            <text:p>0,400680464344549</text:p>
          </table:table-cell>
          <table:table-cell table:number-columns-repeated="10"/>
        </table:table-row>
        <table:table-row table:style-name="ro2">
          <table:table-cell office:value-type="float" office:value="0.88" calcext:value-type="float">
            <text:p>0,88</text:p>
          </table:table-cell>
          <table:table-cell office:value-type="float" office:value="403" calcext:value-type="float">
            <text:p>403</text:p>
          </table:table-cell>
          <table:table-cell table:formula="of:=LN([.A78]-[.$L$4])" office:value-type="float" office:value="-0.632993257740198" calcext:value-type="float">
            <text:p>-0,632993257740198</text:p>
          </table:table-cell>
          <table:table-cell table:formula="of:=LN([.B78])" office:value-type="float" office:value="5.99893656194668" calcext:value-type="float">
            <text:p>5,99893656194668</text:p>
          </table:table-cell>
          <table:table-cell table:formula="of:=[.C78]*[.D78]" office:value-type="float" office:value="-3.79728639732341" calcext:value-type="float">
            <text:p>-3,79728639732341</text:p>
          </table:table-cell>
          <table:table-cell table:formula="of:=[.C78]^2" office:value-type="float" office:value="0.400680464344549" calcext:value-type="float">
            <text:p>0,400680464344549</text:p>
          </table:table-cell>
          <table:table-cell table:number-columns-repeated="10"/>
        </table:table-row>
        <table:table-row table:style-name="ro2">
          <table:table-cell office:value-type="float" office:value="0.88" calcext:value-type="float">
            <text:p>0,88</text:p>
          </table:table-cell>
          <table:table-cell office:value-type="float" office:value="384" calcext:value-type="float">
            <text:p>384</text:p>
          </table:table-cell>
          <table:table-cell table:formula="of:=LN([.A79]-[.$L$4])" office:value-type="float" office:value="-0.632993257740198" calcext:value-type="float">
            <text:p>-0,632993257740198</text:p>
          </table:table-cell>
          <table:table-cell table:formula="of:=LN([.B79])" office:value-type="float" office:value="5.95064255258773" calcext:value-type="float">
            <text:p>5,95064255258773</text:p>
          </table:table-cell>
          <table:table-cell table:formula="of:=[.C79]*[.D79]" office:value-type="float" office:value="-3.76671661500995" calcext:value-type="float">
            <text:p>-3,76671661500995</text:p>
          </table:table-cell>
          <table:table-cell table:formula="of:=[.C79]^2" office:value-type="float" office:value="0.400680464344549" calcext:value-type="float">
            <text:p>0,400680464344549</text:p>
          </table:table-cell>
          <table:table-cell table:number-columns-repeated="10"/>
        </table:table-row>
        <table:table-row table:style-name="ro2">
          <table:table-cell office:value-type="float" office:value="0.88" calcext:value-type="float">
            <text:p>0,88</text:p>
          </table:table-cell>
          <table:table-cell office:value-type="float" office:value="500" calcext:value-type="float">
            <text:p>500</text:p>
          </table:table-cell>
          <table:table-cell table:formula="of:=LN([.A80]-[.$L$4])" office:value-type="float" office:value="-0.632993257740198" calcext:value-type="float">
            <text:p>-0,632993257740198</text:p>
          </table:table-cell>
          <table:table-cell table:formula="of:=LN([.B80])" office:value-type="float" office:value="6.21460809842219" calcext:value-type="float">
            <text:p>6,21460809842219</text:p>
          </table:table-cell>
          <table:table-cell table:formula="of:=[.C80]*[.D80]" office:value-type="float" office:value="-3.93380502579888" calcext:value-type="float">
            <text:p>-3,93380502579888</text:p>
          </table:table-cell>
          <table:table-cell table:formula="of:=[.C80]^2" office:value-type="float" office:value="0.400680464344549" calcext:value-type="float">
            <text:p>0,400680464344549</text:p>
          </table:table-cell>
          <table:table-cell table:number-columns-repeated="10"/>
        </table:table-row>
        <table:table-row table:style-name="ro2">
          <table:table-cell office:value-type="float" office:value="0.9" calcext:value-type="float">
            <text:p>0,9</text:p>
          </table:table-cell>
          <table:table-cell office:value-type="float" office:value="525" calcext:value-type="float">
            <text:p>525</text:p>
          </table:table-cell>
          <table:table-cell table:formula="of:=LN([.A81]-[.$L$4])" office:value-type="float" office:value="-0.596020469829223" calcext:value-type="float">
            <text:p>-0,596020469829223</text:p>
          </table:table-cell>
          <table:table-cell table:formula="of:=LN([.B81])" office:value-type="float" office:value="6.26339826259162" calcext:value-type="float">
            <text:p>6,26339826259162</text:p>
          </table:table-cell>
          <table:table-cell table:formula="of:=[.C81]*[.D81]" office:value-type="float" office:value="-3.7331135751974" calcext:value-type="float">
            <text:p>-3,7331135751974</text:p>
          </table:table-cell>
          <table:table-cell table:formula="of:=[.C81]^2" office:value-type="float" office:value="0.355240400455447" calcext:value-type="float">
            <text:p>0,355240400455447</text:p>
          </table:table-cell>
          <table:table-cell table:number-columns-repeated="10"/>
        </table:table-row>
        <table:table-row table:style-name="ro2">
          <table:table-cell office:value-type="float" office:value="0.9" calcext:value-type="float">
            <text:p>0,9</text:p>
          </table:table-cell>
          <table:table-cell office:value-type="float" office:value="499" calcext:value-type="float">
            <text:p>499</text:p>
          </table:table-cell>
          <table:table-cell table:formula="of:=LN([.A82]-[.$L$4])" office:value-type="float" office:value="-0.596020469829223" calcext:value-type="float">
            <text:p>-0,596020469829223</text:p>
          </table:table-cell>
          <table:table-cell table:formula="of:=LN([.B82])" office:value-type="float" office:value="6.21260609575152" calcext:value-type="float">
            <text:p>6,21260609575152</text:p>
          </table:table-cell>
          <table:table-cell table:formula="of:=[.C82]*[.D82]" office:value-type="float" office:value="-3.70284040405371" calcext:value-type="float">
            <text:p>-3,70284040405371</text:p>
          </table:table-cell>
          <table:table-cell table:formula="of:=[.C82]^2" office:value-type="float" office:value="0.355240400455447" calcext:value-type="float">
            <text:p>0,355240400455447</text:p>
          </table:table-cell>
          <table:table-cell table:number-columns-repeated="10"/>
        </table:table-row>
        <table:table-row table:style-name="ro2">
          <table:table-cell office:value-type="float" office:value="0.9" calcext:value-type="float">
            <text:p>0,9</text:p>
          </table:table-cell>
          <table:table-cell office:value-type="float" office:value="502" calcext:value-type="float">
            <text:p>502</text:p>
          </table:table-cell>
          <table:table-cell table:formula="of:=LN([.A83]-[.$L$4])" office:value-type="float" office:value="-0.596020469829223" calcext:value-type="float">
            <text:p>-0,596020469829223</text:p>
          </table:table-cell>
          <table:table-cell table:formula="of:=LN([.B83])" office:value-type="float" office:value="6.21860011969173" calcext:value-type="float">
            <text:p>6,21860011969173</text:p>
          </table:table-cell>
          <table:table-cell table:formula="of:=[.C83]*[.D83]" office:value-type="float" office:value="-3.70641296501872" calcext:value-type="float">
            <text:p>-3,70641296501872</text:p>
          </table:table-cell>
          <table:table-cell table:formula="of:=[.C83]^2" office:value-type="float" office:value="0.355240400455447" calcext:value-type="float">
            <text:p>0,355240400455447</text:p>
          </table:table-cell>
          <table:table-cell table:number-columns-repeated="10"/>
        </table:table-row>
        <table:table-row table:style-name="ro2">
          <table:table-cell office:value-type="float" office:value="0.9" calcext:value-type="float">
            <text:p>0,9</text:p>
          </table:table-cell>
          <table:table-cell office:value-type="float" office:value="530" calcext:value-type="float">
            <text:p>530</text:p>
          </table:table-cell>
          <table:table-cell table:formula="of:=LN([.A84]-[.$L$4])" office:value-type="float" office:value="-0.596020469829223" calcext:value-type="float">
            <text:p>-0,596020469829223</text:p>
          </table:table-cell>
          <table:table-cell table:formula="of:=LN([.B84])" office:value-type="float" office:value="6.27287700654617" calcext:value-type="float">
            <text:p>6,27287700654617</text:p>
          </table:table-cell>
          <table:table-cell table:formula="of:=[.C84]*[.D84]" office:value-type="float" office:value="-3.73876310062257" calcext:value-type="float">
            <text:p>-3,73876310062257</text:p>
          </table:table-cell>
          <table:table-cell table:formula="of:=[.C84]^2" office:value-type="float" office:value="0.355240400455447" calcext:value-type="float">
            <text:p>0,355240400455447</text:p>
          </table:table-cell>
          <table:table-cell table:number-columns-repeated="10"/>
        </table:table-row>
        <table:table-row table:style-name="ro2">
          <table:table-cell office:value-type="float" office:value="0.9" calcext:value-type="float">
            <text:p>0,9</text:p>
          </table:table-cell>
          <table:table-cell office:value-type="float" office:value="478" calcext:value-type="float">
            <text:p>478</text:p>
          </table:table-cell>
          <table:table-cell table:formula="of:=LN([.A85]-[.$L$4])" office:value-type="float" office:value="-0.596020469829223" calcext:value-type="float">
            <text:p>-0,596020469829223</text:p>
          </table:table-cell>
          <table:table-cell table:formula="of:=LN([.B85])" office:value-type="float" office:value="6.16961073249146" calcext:value-type="float">
            <text:p>6,16961073249146</text:p>
          </table:table-cell>
          <table:table-cell table:formula="of:=[.C85]*[.D85]" office:value-type="float" office:value="-3.67721428744297" calcext:value-type="float">
            <text:p>-3,67721428744297</text:p>
          </table:table-cell>
          <table:table-cell table:formula="of:=[.C85]^2" office:value-type="float" office:value="0.355240400455447" calcext:value-type="float">
            <text:p>0,355240400455447</text:p>
          </table:table-cell>
          <table:table-cell table:number-columns-repeated="10"/>
        </table:table-row>
        <table:table-row table:style-name="ro2">
          <table:table-cell office:value-type="float" office:value="0.9" calcext:value-type="float">
            <text:p>0,9</text:p>
          </table:table-cell>
          <table:table-cell office:value-type="float" office:value="491" calcext:value-type="float">
            <text:p>491</text:p>
          </table:table-cell>
          <table:table-cell table:formula="of:=LN([.A86]-[.$L$4])" office:value-type="float" office:value="-0.596020469829223" calcext:value-type="float">
            <text:p>-0,596020469829223</text:p>
          </table:table-cell>
          <table:table-cell table:formula="of:=LN([.B86])" office:value-type="float" office:value="6.19644412779452" calcext:value-type="float">
            <text:p>6,19644412779452</text:p>
          </table:table-cell>
          <table:table-cell table:formula="of:=[.C86]*[.D86]" office:value-type="float" office:value="-3.69320754031862" calcext:value-type="float">
            <text:p>-3,69320754031862</text:p>
          </table:table-cell>
          <table:table-cell table:formula="of:=[.C86]^2" office:value-type="float" office:value="0.355240400455447" calcext:value-type="float">
            <text:p>0,355240400455447</text:p>
          </table:table-cell>
          <table:table-cell table:number-columns-repeated="10"/>
        </table:table-row>
        <table:table-row table:style-name="ro2">
          <table:table-cell office:value-type="float" office:value="0.9" calcext:value-type="float">
            <text:p>0,9</text:p>
          </table:table-cell>
          <table:table-cell office:value-type="float" office:value="488" calcext:value-type="float">
            <text:p>488</text:p>
          </table:table-cell>
          <table:table-cell table:formula="of:=LN([.A87]-[.$L$4])" office:value-type="float" office:value="-0.596020469829223" calcext:value-type="float">
            <text:p>-0,596020469829223</text:p>
          </table:table-cell>
          <table:table-cell table:formula="of:=LN([.B87])" office:value-type="float" office:value="6.19031540585315" calcext:value-type="float">
            <text:p>6,19031540585315</text:p>
          </table:table-cell>
          <table:table-cell table:formula="of:=[.C87]*[.D87]" office:value-type="float" office:value="-3.68955469658767" calcext:value-type="float">
            <text:p>-3,68955469658767</text:p>
          </table:table-cell>
          <table:table-cell table:formula="of:=[.C87]^2" office:value-type="float" office:value="0.355240400455447" calcext:value-type="float">
            <text:p>0,355240400455447</text:p>
          </table:table-cell>
          <table:table-cell table:number-columns-repeated="10"/>
        </table:table-row>
        <table:table-row table:style-name="ro2">
          <table:table-cell office:value-type="float" office:value="0.91" calcext:value-type="float">
            <text:p>0,91</text:p>
          </table:table-cell>
          <table:table-cell office:value-type="float" office:value="440.755" calcext:value-type="float">
            <text:p>440,755</text:p>
          </table:table-cell>
          <table:table-cell table:formula="of:=LN([.A88]-[.$L$4])" office:value-type="float" office:value="-0.578034373459441" calcext:value-type="float">
            <text:p>-0,578034373459441</text:p>
          </table:table-cell>
          <table:table-cell table:formula="of:=LN([.B88])" office:value-type="float" office:value="6.08848916551312" calcext:value-type="float">
            <text:p>6,08848916551312</text:p>
          </table:table-cell>
          <table:table-cell table:formula="of:=[.C88]*[.D88]" office:value-type="float" office:value="-3.51935602010197" calcext:value-type="float">
            <text:p>-3,51935602010197</text:p>
          </table:table-cell>
          <table:table-cell table:formula="of:=[.C88]^2" office:value-type="float" office:value="0.334123736900648" calcext:value-type="float">
            <text:p>0,334123736900648</text:p>
          </table:table-cell>
          <table:table-cell table:number-columns-repeated="10"/>
        </table:table-row>
        <table:table-row table:style-name="ro2">
          <table:table-cell office:value-type="float" office:value="0.91" calcext:value-type="float">
            <text:p>0,91</text:p>
          </table:table-cell>
          <table:table-cell office:value-type="float" office:value="416" calcext:value-type="float">
            <text:p>416</text:p>
          </table:table-cell>
          <table:table-cell table:formula="of:=LN([.A89]-[.$L$4])" office:value-type="float" office:value="-0.578034373459441" calcext:value-type="float">
            <text:p>-0,578034373459441</text:p>
          </table:table-cell>
          <table:table-cell table:formula="of:=LN([.B89])" office:value-type="float" office:value="6.03068526026126" calcext:value-type="float">
            <text:p>6,03068526026126</text:p>
          </table:table-cell>
          <table:table-cell table:formula="of:=[.C89]*[.D89]" office:value-type="float" office:value="-3.4859433759462" calcext:value-type="float">
            <text:p>-3,4859433759462</text:p>
          </table:table-cell>
          <table:table-cell table:formula="of:=[.C89]^2" office:value-type="float" office:value="0.334123736900648" calcext:value-type="float">
            <text:p>0,334123736900648</text:p>
          </table:table-cell>
          <table:table-cell table:number-columns-repeated="10"/>
        </table:table-row>
        <table:table-row table:style-name="ro2">
          <table:table-cell office:value-type="float" office:value="0.92" calcext:value-type="float">
            <text:p>0,92</text:p>
          </table:table-cell>
          <table:table-cell office:value-type="float" office:value="224" calcext:value-type="float">
            <text:p>224</text:p>
          </table:table-cell>
          <table:table-cell table:formula="of:=LN([.A90]-[.$L$4])" office:value-type="float" office:value="-0.560366069326127" calcext:value-type="float">
            <text:p>-0,560366069326127</text:p>
          </table:table-cell>
          <table:table-cell table:formula="of:=LN([.B90])" office:value-type="float" office:value="5.41164605185504" calcext:value-type="float">
            <text:p>5,41164605185504</text:p>
          </table:table-cell>
          <table:table-cell table:formula="of:=[.C90]*[.D90]" office:value-type="float" office:value="-3.03250282666226" calcext:value-type="float">
            <text:p>-3,03250282666226</text:p>
          </table:table-cell>
          <table:table-cell table:formula="of:=[.C90]^2" office:value-type="float" office:value="0.314010131652014" calcext:value-type="float">
            <text:p>0,314010131652014</text:p>
          </table:table-cell>
          <table:table-cell table:number-columns-repeated="10"/>
        </table:table-row>
        <table:table-row table:style-name="ro2">
          <table:table-cell office:value-type="float" office:value="0.92" calcext:value-type="float">
            <text:p>0,92</text:p>
          </table:table-cell>
          <table:table-cell office:value-type="float" office:value="569" calcext:value-type="float">
            <text:p>569</text:p>
          </table:table-cell>
          <table:table-cell table:formula="of:=LN([.A91]-[.$L$4])" office:value-type="float" office:value="-0.560366069326127" calcext:value-type="float">
            <text:p>-0,560366069326127</text:p>
          </table:table-cell>
          <table:table-cell table:formula="of:=LN([.B91])" office:value-type="float" office:value="6.34388043412633" calcext:value-type="float">
            <text:p>6,34388043412633</text:p>
          </table:table-cell>
          <table:table-cell table:formula="of:=[.C91]*[.D91]" office:value-type="float" office:value="-3.55489534314629" calcext:value-type="float">
            <text:p>-3,55489534314629</text:p>
          </table:table-cell>
          <table:table-cell table:formula="of:=[.C91]^2" office:value-type="float" office:value="0.314010131652014" calcext:value-type="float">
            <text:p>0,314010131652014</text:p>
          </table:table-cell>
          <table:table-cell table:number-columns-repeated="10"/>
        </table:table-row>
        <table:table-row table:style-name="ro2">
          <table:table-cell office:value-type="float" office:value="0.94" calcext:value-type="float">
            <text:p>0,94</text:p>
          </table:table-cell>
          <table:table-cell office:value-type="float" office:value="600" calcext:value-type="float">
            <text:p>600</text:p>
          </table:table-cell>
          <table:table-cell table:formula="of:=LN([.A92]-[.$L$4])" office:value-type="float" office:value="-0.525939261576039" calcext:value-type="float">
            <text:p>-0,525939261576039</text:p>
          </table:table-cell>
          <table:table-cell table:formula="of:=LN([.B92])" office:value-type="float" office:value="6.39692965521615" calcext:value-type="float">
            <text:p>6,39692965521615</text:p>
          </table:table-cell>
          <table:table-cell table:formula="of:=[.C92]*[.D92]" office:value-type="float" office:value="-3.36439645921825" calcext:value-type="float">
            <text:p>-3,36439645921825</text:p>
          </table:table-cell>
          <table:table-cell table:formula="of:=[.C92]^2" office:value-type="float" office:value="0.276612106867149" calcext:value-type="float">
            <text:p>0,276612106867149</text:p>
          </table:table-cell>
          <table:table-cell table:number-columns-repeated="10"/>
        </table:table-row>
        <table:table-row table:style-name="ro2">
          <table:table-cell office:value-type="float" office:value="0.94" calcext:value-type="float">
            <text:p>0,94</text:p>
          </table:table-cell>
          <table:table-cell office:value-type="float" office:value="611" calcext:value-type="float">
            <text:p>611</text:p>
          </table:table-cell>
          <table:table-cell table:formula="of:=LN([.A93]-[.$L$4])" office:value-type="float" office:value="-0.525939261576039" calcext:value-type="float">
            <text:p>-0,525939261576039</text:p>
          </table:table-cell>
          <table:table-cell table:formula="of:=LN([.B93])" office:value-type="float" office:value="6.4150969591716" calcext:value-type="float">
            <text:p>6,4150969591716</text:p>
          </table:table-cell>
          <table:table-cell table:formula="of:=[.C93]*[.D93]" office:value-type="float" office:value="-3.3739513576454" calcext:value-type="float">
            <text:p>-3,3739513576454</text:p>
          </table:table-cell>
          <table:table-cell table:formula="of:=[.C93]^2" office:value-type="float" office:value="0.276612106867149" calcext:value-type="float">
            <text:p>0,276612106867149</text:p>
          </table:table-cell>
          <table:table-cell table:number-columns-repeated="10"/>
        </table:table-row>
        <table:table-row table:style-name="ro2">
          <table:table-cell office:value-type="float" office:value="0.94" calcext:value-type="float">
            <text:p>0,94</text:p>
          </table:table-cell>
          <table:table-cell office:value-type="float" office:value="457" calcext:value-type="float">
            <text:p>457</text:p>
          </table:table-cell>
          <table:table-cell table:formula="of:=LN([.A94]-[.$L$4])" office:value-type="float" office:value="-0.525939261576039" calcext:value-type="float">
            <text:p>-0,525939261576039</text:p>
          </table:table-cell>
          <table:table-cell table:formula="of:=LN([.B94])" office:value-type="float" office:value="6.12468339089421" calcext:value-type="float">
            <text:p>6,12468339089421</text:p>
          </table:table-cell>
          <table:table-cell table:formula="of:=[.C94]*[.D94]" office:value-type="float" office:value="-3.22121145999393" calcext:value-type="float">
            <text:p>-3,22121145999393</text:p>
          </table:table-cell>
          <table:table-cell table:formula="of:=[.C94]^2" office:value-type="float" office:value="0.276612106867149" calcext:value-type="float">
            <text:p>0,276612106867149</text:p>
          </table:table-cell>
          <table:table-cell table:number-columns-repeated="10"/>
        </table:table-row>
        <table:table-row table:style-name="ro2">
          <table:table-cell office:value-type="float" office:value="0.95" calcext:value-type="float">
            <text:p>0,95</text:p>
          </table:table-cell>
          <table:table-cell office:value-type="float" office:value="530" calcext:value-type="float">
            <text:p>530</text:p>
          </table:table-cell>
          <table:table-cell table:formula="of:=LN([.A95]-[.$L$4])" office:value-type="float" office:value="-0.50916034444693" calcext:value-type="float">
            <text:p>-0,50916034444693</text:p>
          </table:table-cell>
          <table:table-cell table:formula="of:=LN([.B95])" office:value-type="float" office:value="6.27287700654617" calcext:value-type="float">
            <text:p>6,27287700654617</text:p>
          </table:table-cell>
          <table:table-cell table:formula="of:=[.C95]*[.D95]" office:value-type="float" office:value="-3.19390021732627" calcext:value-type="float">
            <text:p>-3,19390021732627</text:p>
          </table:table-cell>
          <table:table-cell table:formula="of:=[.C95]^2" office:value-type="float" office:value="0.259244256357316" calcext:value-type="float">
            <text:p>0,259244256357316</text:p>
          </table:table-cell>
          <table:table-cell table:number-columns-repeated="10"/>
        </table:table-row>
        <table:table-row table:style-name="ro2">
          <table:table-cell office:value-type="float" office:value="0.96" calcext:value-type="float">
            <text:p>0,96</text:p>
          </table:table-cell>
          <table:table-cell office:value-type="float" office:value="534" calcext:value-type="float">
            <text:p>534</text:p>
          </table:table-cell>
          <table:table-cell table:formula="of:=LN([.A96]-[.$L$4])" office:value-type="float" office:value="-0.492658319810542" calcext:value-type="float">
            <text:p>-0,492658319810542</text:p>
          </table:table-cell>
          <table:table-cell table:formula="of:=LN([.B96])" office:value-type="float" office:value="6.2803958389602" calcext:value-type="float">
            <text:p>6,2803958389602</text:p>
          </table:table-cell>
          <table:table-cell table:formula="of:=[.C96]*[.D96]" office:value-type="float" office:value="-3.09408926176725" calcext:value-type="float">
            <text:p>-3,09408926176725</text:p>
          </table:table-cell>
          <table:table-cell table:formula="of:=[.C96]^2" office:value-type="float" office:value="0.242712220078546" calcext:value-type="float">
            <text:p>0,242712220078546</text:p>
          </table:table-cell>
          <table:table-cell table:number-columns-repeated="10"/>
        </table:table-row>
        <table:table-row table:style-name="ro2">
          <table:table-cell office:value-type="float" office:value="0.96" calcext:value-type="float">
            <text:p>0,96</text:p>
          </table:table-cell>
          <table:table-cell office:value-type="float" office:value="555" calcext:value-type="float">
            <text:p>555</text:p>
          </table:table-cell>
          <table:table-cell table:formula="of:=LN([.A97]-[.$L$4])" office:value-type="float" office:value="-0.492658319810542" calcext:value-type="float">
            <text:p>-0,492658319810542</text:p>
          </table:table-cell>
          <table:table-cell table:formula="of:=LN([.B97])" office:value-type="float" office:value="6.31896811374643" calcext:value-type="float">
            <text:p>6,31896811374643</text:p>
          </table:table-cell>
          <table:table-cell table:formula="of:=[.C97]*[.D97]" office:value-type="float" office:value="-3.11309221385471" calcext:value-type="float">
            <text:p>-3,11309221385471</text:p>
          </table:table-cell>
          <table:table-cell table:formula="of:=[.C97]^2" office:value-type="float" office:value="0.242712220078546" calcext:value-type="float">
            <text:p>0,242712220078546</text:p>
          </table:table-cell>
          <table:table-cell table:number-columns-repeated="10"/>
        </table:table-row>
        <table:table-row table:style-name="ro2">
          <table:table-cell office:value-type="float" office:value="0.96" calcext:value-type="float">
            <text:p>0,96</text:p>
          </table:table-cell>
          <table:table-cell office:value-type="float" office:value="426" calcext:value-type="float">
            <text:p>426</text:p>
          </table:table-cell>
          <table:table-cell table:formula="of:=LN([.A98]-[.$L$4])" office:value-type="float" office:value="-0.492658319810542" calcext:value-type="float">
            <text:p>-0,492658319810542</text:p>
          </table:table-cell>
          <table:table-cell table:formula="of:=LN([.B98])" office:value-type="float" office:value="6.05443934626937" calcext:value-type="float">
            <text:p>6,05443934626937</text:p>
          </table:table-cell>
          <table:table-cell table:formula="of:=[.C98]*[.D98]" office:value-type="float" office:value="-2.9827699157279" calcext:value-type="float">
            <text:p>-2,9827699157279</text:p>
          </table:table-cell>
          <table:table-cell table:formula="of:=[.C98]^2" office:value-type="float" office:value="0.242712220078546" calcext:value-type="float">
            <text:p>0,242712220078546</text:p>
          </table:table-cell>
          <table:table-cell table:number-columns-repeated="10"/>
        </table:table-row>
        <table:table-row table:style-name="ro2">
          <table:table-cell office:value-type="float" office:value="0.97" calcext:value-type="float">
            <text:p>0,97</text:p>
          </table:table-cell>
          <table:table-cell office:value-type="float" office:value="477.49" calcext:value-type="float">
            <text:p>477,49</text:p>
          </table:table-cell>
          <table:table-cell table:formula="of:=LN([.A99]-[.$L$4])" office:value-type="float" office:value="-0.476424197048658" calcext:value-type="float">
            <text:p>-0,476424197048658</text:p>
          </table:table-cell>
          <table:table-cell table:formula="of:=LN([.B99])" office:value-type="float" office:value="6.16854321729311" calcext:value-type="float">
            <text:p>6,16854321729311</text:p>
          </table:table-cell>
          <table:table-cell table:formula="of:=[.C99]*[.D99]" office:value-type="float" office:value="-2.93884324925882" calcext:value-type="float">
            <text:p>-2,93884324925882</text:p>
          </table:table-cell>
          <table:table-cell table:formula="of:=[.C99]^2" office:value-type="float" office:value="0.226980015533459" calcext:value-type="float">
            <text:p>0,226980015533459</text:p>
          </table:table-cell>
          <table:table-cell table:number-columns-repeated="10"/>
        </table:table-row>
        <table:table-row table:style-name="ro2">
          <table:table-cell office:value-type="float" office:value="0.97" calcext:value-type="float">
            <text:p>0,97</text:p>
          </table:table-cell>
          <table:table-cell office:value-type="float" office:value="265.076" calcext:value-type="float">
            <text:p>265,076</text:p>
          </table:table-cell>
          <table:table-cell table:formula="of:=LN([.A100]-[.$L$4])" office:value-type="float" office:value="-0.476424197048658" calcext:value-type="float">
            <text:p>-0,476424197048658</text:p>
          </table:table-cell>
          <table:table-cell table:formula="of:=LN([.B100])" office:value-type="float" office:value="5.58001657732196" calcext:value-type="float">
            <text:p>5,58001657732196</text:p>
          </table:table-cell>
          <table:table-cell table:formula="of:=[.C100]*[.D100]" office:value-type="float" office:value="-2.65845491736882" calcext:value-type="float">
            <text:p>-2,65845491736882</text:p>
          </table:table-cell>
          <table:table-cell table:formula="of:=[.C100]^2" office:value-type="float" office:value="0.226980015533459" calcext:value-type="float">
            <text:p>0,226980015533459</text:p>
          </table:table-cell>
          <table:table-cell table:number-columns-repeated="10"/>
        </table:table-row>
        <table:table-row table:style-name="ro2">
          <table:table-cell office:value-type="float" office:value="0.98" calcext:value-type="float">
            <text:p>0,98</text:p>
          </table:table-cell>
          <table:table-cell office:value-type="float" office:value="615" calcext:value-type="float">
            <text:p>615</text:p>
          </table:table-cell>
          <table:table-cell table:formula="of:=LN([.A101]-[.$L$4])" office:value-type="float" office:value="-0.460449416440924" calcext:value-type="float">
            <text:p>-0,460449416440924</text:p>
          </table:table-cell>
          <table:table-cell table:formula="of:=LN([.B101])" office:value-type="float" office:value="6.42162226780652" calcext:value-type="float">
            <text:p>6,42162226780652</text:p>
          </table:table-cell>
          <table:table-cell table:formula="of:=[.C101]*[.D101]" office:value-type="float" office:value="-2.95683222581555" calcext:value-type="float">
            <text:p>-2,95683222581555</text:p>
          </table:table-cell>
          <table:table-cell table:formula="of:=[.C101]^2" office:value-type="float" office:value="0.212013665100787" calcext:value-type="float">
            <text:p>0,212013665100787</text:p>
          </table:table-cell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table:formula="of:=LN([.A102]-[.$L$4])" office:value-type="float" office:value="-0.429245636773568" calcext:value-type="float">
            <text:p>-0,429245636773568</text:p>
          </table:table-cell>
          <table:table-cell table:formula="of:=LN([.B102])" office:value-type="float" office:value="6.13122648948314" calcext:value-type="float">
            <text:p>6,13122648948314</text:p>
          </table:table-cell>
          <table:table-cell table:formula="of:=[.C102]*[.D102]" office:value-type="float" office:value="-2.63180221868116" calcext:value-type="float">
            <text:p>-2,63180221868116</text:p>
          </table:table-cell>
          <table:table-cell table:formula="of:=[.C102]^2" office:value-type="float" office:value="0.184251816689146" calcext:value-type="float">
            <text:p>0,184251816689146</text:p>
          </table:table-cell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table:formula="of:=LN([.A103]-[.$L$4])" office:value-type="float" office:value="-0.429245636773568" calcext:value-type="float">
            <text:p>-0,429245636773568</text:p>
          </table:table-cell>
          <table:table-cell table:formula="of:=LN([.B103])" office:value-type="float" office:value="5.98645200528444" calcext:value-type="float">
            <text:p>5,98645200528444</text:p>
          </table:table-cell>
          <table:table-cell table:formula="of:=[.C103]*[.D103]" office:value-type="float" office:value="-2.56965840302272" calcext:value-type="float">
            <text:p>-2,56965840302272</text:p>
          </table:table-cell>
          <table:table-cell table:formula="of:=[.C103]^2" office:value-type="float" office:value="0.184251816689146" calcext:value-type="float">
            <text:p>0,184251816689146</text:p>
          </table:table-cell>
          <table:table-cell table:number-columns-repeated="10"/>
        </table:table-row>
        <table:table-row table:style-name="ro2">
          <table:table-cell office:value-type="float" office:value="1.03" calcext:value-type="float">
            <text:p>1,03</text:p>
          </table:table-cell>
          <table:table-cell office:value-type="float" office:value="313.95" calcext:value-type="float">
            <text:p>313,95</text:p>
          </table:table-cell>
          <table:table-cell table:formula="of:=LN([.A104]-[.$L$4])" office:value-type="float" office:value="-0.384192972832625" calcext:value-type="float">
            <text:p>-0,384192972832625</text:p>
          </table:table-cell>
          <table:table-cell table:formula="of:=LN([.B104])" office:value-type="float" office:value="5.74923373756012" calcext:value-type="float">
            <text:p>5,74923373756012</text:p>
          </table:table-cell>
          <table:table-cell table:formula="of:=[.C104]*[.D104]" office:value-type="float" office:value="-2.20881520114284" calcext:value-type="float">
            <text:p>-2,20881520114284</text:p>
          </table:table-cell>
          <table:table-cell table:formula="of:=[.C104]^2" office:value-type="float" office:value="0.14760424037397" calcext:value-type="float">
            <text:p>0,14760424037397</text:p>
          </table:table-cell>
          <table:table-cell table:number-columns-repeated="10"/>
        </table:table-row>
        <table:table-row table:style-name="ro2">
          <table:table-cell office:value-type="float" office:value="1.04" calcext:value-type="float">
            <text:p>1,04</text:p>
          </table:table-cell>
          <table:table-cell office:value-type="float" office:value="512" calcext:value-type="float">
            <text:p>512</text:p>
          </table:table-cell>
          <table:table-cell table:formula="of:=LN([.A105]-[.$L$4])" office:value-type="float" office:value="-0.369615455214467" calcext:value-type="float">
            <text:p>-0,369615455214467</text:p>
          </table:table-cell>
          <table:table-cell table:formula="of:=LN([.B105])" office:value-type="float" office:value="6.23832462503951" calcext:value-type="float">
            <text:p>6,23832462503951</text:p>
          </table:table-cell>
          <table:table-cell table:formula="of:=[.C105]*[.D105]" office:value-type="float" office:value="-2.3057811960596" calcext:value-type="float">
            <text:p>-2,3057811960596</text:p>
          </table:table-cell>
          <table:table-cell table:formula="of:=[.C105]^2" office:value-type="float" office:value="0.136615584733398" calcext:value-type="float">
            <text:p>0,136615584733398</text:p>
          </table:table-cell>
          <table:table-cell table:number-columns-repeated="10"/>
        </table:table-row>
        <table:table-row table:style-name="ro2">
          <table:table-cell office:value-type="float" office:value="1.05" calcext:value-type="float">
            <text:p>1,05</text:p>
          </table:table-cell>
          <table:table-cell office:value-type="float" office:value="217" calcext:value-type="float">
            <text:p>217</text:p>
          </table:table-cell>
          <table:table-cell table:formula="of:=LN([.A106]-[.$L$4])" office:value-type="float" office:value="-0.355247391947547" calcext:value-type="float">
            <text:p>-0,355247391947547</text:p>
          </table:table-cell>
          <table:table-cell table:formula="of:=LN([.B106])" office:value-type="float" office:value="5.37989735354046" calcext:value-type="float">
            <text:p>5,37989735354046</text:p>
          </table:table-cell>
          <table:table-cell table:formula="of:=[.C106]*[.D106]" office:value-type="float" office:value="-1.91119450379076" calcext:value-type="float">
            <text:p>-1,91119450379076</text:p>
          </table:table-cell>
          <table:table-cell table:formula="of:=[.C106]^2" office:value-type="float" office:value="0.126200709485534" calcext:value-type="float">
            <text:p>0,126200709485534</text:p>
          </table:table-cell>
          <table:table-cell table:number-columns-repeated="10"/>
        </table:table-row>
        <table:table-row table:style-name="ro2">
          <table:table-cell office:value-type="float" office:value="1.06" calcext:value-type="float">
            <text:p>1,06</text:p>
          </table:table-cell>
          <table:table-cell office:value-type="float" office:value="292.331" calcext:value-type="float">
            <text:p>292,331</text:p>
          </table:table-cell>
          <table:table-cell table:formula="of:=LN([.A107]-[.$L$4])" office:value-type="float" office:value="-0.341082849178896" calcext:value-type="float">
            <text:p>-0,341082849178896</text:p>
          </table:table-cell>
          <table:table-cell table:formula="of:=LN([.B107])" office:value-type="float" office:value="5.67788672191623" calcext:value-type="float">
            <text:p>5,67788672191623</text:p>
          </table:table-cell>
          <table:table-cell table:formula="of:=[.C107]*[.D107]" office:value-type="float" office:value="-1.93662978042621" calcext:value-type="float">
            <text:p>-1,93662978042621</text:p>
          </table:table-cell>
          <table:table-cell table:formula="of:=[.C107]^2" office:value-type="float" office:value="0.116337510003994" calcext:value-type="float">
            <text:p>0,116337510003994</text:p>
          </table:table-cell>
          <table:table-cell table:number-columns-repeated="10"/>
        </table:table-row>
        <table:table-row table:style-name="ro2">
          <table:table-cell office:value-type="float" office:value="1.07" calcext:value-type="float">
            <text:p>1,07</text:p>
          </table:table-cell>
          <table:table-cell office:value-type="float" office:value="298" calcext:value-type="float">
            <text:p>298</text:p>
          </table:table-cell>
          <table:table-cell table:formula="of:=LN([.A108]-[.$L$4])" office:value-type="float" office:value="-0.327116141697188" calcext:value-type="float">
            <text:p>-0,327116141697188</text:p>
          </table:table-cell>
          <table:table-cell table:formula="of:=LN([.B108])" office:value-type="float" office:value="5.69709348650541" calcext:value-type="float">
            <text:p>5,69709348650541</text:p>
          </table:table-cell>
          <table:table-cell table:formula="of:=[.C108]*[.D108]" office:value-type="float" office:value="-1.86361124019383" calcext:value-type="float">
            <text:p>-1,86361124019383</text:p>
          </table:table-cell>
          <table:table-cell table:formula="of:=[.C108]^2" office:value-type="float" office:value="0.107004970158855" calcext:value-type="float">
            <text:p>0,107004970158855</text:p>
          </table:table-cell>
          <table:table-cell table:number-columns-repeated="10"/>
        </table:table-row>
        <table:table-row table:style-name="ro2">
          <table:table-cell office:value-type="float" office:value="1.08" calcext:value-type="float">
            <text:p>1,08</text:p>
          </table:table-cell>
          <table:table-cell office:value-type="float" office:value="622.681" calcext:value-type="float">
            <text:p>622,681</text:p>
          </table:table-cell>
          <table:table-cell table:formula="of:=LN([.A109]-[.$L$4])" office:value-type="float" office:value="-0.313341819232358" calcext:value-type="float">
            <text:p>-0,313341819232358</text:p>
          </table:table-cell>
          <table:table-cell table:formula="of:=LN([.B109])" office:value-type="float" office:value="6.43403434912769" calcext:value-type="float">
            <text:p>6,43403434912769</text:p>
          </table:table-cell>
          <table:table-cell table:formula="of:=[.C109]*[.D109]" office:value-type="float" office:value="-2.01605202795915" calcext:value-type="float">
            <text:p>-2,01605202795915</text:p>
          </table:table-cell>
          <table:table-cell table:formula="of:=[.C109]^2" office:value-type="float" office:value="0.098183095679844" calcext:value-type="float">
            <text:p>0,098183095679844</text:p>
          </table:table-cell>
          <table:table-cell table:number-columns-repeated="10"/>
        </table:table-row>
        <table:table-row table:style-name="ro2">
          <table:table-cell office:value-type="float" office:value="1.08" calcext:value-type="float">
            <text:p>1,08</text:p>
          </table:table-cell>
          <table:table-cell office:value-type="float" office:value="613.253" calcext:value-type="float">
            <text:p>613,253</text:p>
          </table:table-cell>
          <table:table-cell table:formula="of:=LN([.A110]-[.$L$4])" office:value-type="float" office:value="-0.313341819232358" calcext:value-type="float">
            <text:p>-0,313341819232358</text:p>
          </table:table-cell>
          <table:table-cell table:formula="of:=LN([.B110])" office:value-type="float" office:value="6.41877757509565" calcext:value-type="float">
            <text:p>6,41877757509565</text:p>
          </table:table-cell>
          <table:table-cell table:formula="of:=[.C110]*[.D110]" office:value-type="float" office:value="-2.01127144262834" calcext:value-type="float">
            <text:p>-2,01127144262834</text:p>
          </table:table-cell>
          <table:table-cell table:formula="of:=[.C110]^2" office:value-type="float" office:value="0.098183095679844" calcext:value-type="float">
            <text:p>0,098183095679844</text:p>
          </table:table-cell>
          <table:table-cell table:number-columns-repeated="10"/>
        </table:table-row>
        <table:table-row table:style-name="ro2">
          <table:table-cell office:value-type="float" office:value="1.08" calcext:value-type="float">
            <text:p>1,08</text:p>
          </table:table-cell>
          <table:table-cell office:value-type="float" office:value="323.36" calcext:value-type="float">
            <text:p>323,36</text:p>
          </table:table-cell>
          <table:table-cell table:formula="of:=LN([.A111]-[.$L$4])" office:value-type="float" office:value="-0.313341819232358" calcext:value-type="float">
            <text:p>-0,313341819232358</text:p>
          </table:table-cell>
          <table:table-cell table:formula="of:=LN([.B111])" office:value-type="float" office:value="5.77876625365531" calcext:value-type="float">
            <text:p>5,77876625365531</text:p>
          </table:table-cell>
          <table:table-cell table:formula="of:=[.C111]*[.D111]" office:value-type="float" office:value="-1.81072913083892" calcext:value-type="float">
            <text:p>-1,81072913083892</text:p>
          </table:table-cell>
          <table:table-cell table:formula="of:=[.C111]^2" office:value-type="float" office:value="0.098183095679844" calcext:value-type="float">
            <text:p>0,098183095679844</text:p>
          </table:table-cell>
          <table:table-cell table:number-columns-repeated="10"/>
        </table:table-row>
        <table:table-row table:style-name="ro2">
          <table:table-cell office:value-type="float" office:value="1.09" calcext:value-type="float">
            <text:p>1,09</text:p>
          </table:table-cell>
          <table:table-cell office:value-type="float" office:value="321" calcext:value-type="float">
            <text:p>321</text:p>
          </table:table-cell>
          <table:table-cell table:formula="of:=LN([.A112]-[.$L$4])" office:value-type="float" office:value="-0.29975465368605" calcext:value-type="float">
            <text:p>-0,29975465368605</text:p>
          </table:table-cell>
          <table:table-cell table:formula="of:=LN([.B112])" office:value-type="float" office:value="5.77144112313002" calcext:value-type="float">
            <text:p>5,77144112313002</text:p>
          </table:table-cell>
          <table:table-cell table:formula="of:=[.C112]*[.D112]" office:value-type="float" office:value="-1.73001633513327" calcext:value-type="float">
            <text:p>-1,73001633513327</text:p>
          </table:table-cell>
          <table:table-cell table:formula="of:=[.C112]^2" office:value-type="float" office:value="0.0898528524064438" calcext:value-type="float">
            <text:p>0,0898528524064438</text:p>
          </table:table-cell>
          <table:table-cell table:number-columns-repeated="10"/>
        </table:table-row>
        <table:table-row table:style-name="ro2">
          <table:table-cell office:value-type="float" office:value="1.09" calcext:value-type="float">
            <text:p>1,09</text:p>
          </table:table-cell>
          <table:table-cell office:value-type="float" office:value="554" calcext:value-type="float">
            <text:p>554</text:p>
          </table:table-cell>
          <table:table-cell table:formula="of:=LN([.A113]-[.$L$4])" office:value-type="float" office:value="-0.29975465368605" calcext:value-type="float">
            <text:p>-0,29975465368605</text:p>
          </table:table-cell>
          <table:table-cell table:formula="of:=LN([.B113])" office:value-type="float" office:value="6.31716468674728" calcext:value-type="float">
            <text:p>6,31716468674728</text:p>
          </table:table-cell>
          <table:table-cell table:formula="of:=[.C113]*[.D113]" office:value-type="float" office:value="-1.89359951295368" calcext:value-type="float">
            <text:p>-1,89359951295368</text:p>
          </table:table-cell>
          <table:table-cell table:formula="of:=[.C113]^2" office:value-type="float" office:value="0.0898528524064438" calcext:value-type="float">
            <text:p>0,0898528524064438</text:p>
          </table:table-cell>
          <table:table-cell table:number-columns-repeated="10"/>
        </table:table-row>
        <table:table-row table:style-name="ro2">
          <table:table-cell office:value-type="float" office:value="1.1" calcext:value-type="float">
            <text:p>1,1</text:p>
          </table:table-cell>
          <table:table-cell office:value-type="float" office:value="357" calcext:value-type="float">
            <text:p>357</text:p>
          </table:table-cell>
          <table:table-cell table:formula="of:=LN([.A114]-[.$L$4])" office:value-type="float" office:value="-0.286349627218002" calcext:value-type="float">
            <text:p>-0,286349627218002</text:p>
          </table:table-cell>
          <table:table-cell table:formula="of:=LN([.B114])" office:value-type="float" office:value="5.87773578177964" calcext:value-type="float">
            <text:p>5,87773578177964</text:p>
          </table:table-cell>
          <table:table-cell table:formula="of:=[.C114]*[.D114]" office:value-type="float" office:value="-1.68308744999851" calcext:value-type="float">
            <text:p>-1,68308744999851</text:p>
          </table:table-cell>
          <table:table-cell table:formula="of:=[.C114]^2" office:value-type="float" office:value="0.0819961090078888" calcext:value-type="float">
            <text:p>0,0819961090078888</text:p>
          </table:table-cell>
          <table:table-cell table:number-columns-repeated="10"/>
        </table:table-row>
        <table:table-row table:style-name="ro2">
          <table:table-cell office:value-type="float" office:value="1.1" calcext:value-type="float">
            <text:p>1,1</text:p>
          </table:table-cell>
          <table:table-cell office:value-type="float" office:value="588" calcext:value-type="float">
            <text:p>588</text:p>
          </table:table-cell>
          <table:table-cell table:formula="of:=LN([.A115]-[.$L$4])" office:value-type="float" office:value="-0.286349627218002" calcext:value-type="float">
            <text:p>-0,286349627218002</text:p>
          </table:table-cell>
          <table:table-cell table:formula="of:=LN([.B115])" office:value-type="float" office:value="6.37672694789863" calcext:value-type="float">
            <text:p>6,37672694789863</text:p>
          </table:table-cell>
          <table:table-cell table:formula="of:=[.C115]*[.D115]" office:value-type="float" office:value="-1.82597338440176" calcext:value-type="float">
            <text:p>-1,82597338440176</text:p>
          </table:table-cell>
          <table:table-cell table:formula="of:=[.C115]^2" office:value-type="float" office:value="0.0819961090078888" calcext:value-type="float">
            <text:p>0,0819961090078888</text:p>
          </table:table-cell>
          <table:table-cell table:number-columns-repeated="10"/>
        </table:table-row>
        <table:table-row table:style-name="ro2">
          <table:table-cell office:value-type="float" office:value="1.11" calcext:value-type="float">
            <text:p>1,11</text:p>
          </table:table-cell>
          <table:table-cell office:value-type="float" office:value="793" calcext:value-type="float">
            <text:p>793</text:p>
          </table:table-cell>
          <table:table-cell table:formula="of:=LN([.A116]-[.$L$4])" office:value-type="float" office:value="-0.273121921120451" calcext:value-type="float">
            <text:p>-0,273121921120451</text:p>
          </table:table-cell>
          <table:table-cell table:formula="of:=LN([.B116])" office:value-type="float" office:value="6.67582322163485" calcext:value-type="float">
            <text:p>6,67582322163485</text:p>
          </table:table-cell>
          <table:table-cell table:formula="of:=[.C116]*[.D116]" office:value-type="float" office:value="-1.82331366335343" calcext:value-type="float">
            <text:p>-1,82331366335343</text:p>
          </table:table-cell>
          <table:table-cell table:formula="of:=[.C116]^2" office:value-type="float" office:value="0.0745955837965259" calcext:value-type="float">
            <text:p>0,0745955837965259</text:p>
          </table:table-cell>
          <table:table-cell table:number-columns-repeated="10"/>
        </table:table-row>
        <table:table-row table:style-name="ro2">
          <table:table-cell office:value-type="float" office:value="1.12" calcext:value-type="float">
            <text:p>1,12</text:p>
          </table:table-cell>
          <table:table-cell office:value-type="float" office:value="777" calcext:value-type="float">
            <text:p>777</text:p>
          </table:table-cell>
          <table:table-cell table:formula="of:=LN([.A117]-[.$L$4])" office:value-type="float" office:value="-0.260066905418807" calcext:value-type="float">
            <text:p>-0,260066905418807</text:p>
          </table:table-cell>
          <table:table-cell table:formula="of:=LN([.B117])" office:value-type="float" office:value="6.65544035036765" calcext:value-type="float">
            <text:p>6,65544035036765</text:p>
          </table:table-cell>
          <table:table-cell table:formula="of:=[.C117]*[.D117]" office:value-type="float" office:value="-1.73085977611958" calcext:value-type="float">
            <text:p>-1,73085977611958</text:p>
          </table:table-cell>
          <table:table-cell table:formula="of:=[.C117]^2" office:value-type="float" office:value="0.0676347952941149" calcext:value-type="float">
            <text:p>0,0676347952941149</text:p>
          </table:table-cell>
          <table:table-cell table:number-columns-repeated="10"/>
        </table:table-row>
        <table:table-row table:style-name="ro2">
          <table:table-cell office:value-type="float" office:value="1.12" calcext:value-type="float">
            <text:p>1,12</text:p>
          </table:table-cell>
          <table:table-cell office:value-type="float" office:value="779" calcext:value-type="float">
            <text:p>779</text:p>
          </table:table-cell>
          <table:table-cell table:formula="of:=LN([.A118]-[.$L$4])" office:value-type="float" office:value="-0.260066905418807" calcext:value-type="float">
            <text:p>-0,260066905418807</text:p>
          </table:table-cell>
          <table:table-cell table:formula="of:=LN([.B118])" office:value-type="float" office:value="6.65801104587075" calcext:value-type="float">
            <text:p>6,65801104587075</text:p>
          </table:table-cell>
          <table:table-cell table:formula="of:=[.C118]*[.D118]" office:value-type="float" office:value="-1.73152832894384" calcext:value-type="float">
            <text:p>-1,73152832894384</text:p>
          </table:table-cell>
          <table:table-cell table:formula="of:=[.C118]^2" office:value-type="float" office:value="0.0676347952941149" calcext:value-type="float">
            <text:p>0,0676347952941149</text:p>
          </table:table-cell>
          <table:table-cell table:number-columns-repeated="10"/>
        </table:table-row>
        <table:table-row table:style-name="ro2">
          <table:table-cell office:value-type="float" office:value="1.12" calcext:value-type="float">
            <text:p>1,12</text:p>
          </table:table-cell>
          <table:table-cell office:value-type="float" office:value="774" calcext:value-type="float">
            <text:p>774</text:p>
          </table:table-cell>
          <table:table-cell table:formula="of:=LN([.A119]-[.$L$4])" office:value-type="float" office:value="-0.260066905418807" calcext:value-type="float">
            <text:p>-0,260066905418807</text:p>
          </table:table-cell>
          <table:table-cell table:formula="of:=LN([.B119])" office:value-type="float" office:value="6.65157187358973" calcext:value-type="float">
            <text:p>6,65157187358973</text:p>
          </table:table-cell>
          <table:table-cell table:formula="of:=[.C119]*[.D119]" office:value-type="float" office:value="-1.72985371333526" calcext:value-type="float">
            <text:p>-1,72985371333526</text:p>
          </table:table-cell>
          <table:table-cell table:formula="of:=[.C119]^2" office:value-type="float" office:value="0.0676347952941149" calcext:value-type="float">
            <text:p>0,0676347952941149</text:p>
          </table:table-cell>
          <table:table-cell table:number-columns-repeated="10"/>
        </table:table-row>
        <table:table-row table:style-name="ro2">
          <table:table-cell office:value-type="float" office:value="1.12" calcext:value-type="float">
            <text:p>1,12</text:p>
          </table:table-cell>
          <table:table-cell office:value-type="float" office:value="527" calcext:value-type="float">
            <text:p>527</text:p>
          </table:table-cell>
          <table:table-cell table:formula="of:=LN([.A120]-[.$L$4])" office:value-type="float" office:value="-0.260066905418807" calcext:value-type="float">
            <text:p>-0,260066905418807</text:p>
          </table:table-cell>
          <table:table-cell table:formula="of:=LN([.B120])" office:value-type="float" office:value="6.26720054854136" calcext:value-type="float">
            <text:p>6,26720054854136</text:p>
          </table:table-cell>
          <table:table-cell table:formula="of:=[.C120]*[.D120]" office:value-type="float" office:value="-1.6298914522982" calcext:value-type="float">
            <text:p>-1,6298914522982</text:p>
          </table:table-cell>
          <table:table-cell table:formula="of:=[.C120]^2" office:value-type="float" office:value="0.0676347952941149" calcext:value-type="float">
            <text:p>0,0676347952941149</text:p>
          </table:table-cell>
          <table:table-cell table:number-columns-repeated="10"/>
        </table:table-row>
        <table:table-row table:style-name="ro2">
          <table:table-cell office:value-type="float" office:value="1.12" calcext:value-type="float">
            <text:p>1,12</text:p>
          </table:table-cell>
          <table:table-cell office:value-type="float" office:value="581" calcext:value-type="float">
            <text:p>581</text:p>
          </table:table-cell>
          <table:table-cell table:formula="of:=LN([.A121]-[.$L$4])" office:value-type="float" office:value="-0.260066905418807" calcext:value-type="float">
            <text:p>-0,260066905418807</text:p>
          </table:table-cell>
          <table:table-cell table:formula="of:=LN([.B121])" office:value-type="float" office:value="6.36475075685191" calcext:value-type="float">
            <text:p>6,36475075685191</text:p>
          </table:table-cell>
          <table:table-cell table:formula="of:=[.C121]*[.D121]" office:value-type="float" office:value="-1.65526103309649" calcext:value-type="float">
            <text:p>-1,65526103309649</text:p>
          </table:table-cell>
          <table:table-cell table:formula="of:=[.C121]^2" office:value-type="float" office:value="0.0676347952941149" calcext:value-type="float">
            <text:p>0,0676347952941149</text:p>
          </table:table-cell>
          <table:table-cell table:number-columns-repeated="10"/>
        </table:table-row>
        <table:table-row table:style-name="ro2">
          <table:table-cell office:value-type="float" office:value="1.12" calcext:value-type="float">
            <text:p>1,12</text:p>
          </table:table-cell>
          <table:table-cell office:value-type="float" office:value="671" calcext:value-type="float">
            <text:p>671</text:p>
          </table:table-cell>
          <table:table-cell table:formula="of:=LN([.A122]-[.$L$4])" office:value-type="float" office:value="-0.260066905418807" calcext:value-type="float">
            <text:p>-0,260066905418807</text:p>
          </table:table-cell>
          <table:table-cell table:formula="of:=LN([.B122])" office:value-type="float" office:value="6.50876913697168" calcext:value-type="float">
            <text:p>6,50876913697168</text:p>
          </table:table-cell>
          <table:table-cell table:formula="of:=[.C122]*[.D122]" office:value-type="float" office:value="-1.69271544753767" calcext:value-type="float">
            <text:p>-1,69271544753767</text:p>
          </table:table-cell>
          <table:table-cell table:formula="of:=[.C122]^2" office:value-type="float" office:value="0.0676347952941149" calcext:value-type="float">
            <text:p>0,0676347952941149</text:p>
          </table:table-cell>
          <table:table-cell table:number-columns-repeated="10"/>
        </table:table-row>
        <table:table-row table:style-name="ro2">
          <table:table-cell office:value-type="float" office:value="1.14" calcext:value-type="float">
            <text:p>1,14</text:p>
          </table:table-cell>
          <table:table-cell office:value-type="float" office:value="659" calcext:value-type="float">
            <text:p>659</text:p>
          </table:table-cell>
          <table:table-cell table:formula="of:=LN([.A123]-[.$L$4])" office:value-type="float" office:value="-0.234457311214483" calcext:value-type="float">
            <text:p>-0,234457311214483</text:p>
          </table:table-cell>
          <table:table-cell table:formula="of:=LN([.B123])" office:value-type="float" office:value="6.49072353450251" calcext:value-type="float">
            <text:p>6,49072353450251</text:p>
          </table:table-cell>
          <table:table-cell table:formula="of:=[.C123]*[.D123]" office:value-type="float" office:value="-1.52179758773603" calcext:value-type="float">
            <text:p>-1,52179758773603</text:p>
          </table:table-cell>
          <table:table-cell table:formula="of:=[.C123]^2" office:value-type="float" office:value="0.0549702307819251" calcext:value-type="float">
            <text:p>0,0549702307819251</text:p>
          </table:table-cell>
          <table:table-cell table:number-columns-repeated="10"/>
        </table:table-row>
        <table:table-row table:style-name="ro2">
          <table:table-cell office:value-type="float" office:value="1.14" calcext:value-type="float">
            <text:p>1,14</text:p>
          </table:table-cell>
          <table:table-cell office:value-type="float" office:value="611" calcext:value-type="float">
            <text:p>611</text:p>
          </table:table-cell>
          <table:table-cell table:formula="of:=LN([.A124]-[.$L$4])" office:value-type="float" office:value="-0.234457311214483" calcext:value-type="float">
            <text:p>-0,234457311214483</text:p>
          </table:table-cell>
          <table:table-cell table:formula="of:=LN([.B124])" office:value-type="float" office:value="6.4150969591716" calcext:value-type="float">
            <text:p>6,4150969591716</text:p>
          </table:table-cell>
          <table:table-cell table:formula="of:=[.C124]*[.D124]" office:value-type="float" office:value="-1.50406638422758" calcext:value-type="float">
            <text:p>-1,50406638422758</text:p>
          </table:table-cell>
          <table:table-cell table:formula="of:=[.C124]^2" office:value-type="float" office:value="0.0549702307819251" calcext:value-type="float">
            <text:p>0,0549702307819251</text:p>
          </table:table-cell>
          <table:table-cell table:number-columns-repeated="10"/>
        </table:table-row>
        <table:table-row table:style-name="ro2">
          <table:table-cell office:value-type="float" office:value="1.16" calcext:value-type="float">
            <text:p>1,16</text:p>
          </table:table-cell>
          <table:table-cell office:value-type="float" office:value="427.08" calcext:value-type="float">
            <text:p>427,08</text:p>
          </table:table-cell>
          <table:table-cell table:formula="of:=LN([.A125]-[.$L$4])" office:value-type="float" office:value="-0.209487224866724" calcext:value-type="float">
            <text:p>-0,209487224866724</text:p>
          </table:table-cell>
          <table:table-cell table:formula="of:=LN([.B125])" office:value-type="float" office:value="6.0569713493101" calcext:value-type="float">
            <text:p>6,0569713493101</text:p>
          </table:table-cell>
          <table:table-cell table:formula="of:=[.C125]*[.D125]" office:value-type="float" office:value="-1.26885811906423" calcext:value-type="float">
            <text:p>-1,26885811906423</text:p>
          </table:table-cell>
          <table:table-cell table:formula="of:=[.C125]^2" office:value-type="float" office:value="0.0438848973823615" calcext:value-type="float">
            <text:p>0,0438848973823615</text:p>
          </table:table-cell>
          <table:table-cell table:number-columns-repeated="10"/>
        </table:table-row>
        <table:table-row table:style-name="ro2">
          <table:table-cell office:value-type="float" office:value="1.16" calcext:value-type="float">
            <text:p>1,16</text:p>
          </table:table-cell>
          <table:table-cell office:value-type="float" office:value="431" calcext:value-type="float">
            <text:p>431</text:p>
          </table:table-cell>
          <table:table-cell table:formula="of:=LN([.A126]-[.$L$4])" office:value-type="float" office:value="-0.209487224866724" calcext:value-type="float">
            <text:p>-0,209487224866724</text:p>
          </table:table-cell>
          <table:table-cell table:formula="of:=LN([.B126])" office:value-type="float" office:value="6.06610809010375" calcext:value-type="float">
            <text:p>6,06610809010375</text:p>
          </table:table-cell>
          <table:table-cell table:formula="of:=[.C126]*[.D126]" office:value-type="float" office:value="-1.27077214953742" calcext:value-type="float">
            <text:p>-1,27077214953742</text:p>
          </table:table-cell>
          <table:table-cell table:formula="of:=[.C126]^2" office:value-type="float" office:value="0.0438848973823615" calcext:value-type="float">
            <text:p>0,0438848973823615</text:p>
          </table:table-cell>
          <table:table-cell table:number-columns-repeated="10"/>
        </table:table-row>
        <table:table-row table:style-name="ro2">
          <table:table-cell office:value-type="float" office:value="1.18" calcext:value-type="float">
            <text:p>1,18</text:p>
          </table:table-cell>
          <table:table-cell office:value-type="float" office:value="779" calcext:value-type="float">
            <text:p>779</text:p>
          </table:table-cell>
          <table:table-cell table:formula="of:=LN([.A127]-[.$L$4])" office:value-type="float" office:value="-0.185125484126689" calcext:value-type="float">
            <text:p>-0,185125484126689</text:p>
          </table:table-cell>
          <table:table-cell table:formula="of:=LN([.B127])" office:value-type="float" office:value="6.65801104587075" calcext:value-type="float">
            <text:p>6,65801104587075</text:p>
          </table:table-cell>
          <table:table-cell table:formula="of:=[.C127]*[.D127]" office:value-type="float" office:value="-1.23256751818766" calcext:value-type="float">
            <text:p>-1,23256751818766</text:p>
          </table:table-cell>
          <table:table-cell table:formula="of:=[.C127]^2" office:value-type="float" office:value="0.034271444873141" calcext:value-type="float">
            <text:p>0,034271444873141</text:p>
          </table:table-cell>
          <table:table-cell table:number-columns-repeated="10"/>
        </table:table-row>
        <table:table-row table:style-name="ro2">
          <table:table-cell office:value-type="float" office:value="1.18" calcext:value-type="float">
            <text:p>1,18</text:p>
          </table:table-cell>
          <table:table-cell office:value-type="float" office:value="524" calcext:value-type="float">
            <text:p>524</text:p>
          </table:table-cell>
          <table:table-cell table:formula="of:=LN([.A128]-[.$L$4])" office:value-type="float" office:value="-0.185125484126689" calcext:value-type="float">
            <text:p>-0,185125484126689</text:p>
          </table:table-cell>
          <table:table-cell table:formula="of:=LN([.B128])" office:value-type="float" office:value="6.26149168432104" calcext:value-type="float">
            <text:p>6,26149168432104</text:p>
          </table:table-cell>
          <table:table-cell table:formula="of:=[.C128]*[.D128]" office:value-type="float" office:value="-1.15916167941517" calcext:value-type="float">
            <text:p>-1,15916167941517</text:p>
          </table:table-cell>
          <table:table-cell table:formula="of:=[.C128]^2" office:value-type="float" office:value="0.034271444873141" calcext:value-type="float">
            <text:p>0,034271444873141</text:p>
          </table:table-cell>
          <table:table-cell table:number-columns-repeated="10"/>
        </table:table-row>
        <table:table-row table:style-name="ro2">
          <table:table-cell office:value-type="float" office:value="1.18" calcext:value-type="float">
            <text:p>1,18</text:p>
          </table:table-cell>
          <table:table-cell office:value-type="float" office:value="678" calcext:value-type="float">
            <text:p>678</text:p>
          </table:table-cell>
          <table:table-cell table:formula="of:=LN([.A129]-[.$L$4])" office:value-type="float" office:value="-0.185125484126689" calcext:value-type="float">
            <text:p>-0,185125484126689</text:p>
          </table:table-cell>
          <table:table-cell table:formula="of:=LN([.B129])" office:value-type="float" office:value="6.5191472879404" calcext:value-type="float">
            <text:p>6,5191472879404</text:p>
          </table:table-cell>
          <table:table-cell table:formula="of:=[.C129]*[.D129]" office:value-type="float" office:value="-1.20686029777316" calcext:value-type="float">
            <text:p>-1,20686029777316</text:p>
          </table:table-cell>
          <table:table-cell table:formula="of:=[.C129]^2" office:value-type="float" office:value="0.034271444873141" calcext:value-type="float">
            <text:p>0,034271444873141</text:p>
          </table:table-cell>
          <table:table-cell table:number-columns-repeated="10"/>
        </table:table-row>
        <table:table-row table:style-name="ro2">
          <table:table-cell office:value-type="float" office:value="1.18" calcext:value-type="float">
            <text:p>1,18</text:p>
          </table:table-cell>
          <table:table-cell office:value-type="float" office:value="654" calcext:value-type="float">
            <text:p>654</text:p>
          </table:table-cell>
          <table:table-cell table:formula="of:=LN([.A130]-[.$L$4])" office:value-type="float" office:value="-0.185125484126689" calcext:value-type="float">
            <text:p>-0,185125484126689</text:p>
          </table:table-cell>
          <table:table-cell table:formula="of:=LN([.B130])" office:value-type="float" office:value="6.4831073514572" calcext:value-type="float">
            <text:p>6,4831073514572</text:p>
          </table:table-cell>
          <table:table-cell table:formula="of:=[.C130]*[.D130]" office:value-type="float" office:value="-1.20018838708381" calcext:value-type="float">
            <text:p>-1,20018838708381</text:p>
          </table:table-cell>
          <table:table-cell table:formula="of:=[.C130]^2" office:value-type="float" office:value="0.034271444873141" calcext:value-type="float">
            <text:p>0,034271444873141</text:p>
          </table:table-cell>
          <table:table-cell table:number-columns-repeated="10"/>
        </table:table-row>
        <table:table-row table:style-name="ro2">
          <table:table-cell office:value-type="float" office:value="1.18" calcext:value-type="float">
            <text:p>1,18</text:p>
          </table:table-cell>
          <table:table-cell office:value-type="float" office:value="684" calcext:value-type="float">
            <text:p>684</text:p>
          </table:table-cell>
          <table:table-cell table:formula="of:=LN([.A131]-[.$L$4])" office:value-type="float" office:value="-0.185125484126689" calcext:value-type="float">
            <text:p>-0,185125484126689</text:p>
          </table:table-cell>
          <table:table-cell table:formula="of:=LN([.B131])" office:value-type="float" office:value="6.52795791762255" calcext:value-type="float">
            <text:p>6,52795791762255</text:p>
          </table:table-cell>
          <table:table-cell table:formula="of:=[.C131]*[.D131]" office:value-type="float" office:value="-1.20849136985853" calcext:value-type="float">
            <text:p>-1,20849136985853</text:p>
          </table:table-cell>
          <table:table-cell table:formula="of:=[.C131]^2" office:value-type="float" office:value="0.034271444873141" calcext:value-type="float">
            <text:p>0,034271444873141</text:p>
          </table:table-cell>
          <table:table-cell table:number-columns-repeated="10"/>
        </table:table-row>
        <table:table-row table:style-name="ro2">
          <table:table-cell office:value-type="float" office:value="1.18" calcext:value-type="float">
            <text:p>1,18</text:p>
          </table:table-cell>
          <table:table-cell office:value-type="float" office:value="695" calcext:value-type="float">
            <text:p>695</text:p>
          </table:table-cell>
          <table:table-cell table:formula="of:=LN([.A132]-[.$L$4])" office:value-type="float" office:value="-0.185125484126689" calcext:value-type="float">
            <text:p>-0,185125484126689</text:p>
          </table:table-cell>
          <table:table-cell table:formula="of:=LN([.B132])" office:value-type="float" office:value="6.54391184556479" calcext:value-type="float">
            <text:p>6,54391184556479</text:p>
          </table:table-cell>
          <table:table-cell table:formula="of:=[.C132]*[.D132]" office:value-type="float" office:value="-1.21144484849256" calcext:value-type="float">
            <text:p>-1,21144484849256</text:p>
          </table:table-cell>
          <table:table-cell table:formula="of:=[.C132]^2" office:value-type="float" office:value="0.034271444873141" calcext:value-type="float">
            <text:p>0,034271444873141</text:p>
          </table:table-cell>
          <table:table-cell table:number-columns-repeated="10"/>
        </table:table-row>
        <table:table-row table:style-name="ro2">
          <table:table-cell office:value-type="float" office:value="1.19" calcext:value-type="float">
            <text:p>1,19</text:p>
          </table:table-cell>
          <table:table-cell office:value-type="float" office:value="418" calcext:value-type="float">
            <text:p>418</text:p>
          </table:table-cell>
          <table:table-cell table:formula="of:=LN([.A133]-[.$L$4])" office:value-type="float" office:value="-0.173163619009189" calcext:value-type="float">
            <text:p>-0,173163619009189</text:p>
          </table:table-cell>
          <table:table-cell table:formula="of:=LN([.B133])" office:value-type="float" office:value="6.03548143252476" calcext:value-type="float">
            <text:p>6,03548143252476</text:p>
          </table:table-cell>
          <table:table-cell table:formula="of:=[.C133]*[.D133]" office:value-type="float" office:value="-1.04512580731875" calcext:value-type="float">
            <text:p>-1,04512580731875</text:p>
          </table:table-cell>
          <table:table-cell table:formula="of:=[.C133]^2" office:value-type="float" office:value="0.0299856389483596" calcext:value-type="float">
            <text:p>0,0299856389483596</text:p>
          </table:table-cell>
          <table:table-cell table:number-columns-repeated="10"/>
        </table:table-row>
        <table:table-row table:style-name="ro2">
          <table:table-cell office:value-type="float" office:value="1.19" calcext:value-type="float">
            <text:p>1,19</text:p>
          </table:table-cell>
          <table:table-cell office:value-type="float" office:value="798" calcext:value-type="float">
            <text:p>798</text:p>
          </table:table-cell>
          <table:table-cell table:formula="of:=LN([.A134]-[.$L$4])" office:value-type="float" office:value="-0.173163619009189" calcext:value-type="float">
            <text:p>-0,173163619009189</text:p>
          </table:table-cell>
          <table:table-cell table:formula="of:=LN([.B134])" office:value-type="float" office:value="6.68210859744981" calcext:value-type="float">
            <text:p>6,68210859744981</text:p>
          </table:table-cell>
          <table:table-cell table:formula="of:=[.C134]*[.D134]" office:value-type="float" office:value="-1.15709810734683" calcext:value-type="float">
            <text:p>-1,15709810734683</text:p>
          </table:table-cell>
          <table:table-cell table:formula="of:=[.C134]^2" office:value-type="float" office:value="0.0299856389483596" calcext:value-type="float">
            <text:p>0,0299856389483596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,2</text:p>
          </table:table-cell>
          <table:table-cell office:value-type="float" office:value="386" calcext:value-type="float">
            <text:p>386</text:p>
          </table:table-cell>
          <table:table-cell table:formula="of:=LN([.A135]-[.$L$4])" office:value-type="float" office:value="-0.161343150408763" calcext:value-type="float">
            <text:p>-0,161343150408763</text:p>
          </table:table-cell>
          <table:table-cell table:formula="of:=LN([.B135])" office:value-type="float" office:value="5.95583736946483" calcext:value-type="float">
            <text:p>5,95583736946483</text:p>
          </table:table-cell>
          <table:table-cell table:formula="of:=[.C135]*[.D135]" office:value-type="float" office:value="-0.960933564511695" calcext:value-type="float">
            <text:p>-0,960933564511695</text:p>
          </table:table-cell>
          <table:table-cell table:formula="of:=[.C135]^2" office:value-type="float" office:value="0.0260316121838247" calcext:value-type="float">
            <text:p>0,0260316121838247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,2</text:p>
          </table:table-cell>
          <table:table-cell office:value-type="float" office:value="543" calcext:value-type="float">
            <text:p>543</text:p>
          </table:table-cell>
          <table:table-cell table:formula="of:=LN([.A136]-[.$L$4])" office:value-type="float" office:value="-0.161343150408763" calcext:value-type="float">
            <text:p>-0,161343150408763</text:p>
          </table:table-cell>
          <table:table-cell table:formula="of:=LN([.B136])" office:value-type="float" office:value="6.29710931993394" calcext:value-type="float">
            <text:p>6,29710931993394</text:p>
          </table:table-cell>
          <table:table-cell table:formula="of:=[.C136]*[.D136]" office:value-type="float" office:value="-1.01599545614652" calcext:value-type="float">
            <text:p>-1,01599545614652</text:p>
          </table:table-cell>
          <table:table-cell table:formula="of:=[.C136]^2" office:value-type="float" office:value="0.0260316121838247" calcext:value-type="float">
            <text:p>0,0260316121838247</text:p>
          </table:table-cell>
          <table:table-cell table:number-columns-repeated="10"/>
        </table:table-row>
        <table:table-row table:style-name="ro2">
          <table:table-cell office:value-type="float" office:value="1.22" calcext:value-type="float">
            <text:p>1,22</text:p>
          </table:table-cell>
          <table:table-cell office:value-type="float" office:value="321" calcext:value-type="float">
            <text:p>321</text:p>
          </table:table-cell>
          <table:table-cell table:formula="of:=LN([.A137]-[.$L$4])" office:value-type="float" office:value="-0.138113302129634" calcext:value-type="float">
            <text:p>-0,138113302129634</text:p>
          </table:table-cell>
          <table:table-cell table:formula="of:=LN([.B137])" office:value-type="float" office:value="5.77144112313002" calcext:value-type="float">
            <text:p>5,77144112313002</text:p>
          </table:table-cell>
          <table:table-cell table:formula="of:=[.C137]*[.D137]" office:value-type="float" office:value="-0.797112791562252" calcext:value-type="float">
            <text:p>-0,797112791562252</text:p>
          </table:table-cell>
          <table:table-cell table:formula="of:=[.C137]^2" office:value-type="float" office:value="0.0190752842251516" calcext:value-type="float">
            <text:p>0,0190752842251516</text:p>
          </table:table-cell>
          <table:table-cell table:number-columns-repeated="10"/>
        </table:table-row>
        <table:table-row table:style-name="ro2">
          <table:table-cell office:value-type="float" office:value="1.22" calcext:value-type="float">
            <text:p>1,22</text:p>
          </table:table-cell>
          <table:table-cell office:value-type="float" office:value="803" calcext:value-type="float">
            <text:p>803</text:p>
          </table:table-cell>
          <table:table-cell table:formula="of:=LN([.A138]-[.$L$4])" office:value-type="float" office:value="-0.138113302129634" calcext:value-type="float">
            <text:p>-0,138113302129634</text:p>
          </table:table-cell>
          <table:table-cell table:formula="of:=LN([.B138])" office:value-type="float" office:value="6.68835471394676" calcext:value-type="float">
            <text:p>6,68835471394676</text:p>
          </table:table-cell>
          <table:table-cell table:formula="of:=[.C138]*[.D138]" office:value-type="float" office:value="-0.923750755357493" calcext:value-type="float">
            <text:p>-0,923750755357493</text:p>
          </table:table-cell>
          <table:table-cell table:formula="of:=[.C138]^2" office:value-type="float" office:value="0.0190752842251516" calcext:value-type="float">
            <text:p>0,0190752842251516</text:p>
          </table:table-cell>
          <table:table-cell table:number-columns-repeated="10"/>
        </table:table-row>
        <table:table-row table:style-name="ro2">
          <table:table-cell office:value-type="float" office:value="1.23" calcext:value-type="float">
            <text:p>1,23</text:p>
          </table:table-cell>
          <table:table-cell office:value-type="float" office:value="827" calcext:value-type="float">
            <text:p>827</text:p>
          </table:table-cell>
          <table:table-cell table:formula="of:=LN([.A139]-[.$L$4])" office:value-type="float" office:value="-0.126697653045958" calcext:value-type="float">
            <text:p>-0,126697653045958</text:p>
          </table:table-cell>
          <table:table-cell table:formula="of:=LN([.B139])" office:value-type="float" office:value="6.71780469502369" calcext:value-type="float">
            <text:p>6,71780469502369</text:p>
          </table:table-cell>
          <table:table-cell table:formula="of:=[.C139]*[.D139]" office:value-type="float" office:value="-0.851130088480616" calcext:value-type="float">
            <text:p>-0,851130088480616</text:p>
          </table:table-cell>
          <table:table-cell table:formula="of:=[.C139]^2" office:value-type="float" office:value="0.0160522952873538" calcext:value-type="float">
            <text:p>0,0160522952873538</text:p>
          </table:table-cell>
          <table:table-cell table:number-columns-repeated="10"/>
        </table:table-row>
        <table:table-row table:style-name="ro2">
          <table:table-cell office:value-type="float" office:value="1.24" calcext:value-type="float">
            <text:p>1,24</text:p>
          </table:table-cell>
          <table:table-cell office:value-type="float" office:value="453.629" calcext:value-type="float">
            <text:p>453,629</text:p>
          </table:table-cell>
          <table:table-cell table:formula="of:=LN([.A140]-[.$L$4])" office:value-type="float" office:value="-0.115410851511328" calcext:value-type="float">
            <text:p>-0,115410851511328</text:p>
          </table:table-cell>
          <table:table-cell table:formula="of:=LN([.B140])" office:value-type="float" office:value="6.11727968335052" calcext:value-type="float">
            <text:p>6,11727968335052</text:p>
          </table:table-cell>
          <table:table-cell table:formula="of:=[.C140]*[.D140]" office:value-type="float" office:value="-0.706000457188428" calcext:value-type="float">
            <text:p>-0,706000457188428</text:p>
          </table:table-cell>
          <table:table-cell table:formula="of:=[.C140]^2" office:value-type="float" office:value="0.0133196646465697" calcext:value-type="float">
            <text:p>0,0133196646465697</text:p>
          </table:table-cell>
          <table:table-cell table:number-columns-repeated="10"/>
        </table:table-row>
        <table:table-row table:style-name="ro2">
          <table:table-cell office:value-type="float" office:value="1.24" calcext:value-type="float">
            <text:p>1,24</text:p>
          </table:table-cell>
          <table:table-cell office:value-type="float" office:value="373" calcext:value-type="float">
            <text:p>373</text:p>
          </table:table-cell>
          <table:table-cell table:formula="of:=LN([.A141]-[.$L$4])" office:value-type="float" office:value="-0.115410851511328" calcext:value-type="float">
            <text:p>-0,115410851511328</text:p>
          </table:table-cell>
          <table:table-cell table:formula="of:=LN([.B141])" office:value-type="float" office:value="5.92157841964382" calcext:value-type="float">
            <text:p>5,92157841964382</text:p>
          </table:table-cell>
          <table:table-cell table:formula="of:=[.C141]*[.D141]" office:value-type="float" office:value="-0.683414407702195" calcext:value-type="float">
            <text:p>-0,683414407702195</text:p>
          </table:table-cell>
          <table:table-cell table:formula="of:=[.C141]^2" office:value-type="float" office:value="0.0133196646465697" calcext:value-type="float">
            <text:p>0,0133196646465697</text:p>
          </table:table-cell>
          <table:table-cell table:number-columns-repeated="10"/>
        </table:table-row>
        <table:table-row table:style-name="ro2">
          <table:table-cell office:value-type="float" office:value="1.24" calcext:value-type="float">
            <text:p>1,24</text:p>
          </table:table-cell>
          <table:table-cell office:value-type="float" office:value="642" calcext:value-type="float">
            <text:p>642</text:p>
          </table:table-cell>
          <table:table-cell table:formula="of:=LN([.A142]-[.$L$4])" office:value-type="float" office:value="-0.115410851511328" calcext:value-type="float">
            <text:p>-0,115410851511328</text:p>
          </table:table-cell>
          <table:table-cell table:formula="of:=LN([.B142])" office:value-type="float" office:value="6.46458830368996" calcext:value-type="float">
            <text:p>6,46458830368996</text:p>
          </table:table-cell>
          <table:table-cell table:formula="of:=[.C142]*[.D142]" office:value-type="float" office:value="-0.746083640799028" calcext:value-type="float">
            <text:p>-0,746083640799028</text:p>
          </table:table-cell>
          <table:table-cell table:formula="of:=[.C142]^2" office:value-type="float" office:value="0.0133196646465697" calcext:value-type="float">
            <text:p>0,0133196646465697</text:p>
          </table:table-cell>
          <table:table-cell table:number-columns-repeated="10"/>
        </table:table-row>
        <table:table-row table:style-name="ro2">
          <table:table-cell office:value-type="float" office:value="1.25" calcext:value-type="float">
            <text:p>1,25</text:p>
          </table:table-cell>
          <table:table-cell office:value-type="float" office:value="375" calcext:value-type="float">
            <text:p>375</text:p>
          </table:table-cell>
          <table:table-cell table:formula="of:=LN([.A143]-[.$L$4])" office:value-type="float" office:value="-0.104250021373799" calcext:value-type="float">
            <text:p>-0,104250021373799</text:p>
          </table:table-cell>
          <table:table-cell table:formula="of:=LN([.B143])" office:value-type="float" office:value="5.92692602597041" calcext:value-type="float">
            <text:p>5,92692602597041</text:p>
          </table:table-cell>
          <table:table-cell table:formula="of:=[.C143]*[.D143]" office:value-type="float" office:value="-0.617882164888342" calcext:value-type="float">
            <text:p>-0,617882164888342</text:p>
          </table:table-cell>
          <table:table-cell table:formula="of:=[.C143]^2" office:value-type="float" office:value="0.0108680669564376" calcext:value-type="float">
            <text:p>0,0108680669564376</text:p>
          </table:table-cell>
          <table:table-cell table:number-columns-repeated="10"/>
        </table:table-row>
        <table:table-row table:style-name="ro2">
          <table:table-cell office:value-type="float" office:value="1.26" calcext:value-type="float">
            <text:p>1,26</text:p>
          </table:table-cell>
          <table:table-cell office:value-type="float" office:value="588.138" calcext:value-type="float">
            <text:p>588,138</text:p>
          </table:table-cell>
          <table:table-cell table:formula="of:=LN([.A144]-[.$L$4])" office:value-type="float" office:value="-0.0932123817221787" calcext:value-type="float">
            <text:p>-0,0932123817221787</text:p>
          </table:table-cell>
          <table:table-cell table:formula="of:=LN([.B144])" office:value-type="float" office:value="6.37696161423988" calcext:value-type="float">
            <text:p>6,37696161423988</text:p>
          </table:table-cell>
          <table:table-cell table:formula="of:=[.C144]*[.D144]" office:value-type="float" office:value="-0.594411780214208" calcext:value-type="float">
            <text:p>-0,594411780214208</text:p>
          </table:table-cell>
          <table:table-cell table:formula="of:=[.C144]^2" office:value-type="float" office:value="0.00868854810632115" calcext:value-type="float">
            <text:p>0,00868854810632115</text:p>
          </table:table-cell>
          <table:table-cell table:number-columns-repeated="10"/>
        </table:table-row>
        <table:table-row table:style-name="ro2">
          <table:table-cell office:value-type="float" office:value="1.27" calcext:value-type="float">
            <text:p>1,27</text:p>
          </table:table-cell>
          <table:table-cell office:value-type="float" office:value="339.188" calcext:value-type="float">
            <text:p>339,188</text:p>
          </table:table-cell>
          <table:table-cell table:formula="of:=LN([.A145]-[.$L$4])" office:value-type="float" office:value="-0.0822952427268302" calcext:value-type="float">
            <text:p>-0,0822952427268302</text:p>
          </table:table-cell>
          <table:table-cell table:formula="of:=LN([.B145])" office:value-type="float" office:value="5.82655452593346" calcext:value-type="float">
            <text:p>5,82655452593346</text:p>
          </table:table-cell>
          <table:table-cell table:formula="of:=[.C145]*[.D145]" office:value-type="float" office:value="-0.479497718972805" calcext:value-type="float">
            <text:p>-0,479497718972805</text:p>
          </table:table-cell>
          <table:table-cell table:formula="of:=[.C145]^2" office:value-type="float" office:value="0.00677250697546789" calcext:value-type="float">
            <text:p>0,00677250697546789</text:p>
          </table:table-cell>
          <table:table-cell table:number-columns-repeated="10"/>
        </table:table-row>
        <table:table-row table:style-name="ro2">
          <table:table-cell office:value-type="float" office:value="1.27" calcext:value-type="float">
            <text:p>1,27</text:p>
          </table:table-cell>
          <table:table-cell office:value-type="float" office:value="332" calcext:value-type="float">
            <text:p>332</text:p>
          </table:table-cell>
          <table:table-cell table:formula="of:=LN([.A146]-[.$L$4])" office:value-type="float" office:value="-0.0822952427268302" calcext:value-type="float">
            <text:p>-0,0822952427268302</text:p>
          </table:table-cell>
          <table:table-cell table:formula="of:=LN([.B146])" office:value-type="float" office:value="5.80513496891649" calcext:value-type="float">
            <text:p>5,80513496891649</text:p>
          </table:table-cell>
          <table:table-cell table:formula="of:=[.C146]*[.D146]" office:value-type="float" office:value="-0.477734991328992" calcext:value-type="float">
            <text:p>-0,477734991328992</text:p>
          </table:table-cell>
          <table:table-cell table:formula="of:=[.C146]^2" office:value-type="float" office:value="0.00677250697546789" calcext:value-type="float">
            <text:p>0,00677250697546789</text:p>
          </table:table-cell>
          <table:table-cell table:number-columns-repeated="10"/>
        </table:table-row>
        <table:table-row table:style-name="ro2">
          <table:table-cell office:value-type="float" office:value="1.27" calcext:value-type="float">
            <text:p>1,27</text:p>
          </table:table-cell>
          <table:table-cell office:value-type="float" office:value="332" calcext:value-type="float">
            <text:p>332</text:p>
          </table:table-cell>
          <table:table-cell table:formula="of:=LN([.A147]-[.$L$4])" office:value-type="float" office:value="-0.0822952427268302" calcext:value-type="float">
            <text:p>-0,0822952427268302</text:p>
          </table:table-cell>
          <table:table-cell table:formula="of:=LN([.B147])" office:value-type="float" office:value="5.80513496891649" calcext:value-type="float">
            <text:p>5,80513496891649</text:p>
          </table:table-cell>
          <table:table-cell table:formula="of:=[.C147]*[.D147]" office:value-type="float" office:value="-0.477734991328992" calcext:value-type="float">
            <text:p>-0,477734991328992</text:p>
          </table:table-cell>
          <table:table-cell table:formula="of:=[.C147]^2" office:value-type="float" office:value="0.00677250697546789" calcext:value-type="float">
            <text:p>0,00677250697546789</text:p>
          </table:table-cell>
          <table:table-cell table:number-columns-repeated="10"/>
        </table:table-row>
        <table:table-row table:style-name="ro2">
          <table:table-cell office:value-type="float" office:value="1.28" calcext:value-type="float">
            <text:p>1,28</text:p>
          </table:table-cell>
          <table:table-cell office:value-type="float" office:value="575.798" calcext:value-type="float">
            <text:p>575,798</text:p>
          </table:table-cell>
          <table:table-cell table:formula="of:=LN([.A148]-[.$L$4])" office:value-type="float" office:value="-0.0714960017050699" calcext:value-type="float">
            <text:p>-0,0714960017050699</text:p>
          </table:table-cell>
          <table:table-cell table:formula="of:=LN([.B148])" office:value-type="float" office:value="6.35575690474377" calcext:value-type="float">
            <text:p>6,35575690474377</text:p>
          </table:table-cell>
          <table:table-cell table:formula="of:=[.C148]*[.D148]" office:value-type="float" office:value="-0.454411206498571" calcext:value-type="float">
            <text:p>-0,454411206498571</text:p>
          </table:table-cell>
          <table:table-cell table:formula="of:=[.C148]^2" office:value-type="float" office:value="0.00511167825981136" calcext:value-type="float">
            <text:p>0,00511167825981136</text:p>
          </table:table-cell>
          <table:table-cell table:number-columns-repeated="10"/>
        </table:table-row>
        <table:table-row table:style-name="ro2">
          <table:table-cell office:value-type="float" office:value="1.29" calcext:value-type="float">
            <text:p>1,29</text:p>
          </table:table-cell>
          <table:table-cell office:value-type="float" office:value="464.896" calcext:value-type="float">
            <text:p>464,896</text:p>
          </table:table-cell>
          <table:table-cell table:formula="of:=LN([.A149]-[.$L$4])" office:value-type="float" office:value="-0.0608121393967574" calcext:value-type="float">
            <text:p>-0,0608121393967574</text:p>
          </table:table-cell>
          <table:table-cell table:formula="of:=LN([.B149])" office:value-type="float" office:value="6.14181372465866" calcext:value-type="float">
            <text:p>6,14181372465866</text:p>
          </table:table-cell>
          <table:table-cell table:formula="of:=[.C149]*[.D149]" office:value-type="float" office:value="-0.37349683237286" calcext:value-type="float">
            <text:p>-0,37349683237286</text:p>
          </table:table-cell>
          <table:table-cell table:formula="of:=[.C149]^2" office:value-type="float" office:value="0.00369811629801065" calcext:value-type="float">
            <text:p>0,00369811629801065</text:p>
          </table:table-cell>
          <table:table-cell table:number-columns-repeated="10"/>
        </table:table-row>
        <table:table-row table:style-name="ro2">
          <table:table-cell office:value-type="float" office:value="1.3" calcext:value-type="float">
            <text:p>1,3</text:p>
          </table:table-cell>
          <table:table-cell office:value-type="float" office:value="540" calcext:value-type="float">
            <text:p>540</text:p>
          </table:table-cell>
          <table:table-cell table:formula="of:=LN([.A150]-[.$L$4])" office:value-type="float" office:value="-0.0502412164367467" calcext:value-type="float">
            <text:p>-0,0502412164367467</text:p>
          </table:table-cell>
          <table:table-cell table:formula="of:=LN([.B150])" office:value-type="float" office:value="6.29156913955832" calcext:value-type="float">
            <text:p>6,29156913955832</text:p>
          </table:table-cell>
          <table:table-cell table:formula="of:=[.C150]*[.D150]" office:value-type="float" office:value="-0.316096086867306" calcext:value-type="float">
            <text:p>-0,316096086867306</text:p>
          </table:table-cell>
          <table:table-cell table:formula="of:=[.C150]^2" office:value-type="float" office:value="0.00252417982904402" calcext:value-type="float">
            <text:p>0,00252417982904402</text:p>
          </table:table-cell>
          <table:table-cell table:number-columns-repeated="10"/>
        </table:table-row>
        <table:table-row table:style-name="ro2">
          <table:table-cell office:value-type="float" office:value="1.3" calcext:value-type="float">
            <text:p>1,3</text:p>
          </table:table-cell>
          <table:table-cell office:value-type="float" office:value="514" calcext:value-type="float">
            <text:p>514</text:p>
          </table:table-cell>
          <table:table-cell table:formula="of:=LN([.A151]-[.$L$4])" office:value-type="float" office:value="-0.0502412164367467" calcext:value-type="float">
            <text:p>-0,0502412164367467</text:p>
          </table:table-cell>
          <table:table-cell table:formula="of:=LN([.B151])" office:value-type="float" office:value="6.24222326545517" calcext:value-type="float">
            <text:p>6,24222326545517</text:p>
          </table:table-cell>
          <table:table-cell table:formula="of:=[.C151]*[.D151]" office:value-type="float" office:value="-0.313616890126229" calcext:value-type="float">
            <text:p>-0,313616890126229</text:p>
          </table:table-cell>
          <table:table-cell table:formula="of:=[.C151]^2" office:value-type="float" office:value="0.00252417982904402" calcext:value-type="float">
            <text:p>0,00252417982904402</text:p>
          </table:table-cell>
          <table:table-cell table:number-columns-repeated="10"/>
        </table:table-row>
        <table:table-row table:style-name="ro2">
          <table:table-cell office:value-type="float" office:value="1.31" calcext:value-type="float">
            <text:p>1,31</text:p>
          </table:table-cell>
          <table:table-cell office:value-type="float" office:value="457" calcext:value-type="float">
            <text:p>457</text:p>
          </table:table-cell>
          <table:table-cell table:formula="of:=LN([.A152]-[.$L$4])" office:value-type="float" office:value="-0.0397808700118445" calcext:value-type="float">
            <text:p>-0,0397808700118445</text:p>
          </table:table-cell>
          <table:table-cell table:formula="of:=LN([.B152])" office:value-type="float" office:value="6.12468339089421" calcext:value-type="float">
            <text:p>6,12468339089421</text:p>
          </table:table-cell>
          <table:table-cell table:formula="of:=[.C152]*[.D152]" office:value-type="float" office:value="-0.243645233836865" calcext:value-type="float">
            <text:p>-0,243645233836865</text:p>
          </table:table-cell>
          <table:table-cell table:formula="of:=[.C152]^2" office:value-type="float" office:value="0.00158251761889927" calcext:value-type="float">
            <text:p>0,00158251761889927</text:p>
          </table:table-cell>
          <table:table-cell table:number-columns-repeated="10"/>
        </table:table-row>
        <table:table-row table:style-name="ro2">
          <table:table-cell office:value-type="float" office:value="1.32" calcext:value-type="float">
            <text:p>1,32</text:p>
          </table:table-cell>
          <table:table-cell office:value-type="float" office:value="375" calcext:value-type="float">
            <text:p>375</text:p>
          </table:table-cell>
          <table:table-cell table:formula="of:=LN([.A153]-[.$L$4])" office:value-type="float" office:value="-0.0294288106908121" calcext:value-type="float">
            <text:p>-0,0294288106908121</text:p>
          </table:table-cell>
          <table:table-cell table:formula="of:=LN([.B153])" office:value-type="float" office:value="5.92692602597041" calcext:value-type="float">
            <text:p>5,92692602597041</text:p>
          </table:table-cell>
          <table:table-cell table:formula="of:=[.C153]*[.D153]" office:value-type="float" office:value="-0.17442238399673" calcext:value-type="float">
            <text:p>-0,17442238399673</text:p>
          </table:table-cell>
          <table:table-cell table:formula="of:=[.C153]^2" office:value-type="float" office:value="0.000866054898675654" calcext:value-type="float">
            <text:p>0,000866054898675654</text:p>
          </table:table-cell>
          <table:table-cell table:number-columns-repeated="10"/>
        </table:table-row>
        <table:table-row table:style-name="ro2">
          <table:table-cell office:value-type="float" office:value="1.32" calcext:value-type="float">
            <text:p>1,32</text:p>
          </table:table-cell>
          <table:table-cell office:value-type="float" office:value="849" calcext:value-type="float">
            <text:p>849</text:p>
          </table:table-cell>
          <table:table-cell table:formula="of:=LN([.A154]-[.$L$4])" office:value-type="float" office:value="-0.0294288106908121" calcext:value-type="float">
            <text:p>-0,0294288106908121</text:p>
          </table:table-cell>
          <table:table-cell table:formula="of:=LN([.B154])" office:value-type="float" office:value="6.74405918631135" calcext:value-type="float">
            <text:p>6,74405918631135</text:p>
          </table:table-cell>
          <table:table-cell table:formula="of:=[.C154]*[.D154]" office:value-type="float" office:value="-0.198469641081589" calcext:value-type="float">
            <text:p>-0,198469641081589</text:p>
          </table:table-cell>
          <table:table-cell table:formula="of:=[.C154]^2" office:value-type="float" office:value="0.000866054898675654" calcext:value-type="float">
            <text:p>0,000866054898675654</text:p>
          </table:table-cell>
          <table:table-cell table:number-columns-repeated="10"/>
        </table:table-row>
        <table:table-row table:style-name="ro2">
          <table:table-cell office:value-type="float" office:value="1.32" calcext:value-type="float">
            <text:p>1,32</text:p>
          </table:table-cell>
          <table:table-cell office:value-type="float" office:value="698" calcext:value-type="float">
            <text:p>698</text:p>
          </table:table-cell>
          <table:table-cell table:formula="of:=LN([.A155]-[.$L$4])" office:value-type="float" office:value="-0.0294288106908121" calcext:value-type="float">
            <text:p>-0,0294288106908121</text:p>
          </table:table-cell>
          <table:table-cell table:formula="of:=LN([.B155])" office:value-type="float" office:value="6.54821910276237" calcext:value-type="float">
            <text:p>6,54821910276237</text:p>
          </table:table-cell>
          <table:table-cell table:formula="of:=[.C155]*[.D155]" office:value-type="float" office:value="-0.192706300337153" calcext:value-type="float">
            <text:p>-0,192706300337153</text:p>
          </table:table-cell>
          <table:table-cell table:formula="of:=[.C155]^2" office:value-type="float" office:value="0.000866054898675654" calcext:value-type="float">
            <text:p>0,000866054898675654</text:p>
          </table:table-cell>
          <table:table-cell table:number-columns-repeated="10"/>
        </table:table-row>
        <table:table-row table:style-name="ro2">
          <table:table-cell office:value-type="float" office:value="1.36" calcext:value-type="float">
            <text:p>1,36</text:p>
          </table:table-cell>
          <table:table-cell office:value-type="float" office:value="517.24" calcext:value-type="float">
            <text:p>517,24</text:p>
          </table:table-cell>
          <table:table-cell table:formula="of:=LN([.A156]-[.$L$4])" office:value-type="float" office:value="0.0109399400383345" calcext:value-type="float">
            <text:p>0,0109399400383345</text:p>
          </table:table-cell>
          <table:table-cell table:formula="of:=LN([.B156])" office:value-type="float" office:value="6.24850698342765" calcext:value-type="float">
            <text:p>6,24850698342765</text:p>
          </table:table-cell>
          <table:table-cell table:formula="of:=[.C156]*[.D156]" office:value-type="float" office:value="0.0683582917278128" calcext:value-type="float">
            <text:p>0,0683582917278128</text:p>
          </table:table-cell>
          <table:table-cell table:formula="of:=[.C156]^2" office:value-type="float" office:value="0.000119682288042354" calcext:value-type="float">
            <text:p>0,000119682288042354</text:p>
          </table:table-cell>
          <table:table-cell table:number-columns-repeated="10"/>
        </table:table-row>
        <table:table-row table:style-name="ro2">
          <table:table-cell office:value-type="float" office:value="1.36" calcext:value-type="float">
            <text:p>1,36</text:p>
          </table:table-cell>
          <table:table-cell office:value-type="float" office:value="813" calcext:value-type="float">
            <text:p>813</text:p>
          </table:table-cell>
          <table:table-cell table:formula="of:=LN([.A157]-[.$L$4])" office:value-type="float" office:value="0.0109399400383345" calcext:value-type="float">
            <text:p>0,0109399400383345</text:p>
          </table:table-cell>
          <table:table-cell table:formula="of:=LN([.B157])" office:value-type="float" office:value="6.70073110954781" calcext:value-type="float">
            <text:p>6,70073110954781</text:p>
          </table:table-cell>
          <table:table-cell table:formula="of:=[.C157]*[.D157]" office:value-type="float" office:value="0.0733055965514555" calcext:value-type="float">
            <text:p>0,0733055965514555</text:p>
          </table:table-cell>
          <table:table-cell table:formula="of:=[.C157]^2" office:value-type="float" office:value="0.000119682288042354" calcext:value-type="float">
            <text:p>0,000119682288042354</text:p>
          </table:table-cell>
          <table:table-cell table:number-columns-repeated="10"/>
        </table:table-row>
        <table:table-row table:style-name="ro2">
          <table:table-cell office:value-type="float" office:value="1.37" calcext:value-type="float">
            <text:p>1,37</text:p>
          </table:table-cell>
          <table:table-cell office:value-type="float" office:value="410" calcext:value-type="float">
            <text:p>410</text:p>
          </table:table-cell>
          <table:table-cell table:formula="of:=LN([.A158]-[.$L$4])" office:value-type="float" office:value="0.0207825391825286" calcext:value-type="float">
            <text:p>0,0207825391825286</text:p>
          </table:table-cell>
          <table:table-cell table:formula="of:=LN([.B158])" office:value-type="float" office:value="6.01615715969835" calcext:value-type="float">
            <text:p>6,01615715969835</text:p>
          </table:table-cell>
          <table:table-cell table:formula="of:=[.C158]*[.D158]" office:value-type="float" office:value="0.125031021899681" calcext:value-type="float">
            <text:p>0,125031021899681</text:p>
          </table:table-cell>
          <table:table-cell table:formula="of:=[.C158]^2" office:value-type="float" office:value="0.000431913934873338" calcext:value-type="float">
            <text:p>0,000431913934873338</text:p>
          </table:table-cell>
          <table:table-cell table:number-columns-repeated="10"/>
        </table:table-row>
        <table:table-row table:style-name="ro2">
          <table:table-cell office:value-type="float" office:value="1.38" calcext:value-type="float">
            <text:p>1,38</text:p>
          </table:table-cell>
          <table:table-cell office:value-type="float" office:value="378" calcext:value-type="float">
            <text:p>378</text:p>
          </table:table-cell>
          <table:table-cell table:formula="of:=LN([.A159]-[.$L$4])" office:value-type="float" office:value="0.0305292050348228" calcext:value-type="float">
            <text:p>0,0305292050348228</text:p>
          </table:table-cell>
          <table:table-cell table:formula="of:=LN([.B159])" office:value-type="float" office:value="5.93489419561959" calcext:value-type="float">
            <text:p>5,93489419561959</text:p>
          </table:table-cell>
          <table:table-cell table:formula="of:=[.C159]*[.D159]" office:value-type="float" office:value="0.18118760175805" calcext:value-type="float">
            <text:p>0,18118760175805</text:p>
          </table:table-cell>
          <table:table-cell table:formula="of:=[.C159]^2" office:value-type="float" office:value="0.000932032360058249" calcext:value-type="float">
            <text:p>0,000932032360058249</text:p>
          </table:table-cell>
          <table:table-cell table:number-columns-repeated="10"/>
        </table:table-row>
        <table:table-row table:style-name="ro2">
          <table:table-cell office:value-type="float" office:value="1.39" calcext:value-type="float">
            <text:p>1,39</text:p>
          </table:table-cell>
          <table:table-cell office:value-type="float" office:value="534" calcext:value-type="float">
            <text:p>534</text:p>
          </table:table-cell>
          <table:table-cell table:formula="of:=LN([.A160]-[.$L$4])" office:value-type="float" office:value="0.0401817896328318" calcext:value-type="float">
            <text:p>0,0401817896328318</text:p>
          </table:table-cell>
          <table:table-cell table:formula="of:=LN([.B160])" office:value-type="float" office:value="6.2803958389602" calcext:value-type="float">
            <text:p>6,2803958389602</text:p>
          </table:table-cell>
          <table:table-cell table:formula="of:=[.C160]*[.D160]" office:value-type="float" office:value="0.252357544412011" calcext:value-type="float">
            <text:p>0,252357544412011</text:p>
          </table:table-cell>
          <table:table-cell table:formula="of:=[.C160]^2" office:value-type="float" office:value="0.00161457621809715" calcext:value-type="float">
            <text:p>0,00161457621809715</text:p>
          </table:table-cell>
          <table:table-cell table:number-columns-repeated="10"/>
        </table:table-row>
        <table:table-row table:style-name="ro2">
          <table:table-cell office:value-type="float" office:value="1.39" calcext:value-type="float">
            <text:p>1,39</text:p>
          </table:table-cell>
          <table:table-cell office:value-type="float" office:value="963" calcext:value-type="float">
            <text:p>963</text:p>
          </table:table-cell>
          <table:table-cell table:formula="of:=LN([.A161]-[.$L$4])" office:value-type="float" office:value="0.0401817896328318" calcext:value-type="float">
            <text:p>0,0401817896328318</text:p>
          </table:table-cell>
          <table:table-cell table:formula="of:=LN([.B161])" office:value-type="float" office:value="6.87005341179813" calcext:value-type="float">
            <text:p>6,87005341179813</text:p>
          </table:table-cell>
          <table:table-cell table:formula="of:=[.C161]*[.D161]" office:value-type="float" office:value="0.27605104095919" calcext:value-type="float">
            <text:p>0,27605104095919</text:p>
          </table:table-cell>
          <table:table-cell table:formula="of:=[.C161]^2" office:value-type="float" office:value="0.00161457621809715" calcext:value-type="float">
            <text:p>0,00161457621809715</text:p>
          </table:table-cell>
          <table:table-cell table:number-columns-repeated="10"/>
        </table:table-row>
        <table:table-row table:style-name="ro2">
          <table:table-cell office:value-type="float" office:value="1.39" calcext:value-type="float">
            <text:p>1,39</text:p>
          </table:table-cell>
          <table:table-cell office:value-type="float" office:value="902" calcext:value-type="float">
            <text:p>902</text:p>
          </table:table-cell>
          <table:table-cell table:formula="of:=LN([.A162]-[.$L$4])" office:value-type="float" office:value="0.0401817896328318" calcext:value-type="float">
            <text:p>0,0401817896328318</text:p>
          </table:table-cell>
          <table:table-cell table:formula="of:=LN([.B162])" office:value-type="float" office:value="6.80461452006262" calcext:value-type="float">
            <text:p>6,80461452006262</text:p>
          </table:table-cell>
          <table:table-cell table:formula="of:=[.C162]*[.D162]" office:value-type="float" office:value="0.273421589177669" calcext:value-type="float">
            <text:p>0,273421589177669</text:p>
          </table:table-cell>
          <table:table-cell table:formula="of:=[.C162]^2" office:value-type="float" office:value="0.00161457621809715" calcext:value-type="float">
            <text:p>0,00161457621809715</text:p>
          </table:table-cell>
          <table:table-cell table:number-columns-repeated="10"/>
        </table:table-row>
        <table:table-row table:style-name="ro2">
          <table:table-cell office:value-type="float" office:value="1.4" calcext:value-type="float">
            <text:p>1,4</text:p>
          </table:table-cell>
          <table:table-cell office:value-type="float" office:value="496" calcext:value-type="float">
            <text:p>496</text:p>
          </table:table-cell>
          <table:table-cell table:formula="of:=LN([.A163]-[.$L$4])" office:value-type="float" office:value="0.049742091894814" calcext:value-type="float">
            <text:p>0,049742091894814</text:p>
          </table:table-cell>
          <table:table-cell table:formula="of:=LN([.B163])" office:value-type="float" office:value="6.20657592672493" calcext:value-type="float">
            <text:p>6,20657592672493</text:p>
          </table:table-cell>
          <table:table-cell table:formula="of:=[.C163]*[.D163]" office:value-type="float" office:value="0.308728070099292" calcext:value-type="float">
            <text:p>0,308728070099292</text:p>
          </table:table-cell>
          <table:table-cell table:formula="of:=[.C163]^2" office:value-type="float" office:value="0.00247427570607212" calcext:value-type="float">
            <text:p>0,00247427570607212</text:p>
          </table:table-cell>
          <table:table-cell table:number-columns-repeated="10"/>
        </table:table-row>
        <table:table-row table:style-name="ro2">
          <table:table-cell office:value-type="float" office:value="1.4" calcext:value-type="float">
            <text:p>1,4</text:p>
          </table:table-cell>
          <table:table-cell office:value-type="float" office:value="703" calcext:value-type="float">
            <text:p>703</text:p>
          </table:table-cell>
          <table:table-cell table:formula="of:=LN([.A164]-[.$L$4])" office:value-type="float" office:value="0.049742091894814" calcext:value-type="float">
            <text:p>0,049742091894814</text:p>
          </table:table-cell>
          <table:table-cell table:formula="of:=LN([.B164])" office:value-type="float" office:value="6.55535689181067" calcext:value-type="float">
            <text:p>6,55535689181067</text:p>
          </table:table-cell>
          <table:table-cell table:formula="of:=[.C164]*[.D164]" office:value-type="float" office:value="0.326077164915748" calcext:value-type="float">
            <text:p>0,326077164915748</text:p>
          </table:table-cell>
          <table:table-cell table:formula="of:=[.C164]^2" office:value-type="float" office:value="0.00247427570607212" calcext:value-type="float">
            <text:p>0,00247427570607212</text:p>
          </table:table-cell>
          <table:table-cell table:number-columns-repeated="10"/>
        </table:table-row>
        <table:table-row table:style-name="ro2">
          <table:table-cell office:value-type="float" office:value="1.4" calcext:value-type="float">
            <text:p>1,4</text:p>
          </table:table-cell>
          <table:table-cell office:value-type="float" office:value="836" calcext:value-type="float">
            <text:p>836</text:p>
          </table:table-cell>
          <table:table-cell table:formula="of:=LN([.A165]-[.$L$4])" office:value-type="float" office:value="0.049742091894814" calcext:value-type="float">
            <text:p>0,049742091894814</text:p>
          </table:table-cell>
          <table:table-cell table:formula="of:=LN([.B165])" office:value-type="float" office:value="6.7286286130847" calcext:value-type="float">
            <text:p>6,7286286130847</text:p>
          </table:table-cell>
          <table:table-cell table:formula="of:=[.C165]*[.D165]" office:value-type="float" office:value="0.334696062798134" calcext:value-type="float">
            <text:p>0,334696062798134</text:p>
          </table:table-cell>
          <table:table-cell table:formula="of:=[.C165]^2" office:value-type="float" office:value="0.00247427570607212" calcext:value-type="float">
            <text:p>0,00247427570607212</text:p>
          </table:table-cell>
          <table:table-cell table:number-columns-repeated="10"/>
        </table:table-row>
        <table:table-row table:style-name="ro2">
          <table:table-cell office:value-type="float" office:value="1.41" calcext:value-type="float">
            <text:p>1,41</text:p>
          </table:table-cell>
          <table:table-cell office:value-type="float" office:value="827" calcext:value-type="float">
            <text:p>827</text:p>
          </table:table-cell>
          <table:table-cell table:formula="of:=LN([.A166]-[.$L$4])" office:value-type="float" office:value="0.059211859631846" calcext:value-type="float">
            <text:p>0,059211859631846</text:p>
          </table:table-cell>
          <table:table-cell table:formula="of:=LN([.B166])" office:value-type="float" office:value="6.71780469502369" calcext:value-type="float">
            <text:p>6,71780469502369</text:p>
          </table:table-cell>
          <table:table-cell table:formula="of:=[.C166]*[.D166]" office:value-type="float" office:value="0.397773708635899" calcext:value-type="float">
            <text:p>0,397773708635899</text:p>
          </table:table-cell>
          <table:table-cell table:formula="of:=[.C166]^2" office:value-type="float" office:value="0.00350604432106144" calcext:value-type="float">
            <text:p>0,00350604432106144</text:p>
          </table:table-cell>
          <table:table-cell table:number-columns-repeated="10"/>
        </table:table-row>
        <table:table-row table:style-name="ro2">
          <table:table-cell office:value-type="float" office:value="1.45" calcext:value-type="float">
            <text:p>1,45</text:p>
          </table:table-cell>
          <table:table-cell office:value-type="float" office:value="492" calcext:value-type="float">
            <text:p>492</text:p>
          </table:table-cell>
          <table:table-cell table:formula="of:=LN([.A167]-[.$L$4])" office:value-type="float" office:value="0.0962188577405429" calcext:value-type="float">
            <text:p>0,0962188577405429</text:p>
          </table:table-cell>
          <table:table-cell table:formula="of:=LN([.B167])" office:value-type="float" office:value="6.19847871649231" calcext:value-type="float">
            <text:p>6,19847871649231</text:p>
          </table:table-cell>
          <table:table-cell table:formula="of:=[.C167]*[.D167]" office:value-type="float" office:value="0.596410541829956" calcext:value-type="float">
            <text:p>0,596410541829956</text:p>
          </table:table-cell>
          <table:table-cell table:formula="of:=[.C167]^2" office:value-type="float" office:value="0.00925806858489483" calcext:value-type="float">
            <text:p>0,00925806858489483</text:p>
          </table:table-cell>
          <table:table-cell table:number-columns-repeated="10"/>
        </table:table-row>
        <table:table-row table:style-name="ro2">
          <table:table-cell office:value-type="float" office:value="1.45" calcext:value-type="float">
            <text:p>1,45</text:p>
          </table:table-cell>
          <table:table-cell office:value-type="float" office:value="886" calcext:value-type="float">
            <text:p>886</text:p>
          </table:table-cell>
          <table:table-cell table:formula="of:=LN([.A168]-[.$L$4])" office:value-type="float" office:value="0.0962188577405429" calcext:value-type="float">
            <text:p>0,0962188577405429</text:p>
          </table:table-cell>
          <table:table-cell table:formula="of:=LN([.B168])" office:value-type="float" office:value="6.78671695060508" calcext:value-type="float">
            <text:p>6,78671695060508</text:p>
          </table:table-cell>
          <table:table-cell table:formula="of:=[.C168]*[.D168]" office:value-type="float" office:value="0.653010152795601" calcext:value-type="float">
            <text:p>0,653010152795601</text:p>
          </table:table-cell>
          <table:table-cell table:formula="of:=[.C168]^2" office:value-type="float" office:value="0.00925806858489483" calcext:value-type="float">
            <text:p>0,00925806858489483</text:p>
          </table:table-cell>
          <table:table-cell table:number-columns-repeated="10"/>
        </table:table-row>
        <table:table-row table:style-name="ro2">
          <table:table-cell office:value-type="float" office:value="1.45" calcext:value-type="float">
            <text:p>1,45</text:p>
          </table:table-cell>
          <table:table-cell office:value-type="float" office:value="838" calcext:value-type="float">
            <text:p>838</text:p>
          </table:table-cell>
          <table:table-cell table:formula="of:=LN([.A169]-[.$L$4])" office:value-type="float" office:value="0.0962188577405429" calcext:value-type="float">
            <text:p>0,0962188577405429</text:p>
          </table:table-cell>
          <table:table-cell table:formula="of:=LN([.B169])" office:value-type="float" office:value="6.73101810048208" calcext:value-type="float">
            <text:p>6,73101810048208</text:p>
          </table:table-cell>
          <table:table-cell table:formula="of:=[.C169]*[.D169]" office:value-type="float" office:value="0.647650873059305" calcext:value-type="float">
            <text:p>0,647650873059305</text:p>
          </table:table-cell>
          <table:table-cell table:formula="of:=[.C169]^2" office:value-type="float" office:value="0.00925806858489483" calcext:value-type="float">
            <text:p>0,00925806858489483</text:p>
          </table:table-cell>
          <table:table-cell table:number-columns-repeated="10"/>
        </table:table-row>
        <table:table-row table:style-name="ro2">
          <table:table-cell office:value-type="float" office:value="1.46" calcext:value-type="float">
            <text:p>1,46</text:p>
          </table:table-cell>
          <table:table-cell office:value-type="float" office:value="889" calcext:value-type="float">
            <text:p>889</text:p>
          </table:table-cell>
          <table:table-cell table:formula="of:=LN([.A170]-[.$L$4])" office:value-type="float" office:value="0.105260510657493" calcext:value-type="float">
            <text:p>0,105260510657493</text:p>
          </table:table-cell>
          <table:table-cell table:formula="of:=LN([.B170])" office:value-type="float" office:value="6.79009723551391" calcext:value-type="float">
            <text:p>6,79009723551391</text:p>
          </table:table-cell>
          <table:table-cell table:formula="of:=[.C170]*[.D170]" office:value-type="float" office:value="0.714729102424225" calcext:value-type="float">
            <text:p>0,714729102424225</text:p>
          </table:table-cell>
          <table:table-cell table:formula="of:=[.C170]^2" office:value-type="float" office:value="0.0110797751038762" calcext:value-type="float">
            <text:p>0,0110797751038762</text:p>
          </table:table-cell>
          <table:table-cell table:number-columns-repeated="10"/>
        </table:table-row>
        <table:table-row table:style-name="ro2">
          <table:table-cell office:value-type="float" office:value="1.47" calcext:value-type="float">
            <text:p>1,47</text:p>
          </table:table-cell>
          <table:table-cell office:value-type="float" office:value="826.111" calcext:value-type="float">
            <text:p>826,111</text:p>
          </table:table-cell>
          <table:table-cell table:formula="of:=LN([.A171]-[.$L$4])" office:value-type="float" office:value="0.114221144090023" calcext:value-type="float">
            <text:p>0,114221144090023</text:p>
          </table:table-cell>
          <table:table-cell table:formula="of:=LN([.B171])" office:value-type="float" office:value="6.71672914705904" calcext:value-type="float">
            <text:p>6,71672914705904</text:p>
          </table:table-cell>
          <table:table-cell table:formula="of:=[.C171]*[.D171]" office:value-type="float" office:value="0.767192487719887" calcext:value-type="float">
            <text:p>0,767192487719887</text:p>
          </table:table-cell>
          <table:table-cell table:formula="of:=[.C171]^2" office:value-type="float" office:value="0.0130464697572338" calcext:value-type="float">
            <text:p>0,0130464697572338</text:p>
          </table:table-cell>
          <table:table-cell table:number-columns-repeated="10"/>
        </table:table-row>
        <table:table-row table:style-name="ro2">
          <table:table-cell office:value-type="float" office:value="1.47" calcext:value-type="float">
            <text:p>1,47</text:p>
          </table:table-cell>
          <table:table-cell office:value-type="float" office:value="594.471" calcext:value-type="float">
            <text:p>594,471</text:p>
          </table:table-cell>
          <table:table-cell table:formula="of:=LN([.A172]-[.$L$4])" office:value-type="float" office:value="0.114221144090023" calcext:value-type="float">
            <text:p>0,114221144090023</text:p>
          </table:table-cell>
          <table:table-cell table:formula="of:=LN([.B172])" office:value-type="float" office:value="6.38767193445323" calcext:value-type="float">
            <text:p>6,38767193445323</text:p>
          </table:table-cell>
          <table:table-cell table:formula="of:=[.C172]*[.D172]" office:value-type="float" office:value="0.729607196424977" calcext:value-type="float">
            <text:p>0,729607196424977</text:p>
          </table:table-cell>
          <table:table-cell table:formula="of:=[.C172]^2" office:value-type="float" office:value="0.0130464697572338" calcext:value-type="float">
            <text:p>0,0130464697572338</text:p>
          </table:table-cell>
          <table:table-cell table:number-columns-repeated="10"/>
        </table:table-row>
        <table:table-row table:style-name="ro2">
          <table:table-cell office:value-type="float" office:value="1.47" calcext:value-type="float">
            <text:p>1,47</text:p>
          </table:table-cell>
          <table:table-cell office:value-type="float" office:value="453" calcext:value-type="float">
            <text:p>453</text:p>
          </table:table-cell>
          <table:table-cell table:formula="of:=LN([.A173]-[.$L$4])" office:value-type="float" office:value="0.114221144090023" calcext:value-type="float">
            <text:p>0,114221144090023</text:p>
          </table:table-cell>
          <table:table-cell table:formula="of:=LN([.B173])" office:value-type="float" office:value="6.11589212548303" calcext:value-type="float">
            <text:p>6,11589212548303</text:p>
          </table:table-cell>
          <table:table-cell table:formula="of:=[.C173]*[.D173]" office:value-type="float" office:value="0.698564195703834" calcext:value-type="float">
            <text:p>0,698564195703834</text:p>
          </table:table-cell>
          <table:table-cell table:formula="of:=[.C173]^2" office:value-type="float" office:value="0.0130464697572338" calcext:value-type="float">
            <text:p>0,0130464697572338</text:p>
          </table:table-cell>
          <table:table-cell table:number-columns-repeated="10"/>
        </table:table-row>
        <table:table-row table:style-name="ro2">
          <table:table-cell office:value-type="float" office:value="1.48" calcext:value-type="float">
            <text:p>1,48</text:p>
          </table:table-cell>
          <table:table-cell office:value-type="float" office:value="480" calcext:value-type="float">
            <text:p>480</text:p>
          </table:table-cell>
          <table:table-cell table:formula="of:=LN([.A174]-[.$L$4])" office:value-type="float" office:value="0.123102197133983" calcext:value-type="float">
            <text:p>0,123102197133983</text:p>
          </table:table-cell>
          <table:table-cell table:formula="of:=LN([.B174])" office:value-type="float" office:value="6.17378610390194" calcext:value-type="float">
            <text:p>6,17378610390194</text:p>
          </table:table-cell>
          <table:table-cell table:formula="of:=[.C174]*[.D174]" office:value-type="float" office:value="0.760006634025584" calcext:value-type="float">
            <text:p>0,760006634025584</text:p>
          </table:table-cell>
          <table:table-cell table:formula="of:=[.C174]^2" office:value-type="float" office:value="0.0151541509392141" calcext:value-type="float">
            <text:p>0,0151541509392141</text:p>
          </table:table-cell>
          <table:table-cell table:number-columns-repeated="10"/>
        </table:table-row>
        <table:table-row table:style-name="ro2">
          <table:table-cell office:value-type="float" office:value="1.48" calcext:value-type="float">
            <text:p>1,48</text:p>
          </table:table-cell>
          <table:table-cell office:value-type="float" office:value="942" calcext:value-type="float">
            <text:p>942</text:p>
          </table:table-cell>
          <table:table-cell table:formula="of:=LN([.A175]-[.$L$4])" office:value-type="float" office:value="0.123102197133983" calcext:value-type="float">
            <text:p>0,123102197133983</text:p>
          </table:table-cell>
          <table:table-cell table:formula="of:=LN([.B175])" office:value-type="float" office:value="6.84800527457636" calcext:value-type="float">
            <text:p>6,84800527457636</text:p>
          </table:table-cell>
          <table:table-cell table:formula="of:=[.C175]*[.D175]" office:value-type="float" office:value="0.843004495285458" calcext:value-type="float">
            <text:p>0,843004495285458</text:p>
          </table:table-cell>
          <table:table-cell table:formula="of:=[.C175]^2" office:value-type="float" office:value="0.0151541509392141" calcext:value-type="float">
            <text:p>0,0151541509392141</text:p>
          </table:table-cell>
          <table:table-cell table:number-columns-repeated="10"/>
        </table:table-row>
        <table:table-row table:style-name="ro2">
          <table:table-cell office:value-type="float" office:value="1.49" calcext:value-type="float">
            <text:p>1,49</text:p>
          </table:table-cell>
          <table:table-cell office:value-type="float" office:value="955" calcext:value-type="float">
            <text:p>955</text:p>
          </table:table-cell>
          <table:table-cell table:formula="of:=LN([.A176]-[.$L$4])" office:value-type="float" office:value="0.131905070879939" calcext:value-type="float">
            <text:p>0,131905070879939</text:p>
          </table:table-cell>
          <table:table-cell table:formula="of:=LN([.B176])" office:value-type="float" office:value="6.86171134048073" calcext:value-type="float">
            <text:p>6,86171134048073</text:p>
          </table:table-cell>
          <table:table-cell table:formula="of:=[.C176]*[.D176]" office:value-type="float" office:value="0.905094520723789" calcext:value-type="float">
            <text:p>0,905094520723789</text:p>
          </table:table-cell>
          <table:table-cell table:formula="of:=[.C176]^2" office:value-type="float" office:value="0.0173989477238416" calcext:value-type="float">
            <text:p>0,0173989477238416</text:p>
          </table:table-cell>
          <table:table-cell table:number-columns-repeated="10"/>
        </table:table-row>
        <table:table-row table:style-name="ro2">
          <table:table-cell office:value-type="float" office:value="1.5" calcext:value-type="float">
            <text:p>1,5</text:p>
          </table:table-cell>
          <table:table-cell office:value-type="float" office:value="1004" calcext:value-type="float">
            <text:p>1004</text:p>
          </table:table-cell>
          <table:table-cell table:formula="of:=LN([.A177]-[.$L$4])" office:value-type="float" office:value="0.140631129739746" calcext:value-type="float">
            <text:p>0,140631129739746</text:p>
          </table:table-cell>
          <table:table-cell table:formula="of:=LN([.B177])" office:value-type="float" office:value="6.91174730025167" calcext:value-type="float">
            <text:p>6,91174730025167</text:p>
          </table:table-cell>
          <table:table-cell table:formula="of:=[.C177]*[.D177]" office:value-type="float" office:value="0.97200683131003" calcext:value-type="float">
            <text:p>0,97200683131003</text:p>
          </table:table-cell>
          <table:table-cell table:formula="of:=[.C177]^2" office:value-type="float" office:value="0.0197771146518772" calcext:value-type="float">
            <text:p>0,0197771146518772</text:p>
          </table:table-cell>
          <table:table-cell table:number-columns-repeated="10"/>
        </table:table-row>
        <table:table-row table:style-name="ro2">
          <table:table-cell office:value-type="float" office:value="1.5" calcext:value-type="float">
            <text:p>1,5</text:p>
          </table:table-cell>
          <table:table-cell office:value-type="float" office:value="841" calcext:value-type="float">
            <text:p>841</text:p>
          </table:table-cell>
          <table:table-cell table:formula="of:=LN([.A178]-[.$L$4])" office:value-type="float" office:value="0.140631129739746" calcext:value-type="float">
            <text:p>0,140631129739746</text:p>
          </table:table-cell>
          <table:table-cell table:formula="of:=LN([.B178])" office:value-type="float" office:value="6.73459165997295" calcext:value-type="float">
            <text:p>6,73459165997295</text:p>
          </table:table-cell>
          <table:table-cell table:formula="of:=[.C178]*[.D178]" office:value-type="float" office:value="0.947093233477865" calcext:value-type="float">
            <text:p>0,947093233477865</text:p>
          </table:table-cell>
          <table:table-cell table:formula="of:=[.C178]^2" office:value-type="float" office:value="0.0197771146518772" calcext:value-type="float">
            <text:p>0,0197771146518772</text:p>
          </table:table-cell>
          <table:table-cell table:number-columns-repeated="10"/>
        </table:table-row>
        <table:table-row table:style-name="ro2">
          <table:table-cell office:value-type="float" office:value="1.5" calcext:value-type="float">
            <text:p>1,5</text:p>
          </table:table-cell>
          <table:table-cell office:value-type="float" office:value="808" calcext:value-type="float">
            <text:p>808</text:p>
          </table:table-cell>
          <table:table-cell table:formula="of:=LN([.A179]-[.$L$4])" office:value-type="float" office:value="0.140631129739746" calcext:value-type="float">
            <text:p>0,140631129739746</text:p>
          </table:table-cell>
          <table:table-cell table:formula="of:=LN([.B179])" office:value-type="float" office:value="6.6945620585211" calcext:value-type="float">
            <text:p>6,6945620585211</text:p>
          </table:table-cell>
          <table:table-cell table:formula="of:=[.C179]*[.D179]" office:value-type="float" office:value="0.941463825402659" calcext:value-type="float">
            <text:p>0,941463825402659</text:p>
          </table:table-cell>
          <table:table-cell table:formula="of:=[.C179]^2" office:value-type="float" office:value="0.0197771146518772" calcext:value-type="float">
            <text:p>0,0197771146518772</text:p>
          </table:table-cell>
          <table:table-cell table:number-columns-repeated="10"/>
        </table:table-row>
        <table:table-row table:style-name="ro2">
          <table:table-cell office:value-type="float" office:value="1.51" calcext:value-type="float">
            <text:p>1,51</text:p>
          </table:table-cell>
          <table:table-cell office:value-type="float" office:value="496" calcext:value-type="float">
            <text:p>496</text:p>
          </table:table-cell>
          <table:table-cell table:formula="of:=LN([.A180]-[.$L$4])" office:value-type="float" office:value="0.149281702715754" calcext:value-type="float">
            <text:p>0,149281702715754</text:p>
          </table:table-cell>
          <table:table-cell table:formula="of:=LN([.B180])" office:value-type="float" office:value="6.20657592672493" calcext:value-type="float">
            <text:p>6,20657592672493</text:p>
          </table:table-cell>
          <table:table-cell table:formula="of:=[.C180]*[.D180]" office:value-type="float" office:value="0.926528222376109" calcext:value-type="float">
            <text:p>0,926528222376109</text:p>
          </table:table-cell>
          <table:table-cell table:formula="of:=[.C180]^2" office:value-type="float" office:value="0.0222850267657149" calcext:value-type="float">
            <text:p>0,0222850267657149</text:p>
          </table:table-cell>
          <table:table-cell table:number-columns-repeated="10"/>
        </table:table-row>
        <table:table-row table:style-name="ro2">
          <table:table-cell office:value-type="float" office:value="1.52" calcext:value-type="float">
            <text:p>1,52</text:p>
          </table:table-cell>
          <table:table-cell office:value-type="float" office:value="685.088" calcext:value-type="float">
            <text:p>685,088</text:p>
          </table:table-cell>
          <table:table-cell table:formula="of:=LN([.A181]-[.$L$4])" office:value-type="float" office:value="0.15785808461558" calcext:value-type="float">
            <text:p>0,15785808461558</text:p>
          </table:table-cell>
          <table:table-cell table:formula="of:=LN([.B181])" office:value-type="float" office:value="6.52954729716431" calcext:value-type="float">
            <text:p>6,52954729716431</text:p>
          </table:table-cell>
          <table:table-cell table:formula="of:=[.C181]*[.D181]" office:value-type="float" office:value="1.0307418297372" calcext:value-type="float">
            <text:p>1,0307418297372</text:p>
          </table:table-cell>
          <table:table-cell table:formula="of:=[.C181]^2" office:value-type="float" office:value="0.0249191748784997" calcext:value-type="float">
            <text:p>0,0249191748784997</text:p>
          </table:table-cell>
          <table:table-cell table:number-columns-repeated="10"/>
        </table:table-row>
        <table:table-row table:style-name="ro2">
          <table:table-cell office:value-type="float" office:value="1.52" calcext:value-type="float">
            <text:p>1,52</text:p>
          </table:table-cell>
          <table:table-cell office:value-type="float" office:value="617" calcext:value-type="float">
            <text:p>617</text:p>
          </table:table-cell>
          <table:table-cell table:formula="of:=LN([.A182]-[.$L$4])" office:value-type="float" office:value="0.15785808461558" calcext:value-type="float">
            <text:p>0,15785808461558</text:p>
          </table:table-cell>
          <table:table-cell table:formula="of:=LN([.B182])" office:value-type="float" office:value="6.42486902390539" calcext:value-type="float">
            <text:p>6,42486902390539</text:p>
          </table:table-cell>
          <table:table-cell table:formula="of:=[.C182]*[.D182]" office:value-type="float" office:value="1.01421751801968" calcext:value-type="float">
            <text:p>1,01421751801968</text:p>
          </table:table-cell>
          <table:table-cell table:formula="of:=[.C182]^2" office:value-type="float" office:value="0.0249191748784997" calcext:value-type="float">
            <text:p>0,0249191748784997</text:p>
          </table:table-cell>
          <table:table-cell table:number-columns-repeated="10"/>
        </table:table-row>
        <table:table-row table:style-name="ro2">
          <table:table-cell office:value-type="float" office:value="1.52" calcext:value-type="float">
            <text:p>1,52</text:p>
          </table:table-cell>
          <table:table-cell office:value-type="float" office:value="388" calcext:value-type="float">
            <text:p>388</text:p>
          </table:table-cell>
          <table:table-cell table:formula="of:=LN([.A183]-[.$L$4])" office:value-type="float" office:value="0.15785808461558" calcext:value-type="float">
            <text:p>0,15785808461558</text:p>
          </table:table-cell>
          <table:table-cell table:formula="of:=LN([.B183])" office:value-type="float" office:value="5.96100533962327" calcext:value-type="float">
            <text:p>5,96100533962327</text:p>
          </table:table-cell>
          <table:table-cell table:formula="of:=[.C183]*[.D183]" office:value-type="float" office:value="0.940992885296177" calcext:value-type="float">
            <text:p>0,940992885296177</text:p>
          </table:table-cell>
          <table:table-cell table:formula="of:=[.C183]^2" office:value-type="float" office:value="0.0249191748784997" calcext:value-type="float">
            <text:p>0,0249191748784997</text:p>
          </table:table-cell>
          <table:table-cell table:number-columns-repeated="10"/>
        </table:table-row>
        <table:table-row table:style-name="ro2">
          <table:table-cell office:value-type="float" office:value="1.52" calcext:value-type="float">
            <text:p>1,52</text:p>
          </table:table-cell>
          <table:table-cell office:value-type="float" office:value="496" calcext:value-type="float">
            <text:p>496</text:p>
          </table:table-cell>
          <table:table-cell table:formula="of:=LN([.A184]-[.$L$4])" office:value-type="float" office:value="0.15785808461558" calcext:value-type="float">
            <text:p>0,15785808461558</text:p>
          </table:table-cell>
          <table:table-cell table:formula="of:=LN([.B184])" office:value-type="float" office:value="6.20657592672493" calcext:value-type="float">
            <text:p>6,20657592672493</text:p>
          </table:table-cell>
          <table:table-cell table:formula="of:=[.C184]*[.D184]" office:value-type="float" office:value="0.979758187813968" calcext:value-type="float">
            <text:p>0,979758187813968</text:p>
          </table:table-cell>
          <table:table-cell table:formula="of:=[.C184]^2" office:value-type="float" office:value="0.0249191748784997" calcext:value-type="float">
            <text:p>0,0249191748784997</text:p>
          </table:table-cell>
          <table:table-cell table:number-columns-repeated="10"/>
        </table:table-row>
        <table:table-row table:style-name="ro2">
          <table:table-cell office:value-type="float" office:value="1.52" calcext:value-type="float">
            <text:p>1,52</text:p>
          </table:table-cell>
          <table:table-cell office:value-type="float" office:value="981" calcext:value-type="float">
            <text:p>981</text:p>
          </table:table-cell>
          <table:table-cell table:formula="of:=LN([.A185]-[.$L$4])" office:value-type="float" office:value="0.15785808461558" calcext:value-type="float">
            <text:p>0,15785808461558</text:p>
          </table:table-cell>
          <table:table-cell table:formula="of:=LN([.B185])" office:value-type="float" office:value="6.88857245956536" calcext:value-type="float">
            <text:p>6,88857245956536</text:p>
          </table:table-cell>
          <table:table-cell table:formula="of:=[.C185]*[.D185]" office:value-type="float" office:value="1.08741685420263" calcext:value-type="float">
            <text:p>1,08741685420263</text:p>
          </table:table-cell>
          <table:table-cell table:formula="of:=[.C185]^2" office:value-type="float" office:value="0.0249191748784997" calcext:value-type="float">
            <text:p>0,0249191748784997</text:p>
          </table:table-cell>
          <table:table-cell table:number-columns-repeated="10"/>
        </table:table-row>
        <table:table-row table:style-name="ro2">
          <table:table-cell office:value-type="float" office:value="1.53" calcext:value-type="float">
            <text:p>1,53</text:p>
          </table:table-cell>
          <table:table-cell office:value-type="float" office:value="579.753" calcext:value-type="float">
            <text:p>579,753</text:p>
          </table:table-cell>
          <table:table-cell table:formula="of:=LN([.A186]-[.$L$4])" office:value-type="float" office:value="0.166361537215225" calcext:value-type="float">
            <text:p>0,166361537215225</text:p>
          </table:table-cell>
          <table:table-cell table:formula="of:=LN([.B186])" office:value-type="float" office:value="6.3626021507665" calcext:value-type="float">
            <text:p>6,3626021507665</text:p>
          </table:table-cell>
          <table:table-cell table:formula="of:=[.C186]*[.D186]" office:value-type="float" office:value="1.05849227449041" calcext:value-type="float">
            <text:p>1,05849227449041</text:p>
          </table:table-cell>
          <table:table-cell table:formula="of:=[.C186]^2" office:value-type="float" office:value="0.0276761610646128" calcext:value-type="float">
            <text:p>0,0276761610646128</text:p>
          </table:table-cell>
          <table:table-cell table:number-columns-repeated="10"/>
        </table:table-row>
        <table:table-row table:style-name="ro2">
          <table:table-cell office:value-type="float" office:value="1.54" calcext:value-type="float">
            <text:p>1,54</text:p>
          </table:table-cell>
          <table:table-cell office:value-type="float" office:value="1048" calcext:value-type="float">
            <text:p>1048</text:p>
          </table:table-cell>
          <table:table-cell table:formula="of:=LN([.A187]-[.$L$4])" office:value-type="float" office:value="0.174793290373163" calcext:value-type="float">
            <text:p>0,174793290373163</text:p>
          </table:table-cell>
          <table:table-cell table:formula="of:=LN([.B187])" office:value-type="float" office:value="6.95463886488099" calcext:value-type="float">
            <text:p>6,95463886488099</text:p>
          </table:table-cell>
          <table:table-cell table:formula="of:=[.C187]*[.D187]" office:value-type="float" office:value="1.21562421054963" calcext:value-type="float">
            <text:p>1,21562421054963</text:p>
          </table:table-cell>
          <table:table-cell table:formula="of:=[.C187]^2" office:value-type="float" office:value="0.0305526943594769" calcext:value-type="float">
            <text:p>0,0305526943594769</text:p>
          </table:table-cell>
          <table:table-cell table:number-columns-repeated="10"/>
        </table:table-row>
        <table:table-row table:style-name="ro2">
          <table:table-cell office:value-type="float" office:value="1.54" calcext:value-type="float">
            <text:p>1,54</text:p>
          </table:table-cell>
          <table:table-cell office:value-type="float" office:value="780" calcext:value-type="float">
            <text:p>780</text:p>
          </table:table-cell>
          <table:table-cell table:formula="of:=LN([.A188]-[.$L$4])" office:value-type="float" office:value="0.174793290373163" calcext:value-type="float">
            <text:p>0,174793290373163</text:p>
          </table:table-cell>
          <table:table-cell table:formula="of:=LN([.B188])" office:value-type="float" office:value="6.65929391968364" calcext:value-type="float">
            <text:p>6,65929391968364</text:p>
          </table:table-cell>
          <table:table-cell table:formula="of:=[.C188]*[.D188]" office:value-type="float" office:value="1.1639998957835" calcext:value-type="float">
            <text:p>1,1639998957835</text:p>
          </table:table-cell>
          <table:table-cell table:formula="of:=[.C188]^2" office:value-type="float" office:value="0.0305526943594769" calcext:value-type="float">
            <text:p>0,0305526943594769</text:p>
          </table:table-cell>
          <table:table-cell table:number-columns-repeated="10"/>
        </table:table-row>
        <table:table-row table:style-name="ro2">
          <table:table-cell office:value-type="float" office:value="1.55" calcext:value-type="float">
            <text:p>1,55</text:p>
          </table:table-cell>
          <table:table-cell office:value-type="float" office:value="568" calcext:value-type="float">
            <text:p>568</text:p>
          </table:table-cell>
          <table:table-cell table:formula="of:=LN([.A189]-[.$L$4])" office:value-type="float" office:value="0.183154543097847" calcext:value-type="float">
            <text:p>0,183154543097847</text:p>
          </table:table-cell>
          <table:table-cell table:formula="of:=LN([.B189])" office:value-type="float" office:value="6.34212141872115" calcext:value-type="float">
            <text:p>6,34212141872115</text:p>
          </table:table-cell>
          <table:table-cell table:formula="of:=[.C189]*[.D189]" office:value-type="float" office:value="1.16158835071694" calcext:value-type="float">
            <text:p>1,16158835071694</text:p>
          </table:table-cell>
          <table:table-cell table:formula="of:=[.C189]^2" office:value-type="float" office:value="0.0335455866573809" calcext:value-type="float">
            <text:p>0,0335455866573809</text:p>
          </table:table-cell>
          <table:table-cell table:number-columns-repeated="10"/>
        </table:table-row>
        <table:table-row table:style-name="ro2">
          <table:table-cell office:value-type="float" office:value="1.56" calcext:value-type="float">
            <text:p>1,56</text:p>
          </table:table-cell>
          <table:table-cell office:value-type="float" office:value="613.961" calcext:value-type="float">
            <text:p>613,961</text:p>
          </table:table-cell>
          <table:table-cell table:formula="of:=LN([.A190]-[.$L$4])" office:value-type="float" office:value="0.191446464570955" calcext:value-type="float">
            <text:p>0,191446464570955</text:p>
          </table:table-cell>
          <table:table-cell table:formula="of:=LN([.B190])" office:value-type="float" office:value="6.41993140821448" calcext:value-type="float">
            <text:p>6,41993140821448</text:p>
          </table:table-cell>
          <table:table-cell table:formula="of:=[.C190]*[.D190]" office:value-type="float" office:value="1.2290731708907" calcext:value-type="float">
            <text:p>1,2290731708907</text:p>
          </table:table-cell>
          <table:table-cell table:formula="of:=[.C190]^2" office:value-type="float" office:value="0.036651748796718" calcext:value-type="float">
            <text:p>0,036651748796718</text:p>
          </table:table-cell>
          <table:table-cell table:number-columns-repeated="10"/>
        </table:table-row>
        <table:table-row table:style-name="ro2">
          <table:table-cell office:value-type="float" office:value="1.56" calcext:value-type="float">
            <text:p>1,56</text:p>
          </table:table-cell>
          <table:table-cell office:value-type="float" office:value="601" calcext:value-type="float">
            <text:p>601</text:p>
          </table:table-cell>
          <table:table-cell table:formula="of:=LN([.A191]-[.$L$4])" office:value-type="float" office:value="0.191446464570955" calcext:value-type="float">
            <text:p>0,191446464570955</text:p>
          </table:table-cell>
          <table:table-cell table:formula="of:=LN([.B191])" office:value-type="float" office:value="6.39859493453521" calcext:value-type="float">
            <text:p>6,39859493453521</text:p>
          </table:table-cell>
          <table:table-cell table:formula="of:=[.C191]*[.D191]" office:value-type="float" office:value="1.22498837843839" calcext:value-type="float">
            <text:p>1,22498837843839</text:p>
          </table:table-cell>
          <table:table-cell table:formula="of:=[.C191]^2" office:value-type="float" office:value="0.036651748796718" calcext:value-type="float">
            <text:p>0,036651748796718</text:p>
          </table:table-cell>
          <table:table-cell table:number-columns-repeated="10"/>
        </table:table-row>
        <table:table-row table:style-name="ro2">
          <table:table-cell office:value-type="float" office:value="1.57" calcext:value-type="float">
            <text:p>1,57</text:p>
          </table:table-cell>
          <table:table-cell office:value-type="float" office:value="1019" calcext:value-type="float">
            <text:p>1019</text:p>
          </table:table-cell>
          <table:table-cell table:formula="of:=LN([.A192]-[.$L$4])" office:value-type="float" office:value="0.199670195128568" calcext:value-type="float">
            <text:p>0,199670195128568</text:p>
          </table:table-cell>
          <table:table-cell table:formula="of:=LN([.B192])" office:value-type="float" office:value="6.92657703322273" calcext:value-type="float">
            <text:p>6,92657703322273</text:p>
          </table:table-cell>
          <table:table-cell table:formula="of:=[.C192]*[.D192]" office:value-type="float" office:value="1.38303098779664" calcext:value-type="float">
            <text:p>1,38303098779664</text:p>
          </table:table-cell>
          <table:table-cell table:formula="of:=[.C192]^2" office:value-type="float" office:value="0.0398681868226803" calcext:value-type="float">
            <text:p>0,0398681868226803</text:p>
          </table:table-cell>
          <table:table-cell table:number-columns-repeated="10"/>
        </table:table-row>
        <table:table-row table:style-name="ro2">
          <table:table-cell office:value-type="float" office:value="1.58" calcext:value-type="float">
            <text:p>1,58</text:p>
          </table:table-cell>
          <table:table-cell office:value-type="float" office:value="977" calcext:value-type="float">
            <text:p>977</text:p>
          </table:table-cell>
          <table:table-cell table:formula="of:=LN([.A193]-[.$L$4])" office:value-type="float" office:value="0.207826847202317" calcext:value-type="float">
            <text:p>0,207826847202317</text:p>
          </table:table-cell>
          <table:table-cell table:formula="of:=LN([.B193])" office:value-type="float" office:value="6.88448665204278" calcext:value-type="float">
            <text:p>6,88448665204278</text:p>
          </table:table-cell>
          <table:table-cell table:formula="of:=[.C193]*[.D193]" office:value-type="float" office:value="1.43078115550048" calcext:value-type="float">
            <text:p>1,43078115550048</text:p>
          </table:table-cell>
          <table:table-cell table:formula="of:=[.C193]^2" office:value-type="float" office:value="0.043191998418055" calcext:value-type="float">
            <text:p>0,043191998418055</text:p>
          </table:table-cell>
          <table:table-cell table:number-columns-repeated="10"/>
        </table:table-row>
        <table:table-row table:style-name="ro2">
          <table:table-cell office:value-type="float" office:value="1.59" calcext:value-type="float">
            <text:p>1,59</text:p>
          </table:table-cell>
          <table:table-cell office:value-type="float" office:value="648" calcext:value-type="float">
            <text:p>648</text:p>
          </table:table-cell>
          <table:table-cell table:formula="of:=LN([.A194]-[.$L$4])" office:value-type="float" office:value="0.21591750622247" calcext:value-type="float">
            <text:p>0,21591750622247</text:p>
          </table:table-cell>
          <table:table-cell table:formula="of:=LN([.B194])" office:value-type="float" office:value="6.47389069635227" calcext:value-type="float">
            <text:p>6,47389069635227</text:p>
          </table:table-cell>
          <table:table-cell table:formula="of:=[.C194]*[.D194]" office:value-type="float" office:value="1.39782633471323" calcext:value-type="float">
            <text:p>1,39782633471323</text:p>
          </table:table-cell>
          <table:table-cell table:formula="of:=[.C194]^2" office:value-type="float" office:value="0.0466203694933305" calcext:value-type="float">
            <text:p>0,0466203694933305</text:p>
          </table:table-cell>
          <table:table-cell table:number-columns-repeated="10"/>
        </table:table-row>
        <table:table-row table:style-name="ro2">
          <table:table-cell office:value-type="float" office:value="1.6" calcext:value-type="float">
            <text:p>1,6</text:p>
          </table:table-cell>
          <table:table-cell office:value-type="float" office:value="551" calcext:value-type="float">
            <text:p>551</text:p>
          </table:table-cell>
          <table:table-cell table:formula="of:=LN([.A195]-[.$L$4])" office:value-type="float" office:value="0.223943231484774" calcext:value-type="float">
            <text:p>0,223943231484774</text:p>
          </table:table-cell>
          <table:table-cell table:formula="of:=LN([.B195])" office:value-type="float" office:value="6.31173480915292" calcext:value-type="float">
            <text:p>6,31173480915292</text:p>
          </table:table-cell>
          <table:table-cell table:formula="of:=[.C195]*[.D195]" office:value-type="float" office:value="1.41347028943664" calcext:value-type="float">
            <text:p>1,41347028943664</text:p>
          </table:table-cell>
          <table:table-cell table:formula="of:=[.C195]^2" office:value-type="float" office:value="0.0501505709278432" calcext:value-type="float">
            <text:p>0,0501505709278432</text:p>
          </table:table-cell>
          <table:table-cell table:number-columns-repeated="10"/>
        </table:table-row>
        <table:table-row table:style-name="ro2">
          <table:table-cell office:value-type="float" office:value="1.6" calcext:value-type="float">
            <text:p>1,6</text:p>
          </table:table-cell>
          <table:table-cell office:value-type="float" office:value="737" calcext:value-type="float">
            <text:p>737</text:p>
          </table:table-cell>
          <table:table-cell table:formula="of:=LN([.A196]-[.$L$4])" office:value-type="float" office:value="0.223943231484774" calcext:value-type="float">
            <text:p>0,223943231484774</text:p>
          </table:table-cell>
          <table:table-cell table:formula="of:=LN([.B196])" office:value-type="float" office:value="6.60258789218934" calcext:value-type="float">
            <text:p>6,60258789218934</text:p>
          </table:table-cell>
          <table:table-cell table:formula="of:=[.C196]*[.D196]" office:value-type="float" office:value="1.47860486873912" calcext:value-type="float">
            <text:p>1,47860486873912</text:p>
          </table:table-cell>
          <table:table-cell table:formula="of:=[.C196]^2" office:value-type="float" office:value="0.0501505709278432" calcext:value-type="float">
            <text:p>0,0501505709278432</text:p>
          </table:table-cell>
          <table:table-cell table:number-columns-repeated="10"/>
        </table:table-row>
        <table:table-row table:style-name="ro2">
          <table:table-cell office:value-type="float" office:value="1.62" calcext:value-type="float">
            <text:p>1,62</text:p>
          </table:table-cell>
          <table:table-cell office:value-type="float" office:value="652.707" calcext:value-type="float">
            <text:p>652,707</text:p>
          </table:table-cell>
          <table:table-cell table:formula="of:=LN([.A197]-[.$L$4])" office:value-type="float" office:value="0.239803992207317" calcext:value-type="float">
            <text:p>0,239803992207317</text:p>
          </table:table-cell>
          <table:table-cell table:formula="of:=LN([.B197])" office:value-type="float" office:value="6.48112833026575" calcext:value-type="float">
            <text:p>6,48112833026575</text:p>
          </table:table-cell>
          <table:table-cell table:formula="of:=[.C197]*[.D197]" office:value-type="float" office:value="1.55420044760567" calcext:value-type="float">
            <text:p>1,55420044760567</text:p>
          </table:table-cell>
          <table:table-cell table:formula="of:=[.C197]^2" office:value-type="float" office:value="0.057505954678567" calcext:value-type="float">
            <text:p>0,057505954678567</text:p>
          </table:table-cell>
          <table:table-cell table:number-columns-repeated="10"/>
        </table:table-row>
        <table:table-row table:style-name="ro2">
          <table:table-cell office:value-type="float" office:value="1.63" calcext:value-type="float">
            <text:p>1,63</text:p>
          </table:table-cell>
          <table:table-cell office:value-type="float" office:value="1106" calcext:value-type="float">
            <text:p>1106</text:p>
          </table:table-cell>
          <table:table-cell table:formula="of:=LN([.A198]-[.$L$4])" office:value-type="float" office:value="0.247641022914597" calcext:value-type="float">
            <text:p>0,247641022914597</text:p>
          </table:table-cell>
          <table:table-cell table:formula="of:=LN([.B198])" office:value-type="float" office:value="7.00850518208228" calcext:value-type="float">
            <text:p>7,00850518208228</text:p>
          </table:table-cell>
          <table:table-cell table:formula="of:=[.C198]*[.D198]" office:value-type="float" office:value="1.73559339239311" calcext:value-type="float">
            <text:p>1,73559339239311</text:p>
          </table:table-cell>
          <table:table-cell table:formula="of:=[.C198]^2" office:value-type="float" office:value="0.061326076230188" calcext:value-type="float">
            <text:p>0,061326076230188</text:p>
          </table:table-cell>
          <table:table-cell table:number-columns-repeated="10"/>
        </table:table-row>
        <table:table-row table:style-name="ro2">
          <table:table-cell office:value-type="float" office:value="1.63" calcext:value-type="float">
            <text:p>1,63</text:p>
          </table:table-cell>
          <table:table-cell office:value-type="float" office:value="956" calcext:value-type="float">
            <text:p>956</text:p>
          </table:table-cell>
          <table:table-cell table:formula="of:=LN([.A199]-[.$L$4])" office:value-type="float" office:value="0.247641022914597" calcext:value-type="float">
            <text:p>0,247641022914597</text:p>
          </table:table-cell>
          <table:table-cell table:formula="of:=LN([.B199])" office:value-type="float" office:value="6.8627579130514" calcext:value-type="float">
            <text:p>6,8627579130514</text:p>
          </table:table-cell>
          <table:table-cell table:formula="of:=[.C199]*[.D199]" office:value-type="float" office:value="1.69950038960329" calcext:value-type="float">
            <text:p>1,69950038960329</text:p>
          </table:table-cell>
          <table:table-cell table:formula="of:=[.C199]^2" office:value-type="float" office:value="0.061326076230188" calcext:value-type="float">
            <text:p>0,061326076230188</text:p>
          </table:table-cell>
          <table:table-cell table:number-columns-repeated="10"/>
        </table:table-row>
        <table:table-row table:style-name="ro2">
          <table:table-cell office:value-type="float" office:value="1.64" calcext:value-type="float">
            <text:p>1,64</text:p>
          </table:table-cell>
          <table:table-cell office:value-type="float" office:value="1138" calcext:value-type="float">
            <text:p>1138</text:p>
          </table:table-cell>
          <table:table-cell table:formula="of:=LN([.A200]-[.$L$4])" office:value-type="float" office:value="0.255417111864505" calcext:value-type="float">
            <text:p>0,255417111864505</text:p>
          </table:table-cell>
          <table:table-cell table:formula="of:=LN([.B200])" office:value-type="float" office:value="7.03702761468628" calcext:value-type="float">
            <text:p>7,03702761468628</text:p>
          </table:table-cell>
          <table:table-cell table:formula="of:=[.C200]*[.D200]" office:value-type="float" office:value="1.79737726945394" calcext:value-type="float">
            <text:p>1,79737726945394</text:p>
          </table:table-cell>
          <table:table-cell table:formula="of:=[.C200]^2" office:value-type="float" office:value="0.0652379010332053" calcext:value-type="float">
            <text:p>0,0652379010332053</text:p>
          </table:table-cell>
          <table:table-cell table:number-columns-repeated="10"/>
        </table:table-row>
        <table:table-row table:style-name="ro2">
          <table:table-cell office:value-type="float" office:value="1.64" calcext:value-type="float">
            <text:p>1,64</text:p>
          </table:table-cell>
          <table:table-cell office:value-type="float" office:value="1155" calcext:value-type="float">
            <text:p>1155</text:p>
          </table:table-cell>
          <table:table-cell table:formula="of:=LN([.A201]-[.$L$4])" office:value-type="float" office:value="0.255417111864505" calcext:value-type="float">
            <text:p>0,255417111864505</text:p>
          </table:table-cell>
          <table:table-cell table:formula="of:=LN([.B201])" office:value-type="float" office:value="7.05185562295589" calcext:value-type="float">
            <text:p>7,05185562295589</text:p>
          </table:table-cell>
          <table:table-cell table:formula="of:=[.C201]*[.D201]" office:value-type="float" office:value="1.80116459650087" calcext:value-type="float">
            <text:p>1,80116459650087</text:p>
          </table:table-cell>
          <table:table-cell table:formula="of:=[.C201]^2" office:value-type="float" office:value="0.0652379010332053" calcext:value-type="float">
            <text:p>0,0652379010332053</text:p>
          </table:table-cell>
          <table:table-cell table:number-columns-repeated="10"/>
        </table:table-row>
        <table:table-row table:style-name="ro2">
          <table:table-cell office:value-type="float" office:value="1.68" calcext:value-type="float">
            <text:p>1,68</text:p>
          </table:table-cell>
          <table:table-cell office:value-type="float" office:value="737" calcext:value-type="float">
            <text:p>737</text:p>
          </table:table-cell>
          <table:table-cell table:formula="of:=LN([.A202]-[.$L$4])" office:value-type="float" office:value="0.285930539412975" calcext:value-type="float">
            <text:p>0,285930539412975</text:p>
          </table:table-cell>
          <table:table-cell table:formula="of:=LN([.B202])" office:value-type="float" office:value="6.60258789218934" calcext:value-type="float">
            <text:p>6,60258789218934</text:p>
          </table:table-cell>
          <table:table-cell table:formula="of:=[.C202]*[.D202]" office:value-type="float" office:value="1.88788151753527" calcext:value-type="float">
            <text:p>1,88788151753527</text:p>
          </table:table-cell>
          <table:table-cell table:formula="of:=[.C202]^2" office:value-type="float" office:value="0.0817562733689946" calcext:value-type="float">
            <text:p>0,0817562733689946</text:p>
          </table:table-cell>
          <table:table-cell table:number-columns-repeated="10"/>
        </table:table-row>
        <table:table-row table:style-name="ro2">
          <table:table-cell office:value-type="float" office:value="1.68" calcext:value-type="float">
            <text:p>1,68</text:p>
          </table:table-cell>
          <table:table-cell office:value-type="float" office:value="928" calcext:value-type="float">
            <text:p>928</text:p>
          </table:table-cell>
          <table:table-cell table:formula="of:=LN([.A203]-[.$L$4])" office:value-type="float" office:value="0.285930539412975" calcext:value-type="float">
            <text:p>0,285930539412975</text:p>
          </table:table-cell>
          <table:table-cell table:formula="of:=LN([.B203])" office:value-type="float" office:value="6.8330317327862" calcext:value-type="float">
            <text:p>6,8330317327862</text:p>
          </table:table-cell>
          <table:table-cell table:formula="of:=[.C203]*[.D203]" office:value-type="float" office:value="1.95377244918153" calcext:value-type="float">
            <text:p>1,95377244918153</text:p>
          </table:table-cell>
          <table:table-cell table:formula="of:=[.C203]^2" office:value-type="float" office:value="0.0817562733689946" calcext:value-type="float">
            <text:p>0,0817562733689946</text:p>
          </table:table-cell>
          <table:table-cell table:number-columns-repeated="10"/>
        </table:table-row>
        <table:table-row table:style-name="ro2">
          <table:table-cell office:value-type="float" office:value="1.69" calcext:value-type="float">
            <text:p>1,69</text:p>
          </table:table-cell>
          <table:table-cell office:value-type="float" office:value="433" calcext:value-type="float">
            <text:p>433</text:p>
          </table:table-cell>
          <table:table-cell table:formula="of:=LN([.A204]-[.$L$4])" office:value-type="float" office:value="0.293415604299541" calcext:value-type="float">
            <text:p>0,293415604299541</text:p>
          </table:table-cell>
          <table:table-cell table:formula="of:=LN([.B204])" office:value-type="float" office:value="6.07073772800249" calcext:value-type="float">
            <text:p>6,07073772800249</text:p>
          </table:table-cell>
          <table:table-cell table:formula="of:=[.C204]*[.D204]" office:value-type="float" office:value="1.78124917900588" calcext:value-type="float">
            <text:p>1,78124917900588</text:p>
          </table:table-cell>
          <table:table-cell table:formula="of:=[.C204]^2" office:value-type="float" office:value="0.0860927168464651" calcext:value-type="float">
            <text:p>0,0860927168464651</text:p>
          </table:table-cell>
          <table:table-cell table:number-columns-repeated="10"/>
        </table:table-row>
        <table:table-row table:style-name="ro2">
          <table:table-cell office:value-type="float" office:value="1.76" calcext:value-type="float">
            <text:p>1,76</text:p>
          </table:table-cell>
          <table:table-cell office:value-type="float" office:value="1180" calcext:value-type="float">
            <text:p>1180</text:p>
          </table:table-cell>
          <table:table-cell table:formula="of:=LN([.A205]-[.$L$4])" office:value-type="float" office:value="0.344298672870677" calcext:value-type="float">
            <text:p>0,344298672870677</text:p>
          </table:table-cell>
          <table:table-cell table:formula="of:=LN([.B205])" office:value-type="float" office:value="7.07326971745971" calcext:value-type="float">
            <text:p>7,07326971745971</text:p>
          </table:table-cell>
          <table:table-cell table:formula="of:=[.C205]*[.D205]" office:value-type="float" office:value="2.43531737657773" calcext:value-type="float">
            <text:p>2,43531737657773</text:p>
          </table:table-cell>
          <table:table-cell table:formula="of:=[.C205]^2" office:value-type="float" office:value="0.118541576140509" calcext:value-type="float">
            <text:p>0,118541576140509</text:p>
          </table:table-cell>
          <table:table-cell table:number-columns-repeated="10"/>
        </table:table-row>
        <table:table-row table:style-name="ro2">
          <table:table-cell office:value-type="float" office:value="1.76" calcext:value-type="float">
            <text:p>1,76</text:p>
          </table:table-cell>
          <table:table-cell office:value-type="float" office:value="1017" calcext:value-type="float">
            <text:p>1017</text:p>
          </table:table-cell>
          <table:table-cell table:formula="of:=LN([.A206]-[.$L$4])" office:value-type="float" office:value="0.344298672870677" calcext:value-type="float">
            <text:p>0,344298672870677</text:p>
          </table:table-cell>
          <table:table-cell table:formula="of:=LN([.B206])" office:value-type="float" office:value="6.92461239604856" calcext:value-type="float">
            <text:p>6,92461239604856</text:p>
          </table:table-cell>
          <table:table-cell table:formula="of:=[.C206]*[.D206]" office:value-type="float" office:value="2.38413485810336" calcext:value-type="float">
            <text:p>2,38413485810336</text:p>
          </table:table-cell>
          <table:table-cell table:formula="of:=[.C206]^2" office:value-type="float" office:value="0.118541576140509" calcext:value-type="float">
            <text:p>0,118541576140509</text:p>
          </table:table-cell>
          <table:table-cell table:number-columns-repeated="10"/>
        </table:table-row>
        <table:table-row table:style-name="ro2">
          <table:table-cell office:value-type="float" office:value="1.79" calcext:value-type="float">
            <text:p>1,79</text:p>
          </table:table-cell>
          <table:table-cell office:value-type="float" office:value="528" calcext:value-type="float">
            <text:p>528</text:p>
          </table:table-cell>
          <table:table-cell table:formula="of:=LN([.A207]-[.$L$4])" office:value-type="float" office:value="0.365337317017385" calcext:value-type="float">
            <text:p>0,365337317017385</text:p>
          </table:table-cell>
          <table:table-cell table:formula="of:=LN([.B207])" office:value-type="float" office:value="6.26909628370626" calcext:value-type="float">
            <text:p>6,26909628370626</text:p>
          </table:table-cell>
          <table:table-cell table:formula="of:=[.C207]*[.D207]" office:value-type="float" office:value="2.29033481641291" calcext:value-type="float">
            <text:p>2,29033481641291</text:p>
          </table:table-cell>
          <table:table-cell table:formula="of:=[.C207]^2" office:value-type="float" office:value="0.133471355205461" calcext:value-type="float">
            <text:p>0,133471355205461</text:p>
          </table:table-cell>
          <table:table-cell table:number-columns-repeated="10"/>
        </table:table-row>
        <table:table-row table:style-name="ro2">
          <table:table-cell office:value-type="float" office:value="1.8" calcext:value-type="float">
            <text:p>1,8</text:p>
          </table:table-cell>
          <table:table-cell office:value-type="float" office:value="1140" calcext:value-type="float">
            <text:p>1140</text:p>
          </table:table-cell>
          <table:table-cell table:formula="of:=LN([.A208]-[.$L$4])" office:value-type="float" office:value="0.372252973902051" calcext:value-type="float">
            <text:p>0,372252973902051</text:p>
          </table:table-cell>
          <table:table-cell table:formula="of:=LN([.B208])" office:value-type="float" office:value="7.03878354138854" calcext:value-type="float">
            <text:p>7,03878354138854</text:p>
          </table:table-cell>
          <table:table-cell table:formula="of:=[.C208]*[.D208]" office:value-type="float" office:value="2.62020810593469" calcext:value-type="float">
            <text:p>2,62020810593469</text:p>
          </table:table-cell>
          <table:table-cell table:formula="of:=[.C208]^2" office:value-type="float" office:value="0.138572276578921" calcext:value-type="float">
            <text:p>0,138572276578921</text:p>
          </table:table-cell>
          <table:table-cell table:number-columns-repeated="10"/>
        </table:table-row>
        <table:table-row table:style-name="ro2">
          <table:table-cell office:value-type="float" office:value="1.81" calcext:value-type="float">
            <text:p>1,81</text:p>
          </table:table-cell>
          <table:table-cell office:value-type="float" office:value="1074" calcext:value-type="float">
            <text:p>1074</text:p>
          </table:table-cell>
          <table:table-cell table:formula="of:=LN([.A209]-[.$L$4])" office:value-type="float" office:value="0.379121132768562" calcext:value-type="float">
            <text:p>0,379121132768562</text:p>
          </table:table-cell>
          <table:table-cell table:formula="of:=LN([.B209])" office:value-type="float" office:value="6.97914527506881" calcext:value-type="float">
            <text:p>6,97914527506881</text:p>
          </table:table-cell>
          <table:table-cell table:formula="of:=[.C209]*[.D209]" office:value-type="float" office:value="2.64594146244045" calcext:value-type="float">
            <text:p>2,64594146244045</text:p>
          </table:table-cell>
          <table:table-cell table:formula="of:=[.C209]^2" office:value-type="float" office:value="0.143732833311718" calcext:value-type="float">
            <text:p>0,143732833311718</text:p>
          </table:table-cell>
          <table:table-cell table:number-columns-repeated="10"/>
        </table:table-row>
        <table:table-row table:style-name="ro2">
          <table:table-cell office:value-type="float" office:value="1.82" calcext:value-type="float">
            <text:p>1,82</text:p>
          </table:table-cell>
          <table:table-cell office:value-type="float" office:value="894.772" calcext:value-type="float">
            <text:p>894,772</text:p>
          </table:table-cell>
          <table:table-cell table:formula="of:=LN([.A210]-[.$L$4])" office:value-type="float" office:value="0.385942441619301" calcext:value-type="float">
            <text:p>0,385942441619301</text:p>
          </table:table-cell>
          <table:table-cell table:formula="of:=LN([.B210])" office:value-type="float" office:value="6.79656893721757" calcext:value-type="float">
            <text:p>6,79656893721757</text:p>
          </table:table-cell>
          <table:table-cell table:formula="of:=[.C210]*[.D210]" office:value-type="float" office:value="2.62308441026364" calcext:value-type="float">
            <text:p>2,62308441026364</text:p>
          </table:table-cell>
          <table:table-cell table:formula="of:=[.C210]^2" office:value-type="float" office:value="0.148951568243067" calcext:value-type="float">
            <text:p>0,148951568243067</text:p>
          </table:table-cell>
          <table:table-cell table:number-columns-repeated="10"/>
        </table:table-row>
        <table:table-row table:style-name="ro2">
          <table:table-cell office:value-type="float" office:value="1.84" calcext:value-type="float">
            <text:p>1,84</text:p>
          </table:table-cell>
          <table:table-cell office:value-type="float" office:value="813" calcext:value-type="float">
            <text:p>813</text:p>
          </table:table-cell>
          <table:table-cell table:formula="of:=LN([.A211]-[.$L$4])" office:value-type="float" office:value="0.399447035782601" calcext:value-type="float">
            <text:p>0,399447035782601</text:p>
          </table:table-cell>
          <table:table-cell table:formula="of:=LN([.B211])" office:value-type="float" office:value="6.70073110954781" calcext:value-type="float">
            <text:p>6,70073110954781</text:p>
          </table:table-cell>
          <table:table-cell table:formula="of:=[.C211]*[.D211]" office:value-type="float" office:value="2.67658717928514" calcext:value-type="float">
            <text:p>2,67658717928514</text:p>
          </table:table-cell>
          <table:table-cell table:formula="of:=[.C211]^2" office:value-type="float" office:value="0.159557934395507" calcext:value-type="float">
            <text:p>0,159557934395507</text:p>
          </table:table-cell>
          <table:table-cell table:number-columns-repeated="10"/>
        </table:table-row>
        <table:table-row table:style-name="ro2">
          <table:table-cell office:value-type="float" office:value="1.84" calcext:value-type="float">
            <text:p>1,84</text:p>
          </table:table-cell>
          <table:table-cell office:value-type="float" office:value="674" calcext:value-type="float">
            <text:p>674</text:p>
          </table:table-cell>
          <table:table-cell table:formula="of:=LN([.A212]-[.$L$4])" office:value-type="float" office:value="0.399447035782601" calcext:value-type="float">
            <text:p>0,399447035782601</text:p>
          </table:table-cell>
          <table:table-cell table:formula="of:=LN([.B212])" office:value-type="float" office:value="6.51323011091231" calcext:value-type="float">
            <text:p>6,51323011091231</text:p>
          </table:table-cell>
          <table:table-cell table:formula="of:=[.C212]*[.D212]" office:value-type="float" office:value="2.60169046117391" calcext:value-type="float">
            <text:p>2,60169046117391</text:p>
          </table:table-cell>
          <table:table-cell table:formula="of:=[.C212]^2" office:value-type="float" office:value="0.159557934395507" calcext:value-type="float">
            <text:p>0,159557934395507</text:p>
          </table:table-cell>
          <table:table-cell table:number-columns-repeated="10"/>
        </table:table-row>
        <table:table-row table:style-name="ro2">
          <table:table-cell office:value-type="float" office:value="1.85" calcext:value-type="float">
            <text:p>1,85</text:p>
          </table:table-cell>
          <table:table-cell office:value-type="float" office:value="1261" calcext:value-type="float">
            <text:p>1261</text:p>
          </table:table-cell>
          <table:table-cell table:formula="of:=LN([.A213]-[.$L$4])" office:value-type="float" office:value="0.406131552651325" calcext:value-type="float">
            <text:p>0,406131552651325</text:p>
          </table:table-cell>
          <table:table-cell table:formula="of:=LN([.B213])" office:value-type="float" office:value="7.13966033596492" calcext:value-type="float">
            <text:p>7,13966033596492</text:p>
          </table:table-cell>
          <table:table-cell table:formula="of:=[.C213]*[.D213]" office:value-type="float" office:value="2.89964133764851" calcext:value-type="float">
            <text:p>2,89964133764851</text:p>
          </table:table-cell>
          <table:table-cell table:formula="of:=[.C213]^2" office:value-type="float" office:value="0.164942838058976" calcext:value-type="float">
            <text:p>0,164942838058976</text:p>
          </table:table-cell>
          <table:table-cell table:number-columns-repeated="10"/>
        </table:table-row>
        <table:table-row table:style-name="ro2">
          <table:table-cell office:value-type="float" office:value="1.88" calcext:value-type="float">
            <text:p>1,88</text:p>
          </table:table-cell>
          <table:table-cell office:value-type="float" office:value="643" calcext:value-type="float">
            <text:p>643</text:p>
          </table:table-cell>
          <table:table-cell table:formula="of:=LN([.A214]-[.$L$4])" office:value-type="float" office:value="0.425921116675547" calcext:value-type="float">
            <text:p>0,425921116675547</text:p>
          </table:table-cell>
          <table:table-cell table:formula="of:=LN([.B214])" office:value-type="float" office:value="6.46614472423762" calcext:value-type="float">
            <text:p>6,46614472423762</text:p>
          </table:table-cell>
          <table:table-cell table:formula="of:=[.C214]*[.D214]" office:value-type="float" office:value="2.75406758153298" calcext:value-type="float">
            <text:p>2,75406758153298</text:p>
          </table:table-cell>
          <table:table-cell table:formula="of:=[.C214]^2" office:value-type="float" office:value="0.181408797630145" calcext:value-type="float">
            <text:p>0,181408797630145</text:p>
          </table:table-cell>
          <table:table-cell table:number-columns-repeated="10"/>
        </table:table-row>
        <table:table-row table:style-name="ro2">
          <table:table-cell office:value-type="float" office:value="1.91" calcext:value-type="float">
            <text:p>1,91</text:p>
          </table:table-cell>
          <table:table-cell office:value-type="float" office:value="728" calcext:value-type="float">
            <text:p>728</text:p>
          </table:table-cell>
          <table:table-cell table:formula="of:=LN([.A215]-[.$L$4])" office:value-type="float" office:value="0.445326641533295" calcext:value-type="float">
            <text:p>0,445326641533295</text:p>
          </table:table-cell>
          <table:table-cell table:formula="of:=LN([.B215])" office:value-type="float" office:value="6.59030104819669" calcext:value-type="float">
            <text:p>6,59030104819669</text:p>
          </table:table-cell>
          <table:table-cell table:formula="of:=[.C215]*[.D215]" office:value-type="float" office:value="2.93483663248678" calcext:value-type="float">
            <text:p>2,93483663248678</text:p>
          </table:table-cell>
          <table:table-cell table:formula="of:=[.C215]^2" office:value-type="float" office:value="0.198315817659324" calcext:value-type="float">
            <text:p>0,198315817659324</text:p>
          </table:table-cell>
          <table:table-cell table:number-columns-repeated="10"/>
        </table:table-row>
        <table:table-row table:style-name="ro2">
          <table:table-cell office:value-type="float" office:value="1.96" calcext:value-type="float">
            <text:p>1,96</text:p>
          </table:table-cell>
          <table:table-cell office:value-type="float" office:value="898" calcext:value-type="float">
            <text:p>898</text:p>
          </table:table-cell>
          <table:table-cell table:formula="of:=LN([.A216]-[.$L$4])" office:value-type="float" office:value="0.476855104194837" calcext:value-type="float">
            <text:p>0,476855104194837</text:p>
          </table:table-cell>
          <table:table-cell table:formula="of:=LN([.B216])" office:value-type="float" office:value="6.8001700683022" calcext:value-type="float">
            <text:p>6,8001700683022</text:p>
          </table:table-cell>
          <table:table-cell table:formula="of:=[.C216]*[.D216]" office:value-type="float" office:value="3.24269580646286" calcext:value-type="float">
            <text:p>3,24269580646286</text:p>
          </table:table-cell>
          <table:table-cell table:formula="of:=[.C216]^2" office:value-type="float" office:value="0.227390790396669" calcext:value-type="float">
            <text:p>0,227390790396669</text:p>
          </table:table-cell>
          <table:table-cell table:number-columns-repeated="10"/>
        </table:table-row>
        <table:table-row table:style-name="ro2">
          <table:table-cell office:value-type="float" office:value="1.96" calcext:value-type="float">
            <text:p>1,96</text:p>
          </table:table-cell>
          <table:table-cell office:value-type="float" office:value="742" calcext:value-type="float">
            <text:p>742</text:p>
          </table:table-cell>
          <table:table-cell table:formula="of:=LN([.A217]-[.$L$4])" office:value-type="float" office:value="0.476855104194837" calcext:value-type="float">
            <text:p>0,476855104194837</text:p>
          </table:table-cell>
          <table:table-cell table:formula="of:=LN([.B217])" office:value-type="float" office:value="6.60934924316738" calcext:value-type="float">
            <text:p>6,60934924316738</text:p>
          </table:table-cell>
          <table:table-cell table:formula="of:=[.C217]*[.D217]" office:value-type="float" office:value="3.15170192201065" calcext:value-type="float">
            <text:p>3,15170192201065</text:p>
          </table:table-cell>
          <table:table-cell table:formula="of:=[.C217]^2" office:value-type="float" office:value="0.227390790396669" calcext:value-type="float">
            <text:p>0,227390790396669</text:p>
          </table:table-cell>
          <table:table-cell table:number-columns-repeated="10"/>
        </table:table-row>
        <table:table-row table:style-name="ro2">
          <table:table-cell office:value-type="float" office:value="1.99" calcext:value-type="float">
            <text:p>1,99</text:p>
          </table:table-cell>
          <table:table-cell office:value-type="float" office:value="1085" calcext:value-type="float">
            <text:p>1085</text:p>
          </table:table-cell>
          <table:table-cell table:formula="of:=LN([.A218]-[.$L$4])" office:value-type="float" office:value="0.495305812107954" calcext:value-type="float">
            <text:p>0,495305812107954</text:p>
          </table:table-cell>
          <table:table-cell table:formula="of:=LN([.B218])" office:value-type="float" office:value="6.98933526597456" calcext:value-type="float">
            <text:p>6,98933526597456</text:p>
          </table:table-cell>
          <table:table-cell table:formula="of:=[.C218]*[.D218]" office:value-type="float" office:value="3.46185838000829" calcext:value-type="float">
            <text:p>3,46185838000829</text:p>
          </table:table-cell>
          <table:table-cell table:formula="of:=[.C218]^2" office:value-type="float" office:value="0.24532784750792" calcext:value-type="float">
            <text:p>0,24532784750792</text:p>
          </table:table-cell>
          <table:table-cell table:number-columns-repeated="10"/>
        </table:table-row>
        <table:table-row table:style-name="ro2">
          <table:table-cell office:value-type="float" office:value="1.99" calcext:value-type="float">
            <text:p>1,99</text:p>
          </table:table-cell>
          <table:table-cell office:value-type="float" office:value="1216" calcext:value-type="float">
            <text:p>1216</text:p>
          </table:table-cell>
          <table:table-cell table:formula="of:=LN([.A219]-[.$L$4])" office:value-type="float" office:value="0.495305812107954" calcext:value-type="float">
            <text:p>0,495305812107954</text:p>
          </table:table-cell>
          <table:table-cell table:formula="of:=LN([.B219])" office:value-type="float" office:value="7.10332206252611" calcext:value-type="float">
            <text:p>7,10332206252611</text:p>
          </table:table-cell>
          <table:table-cell table:formula="of:=[.C219]*[.D219]" office:value-type="float" office:value="3.51831670284384" calcext:value-type="float">
            <text:p>3,51831670284384</text:p>
          </table:table-cell>
          <table:table-cell table:formula="of:=[.C219]^2" office:value-type="float" office:value="0.24532784750792" calcext:value-type="float">
            <text:p>0,2453278475079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0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  <number:text> </number:text>
      <number:am-pm/>
    </number:time-style>
    <number:date-style style:name="N114"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1">
      <number:day/>
      <number:text>/</number:text>
      <number:month/>
      <number:text>/</number:text>
      <number:year number:style="long"/>
    </number:date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elson Filho</meta:initial-creator>
    <meta:creation-date>2022-11-02T21:55:59.976802620</meta:creation-date>
    <dc:date>2022-11-02T23:01:00.521191393</dc:date>
    <dc:creator>Welson Filho</dc:creator>
    <meta:editing-duration>PT1H4M58S</meta:editing-duration>
    <meta:editing-cycles>7</meta:editing-cycles>
    <meta:generator>LibreOffice/7.4.1.2$Linux_X86_64 LibreOffice_project/3c58a8f3a960df8bc8fd77b461821e42c061c5f0</meta:generator>
    <meta:document-statistic meta:table-count="1" meta:cell-count="133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81cm" svg:y="0.316cm" chart:style-name="ch2">
          <text:p>Cota x Vazão</text:p>
        </chart:title>
        <chart:plot-area chart:style-name="ch3" table:cell-range-address="Planilha1.A1:Planilha1.B219" chart:data-source-has-labels="row" svg:x="1.331cm" svg:y="1.275cm" svg:width="14.349cm" svg:height="6.564cm">
          <chart:coordinate-region svg:x="2.323cm" svg:y="1.474cm" svg:width="13.117cm" svg:height="5.718cm"/>
          <chart:axis chart:dimension="x" chart:name="primary-x" chart:style-name="ch4">
            <chart:title svg:x="7.826cm" svg:y="8.019cm" chart:style-name="ch5">
              <text:p>Cota (m)</text:p>
            </chart:title>
            <chart:grid chart:style-name="ch6" chart:class="major"/>
          </chart:axis>
          <chart:axis chart:dimension="y" chart:name="primary-y" chart:style-name="ch7">
            <chart:title svg:x="0.451cm" svg:y="5.567cm" chart:style-name="ch8">
              <text:p>Vazão (m3/s)</text:p>
            </chart:title>
            <chart:grid chart:style-name="ch6" chart:class="major"/>
          </chart:axis>
          <chart:series chart:style-name="ch9" chart:values-cell-range-address="Planilha1.B2:Planilha1.B219" chart:label-cell-address="Planilha1.B1:Planilha1.B1" chart:class="chart:scatter">
            <chart:domain table:cell-range-address="Planilha1.A2:Planilha1.A219"/>
            <chart:data-point chart:repeated="2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Vazao (m3/s)</text:p>
                <draw:g>
                  <svg:desc>Planilha1.B1:Planilh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5">
                <text:p>0.35</text:p>
                <draw:g>
                  <svg:desc>Planilha1.A2:Planilha1.A219</svg:desc>
                </draw:g>
              </table:table-cell>
              <table:table-cell office:value-type="float" office:value="214.642">
                <text:p>214.642</text:p>
                <draw:g>
                  <svg:desc>Planilha1.B2:Planilha1.B2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">
                <text:p>0.38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">
                <text:p>0.4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2">
                <text:p>0.4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2">
                <text:p>0.4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4">
                <text:p>0.44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8">
                <text:p>0.4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8">
                <text:p>0.48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8">
                <text:p>0.4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8">
                <text:p>0.48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">
                <text:p>0.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">
                <text:p>0.5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1">
                <text:p>0.51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8">
                <text:p>0.58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8">
                <text:p>0.5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">
                <text:p>0.6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">
                <text:p>0.6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1">
                <text:p>0.61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2">
                <text:p>0.62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3">
                <text:p>0.6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3">
                <text:p>0.63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6">
                <text:p>0.66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6">
                <text:p>0.66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6">
                <text:p>0.66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6">
                <text:p>0.66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6">
                <text:p>0.66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6">
                <text:p>0.6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6">
                <text:p>0.66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6">
                <text:p>0.66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7">
                <text:p>0.67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7">
                <text:p>0.67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1">
                <text:p>0.71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1">
                <text:p>0.71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1">
                <text:p>0.7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1">
                <text:p>0.71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1">
                <text:p>0.71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1">
                <text:p>0.71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1">
                <text:p>0.71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2">
                <text:p>0.72</text:p>
              </table:table-cell>
              <table:table-cell office:value-type="float" office:value="297.608">
                <text:p>297.6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2">
                <text:p>0.72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3">
                <text:p>0.7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3">
                <text:p>0.73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4">
                <text:p>0.74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4">
                <text:p>0.7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5">
                <text:p>0.75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6">
                <text:p>0.7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7">
                <text:p>0.77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8">
                <text:p>0.78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8">
                <text:p>0.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8">
                <text:p>0.78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8">
                <text:p>0.78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8">
                <text:p>0.78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8">
                <text:p>0.78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">
                <text:p>0.8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">
                <text:p>0.8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">
                <text:p>0.8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2">
                <text:p>0.82</text:p>
              </table:table-cell>
              <table:table-cell office:value-type="float" office:value="303.567">
                <text:p>303.5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2">
                <text:p>0.82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2">
                <text:p>0.82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3">
                <text:p>0.8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3">
                <text:p>0.83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4">
                <text:p>0.84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5">
                <text:p>0.85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6">
                <text:p>0.86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6">
                <text:p>0.86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6">
                <text:p>0.86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6">
                <text:p>0.86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6">
                <text:p>0.86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6">
                <text:p>0.86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6">
                <text:p>0.86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7">
                <text:p>0.87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7">
                <text:p>0.87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7">
                <text:p>0.87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8">
                <text:p>0.88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8">
                <text:p>0.88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8">
                <text:p>0.88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8">
                <text:p>0.8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">
                <text:p>0.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">
                <text:p>0.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">
                <text:p>0.9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">
                <text:p>0.9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">
                <text:p>0.9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">
                <text:p>0.9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">
                <text:p>0.9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1">
                <text:p>0.91</text:p>
              </table:table-cell>
              <table:table-cell office:value-type="float" office:value="440.755">
                <text:p>440.7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1">
                <text:p>0.91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2">
                <text:p>0.9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2">
                <text:p>0.92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4">
                <text:p>0.9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4">
                <text:p>0.94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4">
                <text:p>0.9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5">
                <text:p>0.95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6">
                <text:p>0.96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">
                <text:p>0.96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477.49">
                <text:p>477.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7">
                <text:p>0.97</text:p>
              </table:table-cell>
              <table:table-cell office:value-type="float" office:value="265.076">
                <text:p>265.0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8">
                <text:p>0.98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3">
                <text:p>1.03</text:p>
              </table:table-cell>
              <table:table-cell office:value-type="float" office:value="313.95">
                <text:p>313.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4">
                <text:p>1.0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5">
                <text:p>1.0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6">
                <text:p>1.06</text:p>
              </table:table-cell>
              <table:table-cell office:value-type="float" office:value="292.331">
                <text:p>292.3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7">
                <text:p>1.0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8">
                <text:p>1.08</text:p>
              </table:table-cell>
              <table:table-cell office:value-type="float" office:value="622.681">
                <text:p>622.6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613.253">
                <text:p>613.2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8">
                <text:p>1.08</text:p>
              </table:table-cell>
              <table:table-cell office:value-type="float" office:value="323.36">
                <text:p>323.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9">
                <text:p>1.09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9">
                <text:p>1.09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">
                <text:p>1.1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">
                <text:p>1.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1">
                <text:p>1.11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2">
                <text:p>1.12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2">
                <text:p>1.12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2">
                <text:p>1.12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2">
                <text:p>1.1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2">
                <text:p>1.12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12">
                <text:p>1.12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14">
                <text:p>1.14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14">
                <text:p>1.14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16">
                <text:p>1.16</text:p>
              </table:table-cell>
              <table:table-cell office:value-type="float" office:value="427.08">
                <text:p>427.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16">
                <text:p>1.16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18">
                <text:p>1.18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18">
                <text:p>1.1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18">
                <text:p>1.18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8">
                <text:p>1.18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18">
                <text:p>1.18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18">
                <text:p>1.18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19">
                <text:p>1.19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19">
                <text:p>1.19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2">
                <text:p>1.2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2">
                <text:p>1.2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22">
                <text:p>1.2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22">
                <text:p>1.22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23">
                <text:p>1.23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24">
                <text:p>1.24</text:p>
              </table:table-cell>
              <table:table-cell office:value-type="float" office:value="453.629">
                <text:p>453.6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24">
                <text:p>1.24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24">
                <text:p>1.24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25">
                <text:p>1.2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26">
                <text:p>1.26</text:p>
              </table:table-cell>
              <table:table-cell office:value-type="float" office:value="588.138">
                <text:p>588.1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27">
                <text:p>1.27</text:p>
              </table:table-cell>
              <table:table-cell office:value-type="float" office:value="339.188">
                <text:p>339.1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27">
                <text:p>1.27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27">
                <text:p>1.27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28">
                <text:p>1.28</text:p>
              </table:table-cell>
              <table:table-cell office:value-type="float" office:value="575.798">
                <text:p>575.7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29">
                <text:p>1.29</text:p>
              </table:table-cell>
              <table:table-cell office:value-type="float" office:value="464.896">
                <text:p>464.8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3">
                <text:p>1.3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3">
                <text:p>1.3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31">
                <text:p>1.31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32">
                <text:p>1.32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32">
                <text:p>1.32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32">
                <text:p>1.32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36">
                <text:p>1.36</text:p>
              </table:table-cell>
              <table:table-cell office:value-type="float" office:value="517.24">
                <text:p>517.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36">
                <text:p>1.36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37">
                <text:p>1.37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38">
                <text:p>1.38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39">
                <text:p>1.39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39">
                <text:p>1.39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39">
                <text:p>1.39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4">
                <text:p>1.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4">
                <text:p>1.4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4">
                <text:p>1.4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41">
                <text:p>1.41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45">
                <text:p>1.45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45">
                <text:p>1.45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45">
                <text:p>1.45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46">
                <text:p>1.4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47">
                <text:p>1.47</text:p>
              </table:table-cell>
              <table:table-cell office:value-type="float" office:value="826.111">
                <text:p>826.1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47">
                <text:p>1.47</text:p>
              </table:table-cell>
              <table:table-cell office:value-type="float" office:value="594.471">
                <text:p>594.4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47">
                <text:p>1.4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48">
                <text:p>1.48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48">
                <text:p>1.48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49">
                <text:p>1.49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5">
                <text:p>1.5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5">
                <text:p>1.5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5">
                <text:p>1.5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51">
                <text:p>1.51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52">
                <text:p>1.52</text:p>
              </table:table-cell>
              <table:table-cell office:value-type="float" office:value="685.088">
                <text:p>685.0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52">
                <text:p>1.52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52">
                <text:p>1.52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52">
                <text:p>1.52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52">
                <text:p>1.52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53">
                <text:p>1.53</text:p>
              </table:table-cell>
              <table:table-cell office:value-type="float" office:value="579.753">
                <text:p>579.7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54">
                <text:p>1.54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54">
                <text:p>1.54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55">
                <text:p>1.55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56">
                <text:p>1.56</text:p>
              </table:table-cell>
              <table:table-cell office:value-type="float" office:value="613.961">
                <text:p>613.9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56">
                <text:p>1.56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57">
                <text:p>1.57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58">
                <text:p>1.58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59">
                <text:p>1.59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6">
                <text:p>1.6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6">
                <text:p>1.6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62">
                <text:p>1.62</text:p>
              </table:table-cell>
              <table:table-cell office:value-type="float" office:value="652.707">
                <text:p>652.7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63">
                <text:p>1.63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63">
                <text:p>1.63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64">
                <text:p>1.64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64">
                <text:p>1.64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68">
                <text:p>1.68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68">
                <text:p>1.68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69">
                <text:p>1.69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76">
                <text:p>1.76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76">
                <text:p>1.76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79">
                <text:p>1.79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8">
                <text:p>1.8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81">
                <text:p>1.81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82">
                <text:p>1.82</text:p>
              </table:table-cell>
              <table:table-cell office:value-type="float" office:value="894.772">
                <text:p>894.77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84">
                <text:p>1.84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84">
                <text:p>1.84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85">
                <text:p>1.85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88">
                <text:p>1.88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91">
                <text:p>1.91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96">
                <text:p>1.96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96">
                <text:p>1.96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99">
                <text:p>1.99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99">
                <text:p>1.99</text:p>
              </table:table-cell>
              <table:table-cell office:value-type="float" office:value="1216">
                <text:p>12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3c58a8f3a960df8bc8fd77b461821e42c061c5f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